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8.2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-06-10 on-0-100-0-off" table:style-name="ta1">
        <table:shapes>
          <draw:frame draw:z-index="0" draw:style-name="gr1" draw:text-style-name="P1" svg:width="49.926cm" svg:height="24.942cm" svg:x="9.552cm" svg:y="0.717cm">
            <draw:object draw:notify-on-update-of-ranges="'2022-06-10 on-0-100-0-off'.A1:'2022-06-10 on-0-100-0-off'.A1 '2022-06-10 on-0-100-0-off'.A2:'2022-06-10 on-0-100-0-off'.A1200 '2022-06-10 on-0-100-0-off'.C1:'2022-06-10 on-0-100-0-off'.C1 '2022-06-10 on-0-100-0-off'.C2:'2022-06-10 on-0-100-0-off'.C1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ed</text:p>
          </table:table-cell>
          <table:table-cell table:number-columns-repeated="2"/>
        </table:table-row>
        <table:table-row table:style-name="ro1">
          <table:table-cell table:formula="of:=NUMBERVALUE([.B2];&quot;.&quot;;&quot;,&quot;)" office:value-type="float" office:value="0.09583" calcext:value-type="float">
            <text:p>0,09583</text:p>
          </table:table-cell>
          <table:table-cell office:value-type="string" calcext:value-type="string">
            <text:p>0.095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];&quot;.&quot;;&quot;,&quot;)" office:value-type="float" office:value="0.20575" calcext:value-type="float">
            <text:p>0,20575</text:p>
          </table:table-cell>
          <table:table-cell office:value-type="string" calcext:value-type="string">
            <text:p>0.205749999999999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];&quot;.&quot;;&quot;,&quot;)" office:value-type="float" office:value="0.315569" calcext:value-type="float">
            <text:p>0,315569</text:p>
          </table:table-cell>
          <table:table-cell office:value-type="string" calcext:value-type="string">
            <text:p>0.3155690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];&quot;.&quot;;&quot;,&quot;)" office:value-type="float" office:value="0.425494" calcext:value-type="float">
            <text:p>0,425494</text:p>
          </table:table-cell>
          <table:table-cell office:value-type="string" calcext:value-type="string">
            <text:p>0.4254940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];&quot;.&quot;;&quot;,&quot;)" office:value-type="float" office:value="0.535423" calcext:value-type="float">
            <text:p>0,535423</text:p>
          </table:table-cell>
          <table:table-cell office:value-type="string" calcext:value-type="string">
            <text:p>0.5354230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];&quot;.&quot;;&quot;,&quot;)" office:value-type="float" office:value="0.640549" calcext:value-type="float">
            <text:p>0,640549</text:p>
          </table:table-cell>
          <table:table-cell office:value-type="string" calcext:value-type="string">
            <text:p>0.6405489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];&quot;.&quot;;&quot;,&quot;)" office:value-type="float" office:value="0.75037" calcext:value-type="float">
            <text:p>0,75037</text:p>
          </table:table-cell>
          <table:table-cell office:value-type="string" calcext:value-type="string">
            <text:p>0.7503700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];&quot;.&quot;;&quot;,&quot;)" office:value-type="float" office:value="0.860294" calcext:value-type="float">
            <text:p>0,860294</text:p>
          </table:table-cell>
          <table:table-cell office:value-type="string" calcext:value-type="string">
            <text:p>0.8602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];&quot;.&quot;;&quot;,&quot;)" office:value-type="float" office:value="0.970113" calcext:value-type="float">
            <text:p>0,970113</text:p>
          </table:table-cell>
          <table:table-cell office:value-type="string" calcext:value-type="string">
            <text:p>0.9701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];&quot;.&quot;;&quot;,&quot;)" office:value-type="float" office:value="1.080033" calcext:value-type="float">
            <text:p>1,080033</text:p>
          </table:table-cell>
          <table:table-cell office:value-type="string" calcext:value-type="string">
            <text:p>1.0800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];&quot;.&quot;;&quot;,&quot;)" office:value-type="float" office:value="1.189848" calcext:value-type="float">
            <text:p>1,189848</text:p>
          </table:table-cell>
          <table:table-cell office:value-type="string" calcext:value-type="string">
            <text:p>1.1898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];&quot;.&quot;;&quot;,&quot;)" office:value-type="float" office:value="1.29977" calcext:value-type="float">
            <text:p>1,29977</text:p>
          </table:table-cell>
          <table:table-cell office:value-type="string" calcext:value-type="string">
            <text:p>1.299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];&quot;.&quot;;&quot;,&quot;)" office:value-type="float" office:value="1.409586" calcext:value-type="float">
            <text:p>1,409586</text:p>
          </table:table-cell>
          <table:table-cell office:value-type="string" calcext:value-type="string">
            <text:p>1.4095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];&quot;.&quot;;&quot;,&quot;)" office:value-type="float" office:value="1.519618" calcext:value-type="float">
            <text:p>1,519618</text:p>
          </table:table-cell>
          <table:table-cell office:value-type="string" calcext:value-type="string">
            <text:p>1.5196180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];&quot;.&quot;;&quot;,&quot;)" office:value-type="float" office:value="1.629443" calcext:value-type="float">
            <text:p>1,629443</text:p>
          </table:table-cell>
          <table:table-cell office:value-type="string" calcext:value-type="string">
            <text:p>1.6294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];&quot;.&quot;;&quot;,&quot;)" office:value-type="float" office:value="1.739368" calcext:value-type="float">
            <text:p>1,739368</text:p>
          </table:table-cell>
          <table:table-cell office:value-type="string" calcext:value-type="string">
            <text:p>1.7393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];&quot;.&quot;;&quot;,&quot;)" office:value-type="float" office:value="1.84919" calcext:value-type="float">
            <text:p>1,84919</text:p>
          </table:table-cell>
          <table:table-cell office:value-type="string" calcext:value-type="string">
            <text:p>1.849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];&quot;.&quot;;&quot;,&quot;)" office:value-type="float" office:value="1.959116" calcext:value-type="float">
            <text:p>1,959116</text:p>
          </table:table-cell>
          <table:table-cell office:value-type="string" calcext:value-type="string">
            <text:p>1.9591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];&quot;.&quot;;&quot;,&quot;)" office:value-type="float" office:value="2.068934" calcext:value-type="float">
            <text:p>2,068934</text:p>
          </table:table-cell>
          <table:table-cell office:value-type="string" calcext:value-type="string">
            <text:p>2.0689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];&quot;.&quot;;&quot;,&quot;)" office:value-type="float" office:value="2.178863" calcext:value-type="float">
            <text:p>2,178863</text:p>
          </table:table-cell>
          <table:table-cell office:value-type="string" calcext:value-type="string">
            <text:p>2.1788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];&quot;.&quot;;&quot;,&quot;)" office:value-type="float" office:value="2.288684" calcext:value-type="float">
            <text:p>2,288684</text:p>
          </table:table-cell>
          <table:table-cell office:value-type="string" calcext:value-type="string">
            <text:p>2.288684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];&quot;.&quot;;&quot;,&quot;)" office:value-type="float" office:value="2.398601" calcext:value-type="float">
            <text:p>2,398601</text:p>
          </table:table-cell>
          <table:table-cell office:value-type="string" calcext:value-type="string">
            <text:p>2.3986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];&quot;.&quot;;&quot;,&quot;)" office:value-type="float" office:value="2.50842" calcext:value-type="float">
            <text:p>2,50842</text:p>
          </table:table-cell>
          <table:table-cell office:value-type="string" calcext:value-type="string">
            <text:p>2.50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];&quot;.&quot;;&quot;,&quot;)" office:value-type="float" office:value="2.618351" calcext:value-type="float">
            <text:p>2,618351</text:p>
          </table:table-cell>
          <table:table-cell office:value-type="string" calcext:value-type="string">
            <text:p>2.6183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];&quot;.&quot;;&quot;,&quot;)" office:value-type="float" office:value="2.728272" calcext:value-type="float">
            <text:p>2,728272</text:p>
          </table:table-cell>
          <table:table-cell office:value-type="string" calcext:value-type="string">
            <text:p>2.728272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];&quot;.&quot;;&quot;,&quot;)" office:value-type="float" office:value="2.833287" calcext:value-type="float">
            <text:p>2,833287</text:p>
          </table:table-cell>
          <table:table-cell office:value-type="string" calcext:value-type="string">
            <text:p>2.83328700000000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];&quot;.&quot;;&quot;,&quot;)" office:value-type="float" office:value="2.94342" calcext:value-type="float">
            <text:p>2,94342</text:p>
          </table:table-cell>
          <table:table-cell office:value-type="string" calcext:value-type="string">
            <text:p>2.943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];&quot;.&quot;;&quot;,&quot;)" office:value-type="float" office:value="3.053355" calcext:value-type="float">
            <text:p>3,053355</text:p>
          </table:table-cell>
          <table:table-cell office:value-type="string" calcext:value-type="string">
            <text:p>3.053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];&quot;.&quot;;&quot;,&quot;)" office:value-type="float" office:value="3.163492" calcext:value-type="float">
            <text:p>3,163492</text:p>
          </table:table-cell>
          <table:table-cell office:value-type="string" calcext:value-type="string">
            <text:p>3.1634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];&quot;.&quot;;&quot;,&quot;)" office:value-type="float" office:value="3.273521" calcext:value-type="float">
            <text:p>3,273521</text:p>
          </table:table-cell>
          <table:table-cell office:value-type="string" calcext:value-type="string">
            <text:p>3.273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];&quot;.&quot;;&quot;,&quot;)" office:value-type="float" office:value="3.383656" calcext:value-type="float">
            <text:p>3,383656</text:p>
          </table:table-cell>
          <table:table-cell office:value-type="string" calcext:value-type="string">
            <text:p>3.3836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];&quot;.&quot;;&quot;,&quot;)" office:value-type="float" office:value="3.493681" calcext:value-type="float">
            <text:p>3,493681</text:p>
          </table:table-cell>
          <table:table-cell office:value-type="string" calcext:value-type="string">
            <text:p>3.4936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];&quot;.&quot;;&quot;,&quot;)" office:value-type="float" office:value="3.598903" calcext:value-type="float">
            <text:p>3,598903</text:p>
          </table:table-cell>
          <table:table-cell office:value-type="string" calcext:value-type="string">
            <text:p>3.598903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];&quot;.&quot;;&quot;,&quot;)" office:value-type="float" office:value="3.708935" calcext:value-type="float">
            <text:p>3,708935</text:p>
          </table:table-cell>
          <table:table-cell office:value-type="string" calcext:value-type="string">
            <text:p>3.708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];&quot;.&quot;;&quot;,&quot;)" office:value-type="float" office:value="3.818955" calcext:value-type="float">
            <text:p>3,818955</text:p>
          </table:table-cell>
          <table:table-cell office:value-type="string" calcext:value-type="string">
            <text:p>3.818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];&quot;.&quot;;&quot;,&quot;)" office:value-type="float" office:value="3.928977" calcext:value-type="float">
            <text:p>3,928977</text:p>
          </table:table-cell>
          <table:table-cell office:value-type="string" calcext:value-type="string">
            <text:p>3.9289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];&quot;.&quot;;&quot;,&quot;)" office:value-type="float" office:value="4.038998" calcext:value-type="float">
            <text:p>4,038998</text:p>
          </table:table-cell>
          <table:table-cell office:value-type="string" calcext:value-type="string">
            <text:p>4.038997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];&quot;.&quot;;&quot;,&quot;)" office:value-type="float" office:value="4.148618" calcext:value-type="float">
            <text:p>4,148618</text:p>
          </table:table-cell>
          <table:table-cell office:value-type="string" calcext:value-type="string">
            <text:p>4.1486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];&quot;.&quot;;&quot;,&quot;)" office:value-type="float" office:value="4.258446" calcext:value-type="float">
            <text:p>4,258446</text:p>
          </table:table-cell>
          <table:table-cell office:value-type="string" calcext:value-type="string">
            <text:p>4.2584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];&quot;.&quot;;&quot;,&quot;)" office:value-type="float" office:value="4.367956" calcext:value-type="float">
            <text:p>4,367956</text:p>
          </table:table-cell>
          <table:table-cell office:value-type="string" calcext:value-type="string">
            <text:p>4.3679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];&quot;.&quot;;&quot;,&quot;)" office:value-type="float" office:value="4.477569" calcext:value-type="float">
            <text:p>4,477569</text:p>
          </table:table-cell>
          <table:table-cell office:value-type="string" calcext:value-type="string">
            <text:p>4.4775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];&quot;.&quot;;&quot;,&quot;)" office:value-type="float" office:value="4.587071" calcext:value-type="float">
            <text:p>4,587071</text:p>
          </table:table-cell>
          <table:table-cell office:value-type="string" calcext:value-type="string">
            <text:p>4.5870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];&quot;.&quot;;&quot;,&quot;)" office:value-type="float" office:value="4.696573" calcext:value-type="float">
            <text:p>4,696573</text:p>
          </table:table-cell>
          <table:table-cell office:value-type="string" calcext:value-type="string">
            <text:p>4.696572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];&quot;.&quot;;&quot;,&quot;)" office:value-type="float" office:value="4.806182" calcext:value-type="float">
            <text:p>4,806182</text:p>
          </table:table-cell>
          <table:table-cell office:value-type="string" calcext:value-type="string">
            <text:p>4.8061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];&quot;.&quot;;&quot;,&quot;)" office:value-type="float" office:value="4.915683" calcext:value-type="float">
            <text:p>4,915683</text:p>
          </table:table-cell>
          <table:table-cell office:value-type="string" calcext:value-type="string">
            <text:p>4.915682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];&quot;.&quot;;&quot;,&quot;)" office:value-type="float" office:value="5.025189" calcext:value-type="float">
            <text:p>5,025189</text:p>
          </table:table-cell>
          <table:table-cell office:value-type="string" calcext:value-type="string">
            <text:p>5.0251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];&quot;.&quot;;&quot;,&quot;)" office:value-type="float" office:value="5.134688" calcext:value-type="float">
            <text:p>5,134688</text:p>
          </table:table-cell>
          <table:table-cell office:value-type="string" calcext:value-type="string">
            <text:p>5.134687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];&quot;.&quot;;&quot;,&quot;)" office:value-type="float" office:value="5.244192" calcext:value-type="float">
            <text:p>5,244192</text:p>
          </table:table-cell>
          <table:table-cell office:value-type="string" calcext:value-type="string">
            <text:p>5.2441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];&quot;.&quot;;&quot;,&quot;)" office:value-type="float" office:value="5.353806" calcext:value-type="float">
            <text:p>5,353806</text:p>
          </table:table-cell>
          <table:table-cell office:value-type="string" calcext:value-type="string">
            <text:p>5.3538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1];&quot;.&quot;;&quot;,&quot;)" office:value-type="float" office:value="5.495165" calcext:value-type="float">
            <text:p>5,495165</text:p>
          </table:table-cell>
          <table:table-cell office:value-type="string" calcext:value-type="string">
            <text:p>5.495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2];&quot;.&quot;;&quot;,&quot;)" office:value-type="float" office:value="5.604778" calcext:value-type="float">
            <text:p>5,604778</text:p>
          </table:table-cell>
          <table:table-cell office:value-type="string" calcext:value-type="string">
            <text:p>5.6047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3];&quot;.&quot;;&quot;,&quot;)" office:value-type="float" office:value="5.714279" calcext:value-type="float">
            <text:p>5,714279</text:p>
          </table:table-cell>
          <table:table-cell office:value-type="string" calcext:value-type="string">
            <text:p>5.714278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4];&quot;.&quot;;&quot;,&quot;)" office:value-type="float" office:value="5.823991" calcext:value-type="float">
            <text:p>5,823991</text:p>
          </table:table-cell>
          <table:table-cell office:value-type="string" calcext:value-type="string">
            <text:p>5.8239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5];&quot;.&quot;;&quot;,&quot;)" office:value-type="float" office:value="5.965234" calcext:value-type="float">
            <text:p>5,965234</text:p>
          </table:table-cell>
          <table:table-cell office:value-type="string" calcext:value-type="string">
            <text:p>5.9652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6];&quot;.&quot;;&quot;,&quot;)" office:value-type="float" office:value="6.074739" calcext:value-type="float">
            <text:p>6,074739</text:p>
          </table:table-cell>
          <table:table-cell office:value-type="string" calcext:value-type="string">
            <text:p>6.074738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7];&quot;.&quot;;&quot;,&quot;)" office:value-type="float" office:value="6.184347" calcext:value-type="float">
            <text:p>6,184347</text:p>
          </table:table-cell>
          <table:table-cell office:value-type="string" calcext:value-type="string">
            <text:p>6.1843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8];&quot;.&quot;;&quot;,&quot;)" office:value-type="float" office:value="6.294172" calcext:value-type="float">
            <text:p>6,294172</text:p>
          </table:table-cell>
          <table:table-cell office:value-type="string" calcext:value-type="string">
            <text:p>6.2941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9];&quot;.&quot;;&quot;,&quot;)" office:value-type="float" office:value="6.43532" calcext:value-type="float">
            <text:p>6,43532</text:p>
          </table:table-cell>
          <table:table-cell office:value-type="string" calcext:value-type="string">
            <text:p>6.435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0];&quot;.&quot;;&quot;,&quot;)" office:value-type="float" office:value="6.544939" calcext:value-type="float">
            <text:p>6,544939</text:p>
          </table:table-cell>
          <table:table-cell office:value-type="string" calcext:value-type="string">
            <text:p>6.544938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1];&quot;.&quot;;&quot;,&quot;)" office:value-type="float" office:value="6.654549" calcext:value-type="float">
            <text:p>6,654549</text:p>
          </table:table-cell>
          <table:table-cell office:value-type="string" calcext:value-type="string">
            <text:p>6.6545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2];&quot;.&quot;;&quot;,&quot;)" office:value-type="float" office:value="6.790894" calcext:value-type="float">
            <text:p>6,790894</text:p>
          </table:table-cell>
          <table:table-cell office:value-type="string" calcext:value-type="string">
            <text:p>6.7908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];&quot;.&quot;;&quot;,&quot;)" office:value-type="float" office:value="6.900612" calcext:value-type="float">
            <text:p>6,900612</text:p>
          </table:table-cell>
          <table:table-cell office:value-type="string" calcext:value-type="string">
            <text:p>6.900611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4];&quot;.&quot;;&quot;,&quot;)" office:value-type="float" office:value="7.010226" calcext:value-type="float">
            <text:p>7,010226</text:p>
          </table:table-cell>
          <table:table-cell office:value-type="string" calcext:value-type="string">
            <text:p>7.010225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5];&quot;.&quot;;&quot;,&quot;)" office:value-type="float" office:value="7.151686" calcext:value-type="float">
            <text:p>7,151686</text:p>
          </table:table-cell>
          <table:table-cell office:value-type="string" calcext:value-type="string">
            <text:p>7.1516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];&quot;.&quot;;&quot;,&quot;)" office:value-type="float" office:value="7.261188" calcext:value-type="float">
            <text:p>7,261188</text:p>
          </table:table-cell>
          <table:table-cell office:value-type="string" calcext:value-type="string">
            <text:p>7.261187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];&quot;.&quot;;&quot;,&quot;)" office:value-type="float" office:value="7.370889" calcext:value-type="float">
            <text:p>7,370889</text:p>
          </table:table-cell>
          <table:table-cell office:value-type="string" calcext:value-type="string">
            <text:p>7.370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];&quot;.&quot;;&quot;,&quot;)" office:value-type="float" office:value="7.512225" calcext:value-type="float">
            <text:p>7,512225</text:p>
          </table:table-cell>
          <table:table-cell office:value-type="string" calcext:value-type="string">
            <text:p>7.512224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];&quot;.&quot;;&quot;,&quot;)" office:value-type="float" office:value="7.621932" calcext:value-type="float">
            <text:p>7,621932</text:p>
          </table:table-cell>
          <table:table-cell office:value-type="string" calcext:value-type="string">
            <text:p>7.6219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];&quot;.&quot;;&quot;,&quot;)" office:value-type="float" office:value="7.731427" calcext:value-type="float">
            <text:p>7,731427</text:p>
          </table:table-cell>
          <table:table-cell office:value-type="string" calcext:value-type="string">
            <text:p>7.7314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];&quot;.&quot;;&quot;,&quot;)" office:value-type="float" office:value="7.841231" calcext:value-type="float">
            <text:p>7,841231</text:p>
          </table:table-cell>
          <table:table-cell office:value-type="string" calcext:value-type="string">
            <text:p>7.8412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];&quot;.&quot;;&quot;,&quot;)" office:value-type="float" office:value="7.982457" calcext:value-type="float">
            <text:p>7,982457</text:p>
          </table:table-cell>
          <table:table-cell office:value-type="string" calcext:value-type="string">
            <text:p>7.982456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];&quot;.&quot;;&quot;,&quot;)" office:value-type="float" office:value="8.092161" calcext:value-type="float">
            <text:p>8,092161</text:p>
          </table:table-cell>
          <table:table-cell office:value-type="string" calcext:value-type="string">
            <text:p>8.0921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];&quot;.&quot;;&quot;,&quot;)" office:value-type="float" office:value="8.201865" calcext:value-type="float">
            <text:p>8,201865</text:p>
          </table:table-cell>
          <table:table-cell office:value-type="string" calcext:value-type="string">
            <text:p>8.201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];&quot;.&quot;;&quot;,&quot;)" office:value-type="float" office:value="8.343308" calcext:value-type="float">
            <text:p>8,343308</text:p>
          </table:table-cell>
          <table:table-cell office:value-type="string" calcext:value-type="string">
            <text:p>8.343307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];&quot;.&quot;;&quot;,&quot;)" office:value-type="float" office:value="8.452911" calcext:value-type="float">
            <text:p>8,452911</text:p>
          </table:table-cell>
          <table:table-cell office:value-type="string" calcext:value-type="string">
            <text:p>8.452910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];&quot;.&quot;;&quot;,&quot;)" office:value-type="float" office:value="8.594568" calcext:value-type="float">
            <text:p>8,594568</text:p>
          </table:table-cell>
          <table:table-cell office:value-type="string" calcext:value-type="string">
            <text:p>8.594567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];&quot;.&quot;;&quot;,&quot;)" office:value-type="float" office:value="8.704077" calcext:value-type="float">
            <text:p>8,704077</text:p>
          </table:table-cell>
          <table:table-cell office:value-type="string" calcext:value-type="string">
            <text:p>8.7040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];&quot;.&quot;;&quot;,&quot;)" office:value-type="float" office:value="8.813893" calcext:value-type="float">
            <text:p>8,813893</text:p>
          </table:table-cell>
          <table:table-cell office:value-type="string" calcext:value-type="string">
            <text:p>8.8138929999999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];&quot;.&quot;;&quot;,&quot;)" office:value-type="float" office:value="8.955124" calcext:value-type="float">
            <text:p>8,955124</text:p>
          </table:table-cell>
          <table:table-cell office:value-type="string" calcext:value-type="string">
            <text:p>8.955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1];&quot;.&quot;;&quot;,&quot;)" office:value-type="float" office:value="9.064828" calcext:value-type="float">
            <text:p>9,064828</text:p>
          </table:table-cell>
          <table:table-cell office:value-type="string" calcext:value-type="string">
            <text:p>9.0648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2];&quot;.&quot;;&quot;,&quot;)" office:value-type="float" office:value="9.174533" calcext:value-type="float">
            <text:p>9,174533</text:p>
          </table:table-cell>
          <table:table-cell office:value-type="string" calcext:value-type="string">
            <text:p>9.1745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3];&quot;.&quot;;&quot;,&quot;)" office:value-type="float" office:value="9.315985" calcext:value-type="float">
            <text:p>9,315985</text:p>
          </table:table-cell>
          <table:table-cell office:value-type="string" calcext:value-type="string">
            <text:p>9.315985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4];&quot;.&quot;;&quot;,&quot;)" office:value-type="float" office:value="9.42559" calcext:value-type="float">
            <text:p>9,42559</text:p>
          </table:table-cell>
          <table:table-cell office:value-type="string" calcext:value-type="string">
            <text:p>9.425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];&quot;.&quot;;&quot;,&quot;)" office:value-type="float" office:value="9.535505" calcext:value-type="float">
            <text:p>9,535505</text:p>
          </table:table-cell>
          <table:table-cell office:value-type="string" calcext:value-type="string">
            <text:p>9.535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];&quot;.&quot;;&quot;,&quot;)" office:value-type="float" office:value="9.676853" calcext:value-type="float">
            <text:p>9,676853</text:p>
          </table:table-cell>
          <table:table-cell office:value-type="string" calcext:value-type="string">
            <text:p>9.676853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];&quot;.&quot;;&quot;,&quot;)" office:value-type="float" office:value="9.786672" calcext:value-type="float">
            <text:p>9,786672</text:p>
          </table:table-cell>
          <table:table-cell office:value-type="string" calcext:value-type="string">
            <text:p>9.786672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];&quot;.&quot;;&quot;,&quot;)" office:value-type="float" office:value="9.928025" calcext:value-type="float">
            <text:p>9,928025</text:p>
          </table:table-cell>
          <table:table-cell office:value-type="string" calcext:value-type="string">
            <text:p>9.9280249999999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];&quot;.&quot;;&quot;,&quot;)" office:value-type="float" office:value="10.037735" calcext:value-type="float">
            <text:p>10,037735</text:p>
          </table:table-cell>
          <table:table-cell office:value-type="string" calcext:value-type="string">
            <text:p>10.037735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];&quot;.&quot;;&quot;,&quot;)" office:value-type="float" office:value="10.179067" calcext:value-type="float">
            <text:p>10,179067</text:p>
          </table:table-cell>
          <table:table-cell office:value-type="string" calcext:value-type="string">
            <text:p>10.1790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];&quot;.&quot;;&quot;,&quot;)" office:value-type="float" office:value="10.288771" calcext:value-type="float">
            <text:p>10,288771</text:p>
          </table:table-cell>
          <table:table-cell office:value-type="string" calcext:value-type="string">
            <text:p>10.2887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];&quot;.&quot;;&quot;,&quot;)" office:value-type="float" office:value="10.430115" calcext:value-type="float">
            <text:p>10,430115</text:p>
          </table:table-cell>
          <table:table-cell office:value-type="string" calcext:value-type="string">
            <text:p>10.430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];&quot;.&quot;;&quot;,&quot;)" office:value-type="float" office:value="10.539922" calcext:value-type="float">
            <text:p>10,539922</text:p>
          </table:table-cell>
          <table:table-cell office:value-type="string" calcext:value-type="string">
            <text:p>10.5399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];&quot;.&quot;;&quot;,&quot;)" office:value-type="float" office:value="10.649729" calcext:value-type="float">
            <text:p>10,649729</text:p>
          </table:table-cell>
          <table:table-cell office:value-type="string" calcext:value-type="string">
            <text:p>10.6497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];&quot;.&quot;;&quot;,&quot;)" office:value-type="float" office:value="10.791381" calcext:value-type="float">
            <text:p>10,791381</text:p>
          </table:table-cell>
          <table:table-cell office:value-type="string" calcext:value-type="string">
            <text:p>10.791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];&quot;.&quot;;&quot;,&quot;)" office:value-type="float" office:value="10.900884" calcext:value-type="float">
            <text:p>10,900884</text:p>
          </table:table-cell>
          <table:table-cell office:value-type="string" calcext:value-type="string">
            <text:p>10.9008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];&quot;.&quot;;&quot;,&quot;)" office:value-type="float" office:value="11.010594" calcext:value-type="float">
            <text:p>11,010594</text:p>
          </table:table-cell>
          <table:table-cell office:value-type="string" calcext:value-type="string">
            <text:p>11.0105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];&quot;.&quot;;&quot;,&quot;)" office:value-type="float" office:value="11.120092" calcext:value-type="float">
            <text:p>11,120092</text:p>
          </table:table-cell>
          <table:table-cell office:value-type="string" calcext:value-type="string">
            <text:p>11.120092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];&quot;.&quot;;&quot;,&quot;)" office:value-type="float" office:value="11.229909" calcext:value-type="float">
            <text:p>11,229909</text:p>
          </table:table-cell>
          <table:table-cell office:value-type="string" calcext:value-type="string">
            <text:p>11.229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];&quot;.&quot;;&quot;,&quot;)" office:value-type="float" office:value="11.371248" calcext:value-type="float">
            <text:p>11,371248</text:p>
          </table:table-cell>
          <table:table-cell office:value-type="string" calcext:value-type="string">
            <text:p>11.3712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];&quot;.&quot;;&quot;,&quot;)" office:value-type="float" office:value="11.480949" calcext:value-type="float">
            <text:p>11,480949</text:p>
          </table:table-cell>
          <table:table-cell office:value-type="string" calcext:value-type="string">
            <text:p>11.4809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];&quot;.&quot;;&quot;,&quot;)" office:value-type="float" office:value="11.590539" calcext:value-type="float">
            <text:p>11,590539</text:p>
          </table:table-cell>
          <table:table-cell office:value-type="string" calcext:value-type="string">
            <text:p>11.590539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];&quot;.&quot;;&quot;,&quot;)" office:value-type="float" office:value="11.700136" calcext:value-type="float">
            <text:p>11,700136</text:p>
          </table:table-cell>
          <table:table-cell office:value-type="string" calcext:value-type="string">
            <text:p>11.7001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];&quot;.&quot;;&quot;,&quot;)" office:value-type="float" office:value="11.80974" calcext:value-type="float">
            <text:p>11,80974</text:p>
          </table:table-cell>
          <table:table-cell office:value-type="string" calcext:value-type="string">
            <text:p>11.809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];&quot;.&quot;;&quot;,&quot;)" office:value-type="float" office:value="11.919334" calcext:value-type="float">
            <text:p>11,919334</text:p>
          </table:table-cell>
          <table:table-cell office:value-type="string" calcext:value-type="string">
            <text:p>11.9193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];&quot;.&quot;;&quot;,&quot;)" office:value-type="float" office:value="12.028927" calcext:value-type="float">
            <text:p>12,028927</text:p>
          </table:table-cell>
          <table:table-cell office:value-type="string" calcext:value-type="string">
            <text:p>12.0289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];&quot;.&quot;;&quot;,&quot;)" office:value-type="float" office:value="12.138527" calcext:value-type="float">
            <text:p>12,138527</text:p>
          </table:table-cell>
          <table:table-cell office:value-type="string" calcext:value-type="string">
            <text:p>12.1385269999999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];&quot;.&quot;;&quot;,&quot;)" office:value-type="float" office:value="12.248239" calcext:value-type="float">
            <text:p>12,248239</text:p>
          </table:table-cell>
          <table:table-cell office:value-type="string" calcext:value-type="string">
            <text:p>12.2482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];&quot;.&quot;;&quot;,&quot;)" office:value-type="float" office:value="12.358154" calcext:value-type="float">
            <text:p>12,358154</text:p>
          </table:table-cell>
          <table:table-cell office:value-type="string" calcext:value-type="string">
            <text:p>12.3581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];&quot;.&quot;;&quot;,&quot;)" office:value-type="float" office:value="12.467962" calcext:value-type="float">
            <text:p>12,467962</text:p>
          </table:table-cell>
          <table:table-cell office:value-type="string" calcext:value-type="string">
            <text:p>12.4679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];&quot;.&quot;;&quot;,&quot;)" office:value-type="float" office:value="12.577881" calcext:value-type="float">
            <text:p>12,577881</text:p>
          </table:table-cell>
          <table:table-cell office:value-type="string" calcext:value-type="string">
            <text:p>12.5778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];&quot;.&quot;;&quot;,&quot;)" office:value-type="float" office:value="12.687587" calcext:value-type="float">
            <text:p>12,687587</text:p>
          </table:table-cell>
          <table:table-cell office:value-type="string" calcext:value-type="string">
            <text:p>12.6875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];&quot;.&quot;;&quot;,&quot;)" office:value-type="float" office:value="12.7976" calcext:value-type="float">
            <text:p>12,7976</text:p>
          </table:table-cell>
          <table:table-cell office:value-type="string" calcext:value-type="string">
            <text:p>12.79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];&quot;.&quot;;&quot;,&quot;)" office:value-type="float" office:value="12.907402" calcext:value-type="float">
            <text:p>12,907402</text:p>
          </table:table-cell>
          <table:table-cell office:value-type="string" calcext:value-type="string">
            <text:p>12.9074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];&quot;.&quot;;&quot;,&quot;)" office:value-type="float" office:value="13.017311" calcext:value-type="float">
            <text:p>13,017311</text:p>
          </table:table-cell>
          <table:table-cell office:value-type="string" calcext:value-type="string">
            <text:p>13.0173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];&quot;.&quot;;&quot;,&quot;)" office:value-type="float" office:value="13.127113" calcext:value-type="float">
            <text:p>13,127113</text:p>
          </table:table-cell>
          <table:table-cell office:value-type="string" calcext:value-type="string">
            <text:p>13.1271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];&quot;.&quot;;&quot;,&quot;)" office:value-type="float" office:value="13.237128" calcext:value-type="float">
            <text:p>13,237128</text:p>
          </table:table-cell>
          <table:table-cell office:value-type="string" calcext:value-type="string">
            <text:p>13.237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8];&quot;.&quot;;&quot;,&quot;)" office:value-type="float" office:value="13.346926" calcext:value-type="float">
            <text:p>13,346926</text:p>
          </table:table-cell>
          <table:table-cell office:value-type="string" calcext:value-type="string">
            <text:p>13.3469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9];&quot;.&quot;;&quot;,&quot;)" office:value-type="float" office:value="13.456836" calcext:value-type="float">
            <text:p>13,456836</text:p>
          </table:table-cell>
          <table:table-cell office:value-type="string" calcext:value-type="string">
            <text:p>13.4568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0];&quot;.&quot;;&quot;,&quot;)" office:value-type="float" office:value="13.566852" calcext:value-type="float">
            <text:p>13,566852</text:p>
          </table:table-cell>
          <table:table-cell office:value-type="string" calcext:value-type="string">
            <text:p>13.5668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1];&quot;.&quot;;&quot;,&quot;)" office:value-type="float" office:value="13.67697" calcext:value-type="float">
            <text:p>13,67697</text:p>
          </table:table-cell>
          <table:table-cell office:value-type="string" calcext:value-type="string">
            <text:p>13.676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2];&quot;.&quot;;&quot;,&quot;)" office:value-type="float" office:value="13.786974" calcext:value-type="float">
            <text:p>13,786974</text:p>
          </table:table-cell>
          <table:table-cell office:value-type="string" calcext:value-type="string">
            <text:p>13.7869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3];&quot;.&quot;;&quot;,&quot;)" office:value-type="float" office:value="13.897087" calcext:value-type="float">
            <text:p>13,897087</text:p>
          </table:table-cell>
          <table:table-cell office:value-type="string" calcext:value-type="string">
            <text:p>13.8970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4];&quot;.&quot;;&quot;,&quot;)" office:value-type="float" office:value="14.007099" calcext:value-type="float">
            <text:p>14,007099</text:p>
          </table:table-cell>
          <table:table-cell office:value-type="string" calcext:value-type="string">
            <text:p>14.0070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5];&quot;.&quot;;&quot;,&quot;)" office:value-type="float" office:value="14.117214" calcext:value-type="float">
            <text:p>14,117214</text:p>
          </table:table-cell>
          <table:table-cell office:value-type="string" calcext:value-type="string">
            <text:p>14.1172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6];&quot;.&quot;;&quot;,&quot;)" office:value-type="float" office:value="14.226717" calcext:value-type="float">
            <text:p>14,226717</text:p>
          </table:table-cell>
          <table:table-cell office:value-type="string" calcext:value-type="string">
            <text:p>14.2267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7];&quot;.&quot;;&quot;,&quot;)" office:value-type="float" office:value="14.336327" calcext:value-type="float">
            <text:p>14,336327</text:p>
          </table:table-cell>
          <table:table-cell office:value-type="string" calcext:value-type="string">
            <text:p>14.3363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8];&quot;.&quot;;&quot;,&quot;)" office:value-type="float" office:value="14.445925" calcext:value-type="float">
            <text:p>14,445925</text:p>
          </table:table-cell>
          <table:table-cell office:value-type="string" calcext:value-type="string">
            <text:p>14.445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29];&quot;.&quot;;&quot;,&quot;)" office:value-type="float" office:value="14.555634" calcext:value-type="float">
            <text:p>14,555634</text:p>
          </table:table-cell>
          <table:table-cell office:value-type="string" calcext:value-type="string">
            <text:p>14.5556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0];&quot;.&quot;;&quot;,&quot;)" office:value-type="float" office:value="14.665236" calcext:value-type="float">
            <text:p>14,665236</text:p>
          </table:table-cell>
          <table:table-cell office:value-type="string" calcext:value-type="string">
            <text:p>14.6652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1];&quot;.&quot;;&quot;,&quot;)" office:value-type="float" office:value="14.775148" calcext:value-type="float">
            <text:p>14,775148</text:p>
          </table:table-cell>
          <table:table-cell office:value-type="string" calcext:value-type="string">
            <text:p>14.7751480000000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2];&quot;.&quot;;&quot;,&quot;)" office:value-type="float" office:value="14.88485" calcext:value-type="float">
            <text:p>14,88485</text:p>
          </table:table-cell>
          <table:table-cell office:value-type="string" calcext:value-type="string">
            <text:p>14.88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3];&quot;.&quot;;&quot;,&quot;)" office:value-type="float" office:value="14.994867" calcext:value-type="float">
            <text:p>14,994867</text:p>
          </table:table-cell>
          <table:table-cell office:value-type="string" calcext:value-type="string">
            <text:p>14.9948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4];&quot;.&quot;;&quot;,&quot;)" office:value-type="float" office:value="15.104681" calcext:value-type="float">
            <text:p>15,104681</text:p>
          </table:table-cell>
          <table:table-cell office:value-type="string" calcext:value-type="string">
            <text:p>15.104681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5];&quot;.&quot;;&quot;,&quot;)" office:value-type="float" office:value="15.209693" calcext:value-type="float">
            <text:p>15,209693</text:p>
          </table:table-cell>
          <table:table-cell office:value-type="string" calcext:value-type="string">
            <text:p>15.209693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6];&quot;.&quot;;&quot;,&quot;)" office:value-type="float" office:value="15.319392" calcext:value-type="float">
            <text:p>15,319392</text:p>
          </table:table-cell>
          <table:table-cell office:value-type="string" calcext:value-type="string">
            <text:p>15.3193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7];&quot;.&quot;;&quot;,&quot;)" office:value-type="float" office:value="15.428889" calcext:value-type="float">
            <text:p>15,428889</text:p>
          </table:table-cell>
          <table:table-cell office:value-type="string" calcext:value-type="string">
            <text:p>15.428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8];&quot;.&quot;;&quot;,&quot;)" office:value-type="float" office:value="15.538474" calcext:value-type="float">
            <text:p>15,538474</text:p>
          </table:table-cell>
          <table:table-cell office:value-type="string" calcext:value-type="string">
            <text:p>15.5384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39];&quot;.&quot;;&quot;,&quot;)" office:value-type="float" office:value="15.64807" calcext:value-type="float">
            <text:p>15,64807</text:p>
          </table:table-cell>
          <table:table-cell office:value-type="string" calcext:value-type="string">
            <text:p>15.648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0];&quot;.&quot;;&quot;,&quot;)" office:value-type="float" office:value="15.757561" calcext:value-type="float">
            <text:p>15,757561</text:p>
          </table:table-cell>
          <table:table-cell office:value-type="string" calcext:value-type="string">
            <text:p>15.7575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1];&quot;.&quot;;&quot;,&quot;)" office:value-type="float" office:value="15.867165" calcext:value-type="float">
            <text:p>15,867165</text:p>
          </table:table-cell>
          <table:table-cell office:value-type="string" calcext:value-type="string">
            <text:p>15.867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2];&quot;.&quot;;&quot;,&quot;)" office:value-type="float" office:value="15.976766" calcext:value-type="float">
            <text:p>15,976766</text:p>
          </table:table-cell>
          <table:table-cell office:value-type="string" calcext:value-type="string">
            <text:p>15.9767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3];&quot;.&quot;;&quot;,&quot;)" office:value-type="float" office:value="16.086577" calcext:value-type="float">
            <text:p>16,086577</text:p>
          </table:table-cell>
          <table:table-cell office:value-type="string" calcext:value-type="string">
            <text:p>16.0865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4];&quot;.&quot;;&quot;,&quot;)" office:value-type="float" office:value="16.196184" calcext:value-type="float">
            <text:p>16,196184</text:p>
          </table:table-cell>
          <table:table-cell office:value-type="string" calcext:value-type="string">
            <text:p>16.1961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5];&quot;.&quot;;&quot;,&quot;)" office:value-type="float" office:value="16.305676" calcext:value-type="float">
            <text:p>16,305676</text:p>
          </table:table-cell>
          <table:table-cell office:value-type="string" calcext:value-type="string">
            <text:p>16.3056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6];&quot;.&quot;;&quot;,&quot;)" office:value-type="float" office:value="16.415271" calcext:value-type="float">
            <text:p>16,415271</text:p>
          </table:table-cell>
          <table:table-cell office:value-type="string" calcext:value-type="string">
            <text:p>16.4152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7];&quot;.&quot;;&quot;,&quot;)" office:value-type="float" office:value="16.524868" calcext:value-type="float">
            <text:p>16,524868</text:p>
          </table:table-cell>
          <table:table-cell office:value-type="string" calcext:value-type="string">
            <text:p>16.5248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8];&quot;.&quot;;&quot;,&quot;)" office:value-type="float" office:value="16.634352" calcext:value-type="float">
            <text:p>16,634352</text:p>
          </table:table-cell>
          <table:table-cell office:value-type="string" calcext:value-type="string">
            <text:p>16.6343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49];&quot;.&quot;;&quot;,&quot;)" office:value-type="float" office:value="16.743943" calcext:value-type="float">
            <text:p>16,743943</text:p>
          </table:table-cell>
          <table:table-cell office:value-type="string" calcext:value-type="string">
            <text:p>16.7439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0];&quot;.&quot;;&quot;,&quot;)" office:value-type="float" office:value="16.853638" calcext:value-type="float">
            <text:p>16,853638</text:p>
          </table:table-cell>
          <table:table-cell office:value-type="string" calcext:value-type="string">
            <text:p>16.8536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1];&quot;.&quot;;&quot;,&quot;)" office:value-type="float" office:value="16.963333" calcext:value-type="float">
            <text:p>16,963333</text:p>
          </table:table-cell>
          <table:table-cell office:value-type="string" calcext:value-type="string">
            <text:p>16.96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2];&quot;.&quot;;&quot;,&quot;)" office:value-type="float" office:value="17.072926" calcext:value-type="float">
            <text:p>17,072926</text:p>
          </table:table-cell>
          <table:table-cell office:value-type="string" calcext:value-type="string">
            <text:p>17.0729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3];&quot;.&quot;;&quot;,&quot;)" office:value-type="float" office:value="17.18252" calcext:value-type="float">
            <text:p>17,18252</text:p>
          </table:table-cell>
          <table:table-cell office:value-type="string" calcext:value-type="string">
            <text:p>17.182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4];&quot;.&quot;;&quot;,&quot;)" office:value-type="float" office:value="17.292115" calcext:value-type="float">
            <text:p>17,292115</text:p>
          </table:table-cell>
          <table:table-cell office:value-type="string" calcext:value-type="string">
            <text:p>17.292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5];&quot;.&quot;;&quot;,&quot;)" office:value-type="float" office:value="17.40181" calcext:value-type="float">
            <text:p>17,40181</text:p>
          </table:table-cell>
          <table:table-cell office:value-type="string" calcext:value-type="string">
            <text:p>17.401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6];&quot;.&quot;;&quot;,&quot;)" office:value-type="float" office:value="17.511304" calcext:value-type="float">
            <text:p>17,511304</text:p>
          </table:table-cell>
          <table:table-cell office:value-type="string" calcext:value-type="string">
            <text:p>17.5113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7];&quot;.&quot;;&quot;,&quot;)" office:value-type="float" office:value="17.6209" calcext:value-type="float">
            <text:p>17,6209</text:p>
          </table:table-cell>
          <table:table-cell office:value-type="string" calcext:value-type="string">
            <text:p>17.62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8];&quot;.&quot;;&quot;,&quot;)" office:value-type="float" office:value="17.730495" calcext:value-type="float">
            <text:p>17,730495</text:p>
          </table:table-cell>
          <table:table-cell office:value-type="string" calcext:value-type="string">
            <text:p>17.730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59];&quot;.&quot;;&quot;,&quot;)" office:value-type="float" office:value="17.840097" calcext:value-type="float">
            <text:p>17,840097</text:p>
          </table:table-cell>
          <table:table-cell office:value-type="string" calcext:value-type="string">
            <text:p>17.8400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0];&quot;.&quot;;&quot;,&quot;)" office:value-type="float" office:value="17.949586" calcext:value-type="float">
            <text:p>17,949586</text:p>
          </table:table-cell>
          <table:table-cell office:value-type="string" calcext:value-type="string">
            <text:p>17.9495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1];&quot;.&quot;;&quot;,&quot;)" office:value-type="float" office:value="18.059179" calcext:value-type="float">
            <text:p>18,059179</text:p>
          </table:table-cell>
          <table:table-cell office:value-type="string" calcext:value-type="string">
            <text:p>18.059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2];&quot;.&quot;;&quot;,&quot;)" office:value-type="float" office:value="18.168663" calcext:value-type="float">
            <text:p>18,168663</text:p>
          </table:table-cell>
          <table:table-cell office:value-type="string" calcext:value-type="string">
            <text:p>18.1686630000000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3];&quot;.&quot;;&quot;,&quot;)" office:value-type="float" office:value="18.278247" calcext:value-type="float">
            <text:p>18,278247</text:p>
          </table:table-cell>
          <table:table-cell office:value-type="string" calcext:value-type="string">
            <text:p>18.2782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4];&quot;.&quot;;&quot;,&quot;)" office:value-type="float" office:value="18.387743" calcext:value-type="float">
            <text:p>18,387743</text:p>
          </table:table-cell>
          <table:table-cell office:value-type="string" calcext:value-type="string">
            <text:p>18.387743000000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5];&quot;.&quot;;&quot;,&quot;)" office:value-type="float" office:value="18.497345" calcext:value-type="float">
            <text:p>18,497345</text:p>
          </table:table-cell>
          <table:table-cell office:value-type="string" calcext:value-type="string">
            <text:p>18.4973450000000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6];&quot;.&quot;;&quot;,&quot;)" office:value-type="float" office:value="18.606839" calcext:value-type="float">
            <text:p>18,606839</text:p>
          </table:table-cell>
          <table:table-cell office:value-type="string" calcext:value-type="string">
            <text:p>18.6068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7];&quot;.&quot;;&quot;,&quot;)" office:value-type="float" office:value="18.716435" calcext:value-type="float">
            <text:p>18,716435</text:p>
          </table:table-cell>
          <table:table-cell office:value-type="string" calcext:value-type="string">
            <text:p>18.716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8];&quot;.&quot;;&quot;,&quot;)" office:value-type="float" office:value="18.826029" calcext:value-type="float">
            <text:p>18,826029</text:p>
          </table:table-cell>
          <table:table-cell office:value-type="string" calcext:value-type="string">
            <text:p>18.8260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69];&quot;.&quot;;&quot;,&quot;)" office:value-type="float" office:value="18.935626" calcext:value-type="float">
            <text:p>18,935626</text:p>
          </table:table-cell>
          <table:table-cell office:value-type="string" calcext:value-type="string">
            <text:p>18.9356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0];&quot;.&quot;;&quot;,&quot;)" office:value-type="float" office:value="19.045126" calcext:value-type="float">
            <text:p>19,045126</text:p>
          </table:table-cell>
          <table:table-cell office:value-type="string" calcext:value-type="string">
            <text:p>19.0451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1];&quot;.&quot;;&quot;,&quot;)" office:value-type="float" office:value="19.15473" calcext:value-type="float">
            <text:p>19,15473</text:p>
          </table:table-cell>
          <table:table-cell office:value-type="string" calcext:value-type="string">
            <text:p>19.154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2];&quot;.&quot;;&quot;,&quot;)" office:value-type="float" office:value="19.264432" calcext:value-type="float">
            <text:p>19,264432</text:p>
          </table:table-cell>
          <table:table-cell office:value-type="string" calcext:value-type="string">
            <text:p>19.2644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3];&quot;.&quot;;&quot;,&quot;)" office:value-type="float" office:value="19.374131" calcext:value-type="float">
            <text:p>19,374131</text:p>
          </table:table-cell>
          <table:table-cell office:value-type="string" calcext:value-type="string">
            <text:p>19.3741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4];&quot;.&quot;;&quot;,&quot;)" office:value-type="float" office:value="19.483625" calcext:value-type="float">
            <text:p>19,483625</text:p>
          </table:table-cell>
          <table:table-cell office:value-type="string" calcext:value-type="string">
            <text:p>19.483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5];&quot;.&quot;;&quot;,&quot;)" office:value-type="float" office:value="19.593221" calcext:value-type="float">
            <text:p>19,593221</text:p>
          </table:table-cell>
          <table:table-cell office:value-type="string" calcext:value-type="string">
            <text:p>19.5932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6];&quot;.&quot;;&quot;,&quot;)" office:value-type="float" office:value="19.702711" calcext:value-type="float">
            <text:p>19,702711</text:p>
          </table:table-cell>
          <table:table-cell office:value-type="string" calcext:value-type="string">
            <text:p>19.7027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7];&quot;.&quot;;&quot;,&quot;)" office:value-type="float" office:value="19.812308" calcext:value-type="float">
            <text:p>19,812308</text:p>
          </table:table-cell>
          <table:table-cell office:value-type="string" calcext:value-type="string">
            <text:p>19.8123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8];&quot;.&quot;;&quot;,&quot;)" office:value-type="float" office:value="19.921905" calcext:value-type="float">
            <text:p>19,921905</text:p>
          </table:table-cell>
          <table:table-cell office:value-type="string" calcext:value-type="string">
            <text:p>19.921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79];&quot;.&quot;;&quot;,&quot;)" office:value-type="float" office:value="20.031503" calcext:value-type="float">
            <text:p>20,031503</text:p>
          </table:table-cell>
          <table:table-cell office:value-type="string" calcext:value-type="string">
            <text:p>20.0315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0];&quot;.&quot;;&quot;,&quot;)" office:value-type="float" office:value="20.141" calcext:value-type="float">
            <text:p>20,141</text:p>
          </table:table-cell>
          <table:table-cell office:value-type="string" calcext:value-type="string">
            <text:p>20.1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1];&quot;.&quot;;&quot;,&quot;)" office:value-type="float" office:value="20.250596" calcext:value-type="float">
            <text:p>20,250596</text:p>
          </table:table-cell>
          <table:table-cell office:value-type="string" calcext:value-type="string">
            <text:p>20.2505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2];&quot;.&quot;;&quot;,&quot;)" office:value-type="float" office:value="20.360098" calcext:value-type="float">
            <text:p>20,360098</text:p>
          </table:table-cell>
          <table:table-cell office:value-type="string" calcext:value-type="string">
            <text:p>20.3600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3];&quot;.&quot;;&quot;,&quot;)" office:value-type="float" office:value="20.4697" calcext:value-type="float">
            <text:p>20,4697</text:p>
          </table:table-cell>
          <table:table-cell office:value-type="string" calcext:value-type="string">
            <text:p>20.46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4];&quot;.&quot;;&quot;,&quot;)" office:value-type="float" office:value="20.579194" calcext:value-type="float">
            <text:p>20,579194</text:p>
          </table:table-cell>
          <table:table-cell office:value-type="string" calcext:value-type="string">
            <text:p>20.5791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5];&quot;.&quot;;&quot;,&quot;)" office:value-type="float" office:value="20.688687" calcext:value-type="float">
            <text:p>20,688687</text:p>
          </table:table-cell>
          <table:table-cell office:value-type="string" calcext:value-type="string">
            <text:p>20.6886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6];&quot;.&quot;;&quot;,&quot;)" office:value-type="float" office:value="20.798286" calcext:value-type="float">
            <text:p>20,798286</text:p>
          </table:table-cell>
          <table:table-cell office:value-type="string" calcext:value-type="string">
            <text:p>20.7982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7];&quot;.&quot;;&quot;,&quot;)" office:value-type="float" office:value="20.907978" calcext:value-type="float">
            <text:p>20,907978</text:p>
          </table:table-cell>
          <table:table-cell office:value-type="string" calcext:value-type="string">
            <text:p>20.9079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8];&quot;.&quot;;&quot;,&quot;)" office:value-type="float" office:value="21.017568" calcext:value-type="float">
            <text:p>21,017568</text:p>
          </table:table-cell>
          <table:table-cell office:value-type="string" calcext:value-type="string">
            <text:p>21.0175680000000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89];&quot;.&quot;;&quot;,&quot;)" office:value-type="float" office:value="21.127372" calcext:value-type="float">
            <text:p>21,127372</text:p>
          </table:table-cell>
          <table:table-cell office:value-type="string" calcext:value-type="string">
            <text:p>21.127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0];&quot;.&quot;;&quot;,&quot;)" office:value-type="float" office:value="21.23707" calcext:value-type="float">
            <text:p>21,23707</text:p>
          </table:table-cell>
          <table:table-cell office:value-type="string" calcext:value-type="string">
            <text:p>21.23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1];&quot;.&quot;;&quot;,&quot;)" office:value-type="float" office:value="21.34656" calcext:value-type="float">
            <text:p>21,34656</text:p>
          </table:table-cell>
          <table:table-cell office:value-type="string" calcext:value-type="string">
            <text:p>21.346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2];&quot;.&quot;;&quot;,&quot;)" office:value-type="float" office:value="21.456151" calcext:value-type="float">
            <text:p>21,456151</text:p>
          </table:table-cell>
          <table:table-cell office:value-type="string" calcext:value-type="string">
            <text:p>21.4561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3];&quot;.&quot;;&quot;,&quot;)" office:value-type="float" office:value="21.56585" calcext:value-type="float">
            <text:p>21,56585</text:p>
          </table:table-cell>
          <table:table-cell office:value-type="string" calcext:value-type="string">
            <text:p>21.56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4];&quot;.&quot;;&quot;,&quot;)" office:value-type="float" office:value="21.675539" calcext:value-type="float">
            <text:p>21,675539</text:p>
          </table:table-cell>
          <table:table-cell office:value-type="string" calcext:value-type="string">
            <text:p>21.675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5];&quot;.&quot;;&quot;,&quot;)" office:value-type="float" office:value="21.785341" calcext:value-type="float">
            <text:p>21,785341</text:p>
          </table:table-cell>
          <table:table-cell office:value-type="string" calcext:value-type="string">
            <text:p>21.7853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6];&quot;.&quot;;&quot;,&quot;)" office:value-type="float" office:value="21.895135" calcext:value-type="float">
            <text:p>21,895135</text:p>
          </table:table-cell>
          <table:table-cell office:value-type="string" calcext:value-type="string">
            <text:p>21.8951350000000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7];&quot;.&quot;;&quot;,&quot;)" office:value-type="float" office:value="22.005036" calcext:value-type="float">
            <text:p>22,005036</text:p>
          </table:table-cell>
          <table:table-cell office:value-type="string" calcext:value-type="string">
            <text:p>22.0050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8];&quot;.&quot;;&quot;,&quot;)" office:value-type="float" office:value="22.114732" calcext:value-type="float">
            <text:p>22,114732</text:p>
          </table:table-cell>
          <table:table-cell office:value-type="string" calcext:value-type="string">
            <text:p>22.1147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99];&quot;.&quot;;&quot;,&quot;)" office:value-type="float" office:value="22.224631" calcext:value-type="float">
            <text:p>22,224631</text:p>
          </table:table-cell>
          <table:table-cell office:value-type="string" calcext:value-type="string">
            <text:p>22.2246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0];&quot;.&quot;;&quot;,&quot;)" office:value-type="float" office:value="22.334318" calcext:value-type="float">
            <text:p>22,334318</text:p>
          </table:table-cell>
          <table:table-cell office:value-type="string" calcext:value-type="string">
            <text:p>22.3343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1];&quot;.&quot;;&quot;,&quot;)" office:value-type="float" office:value="22.444217" calcext:value-type="float">
            <text:p>22,444217</text:p>
          </table:table-cell>
          <table:table-cell office:value-type="string" calcext:value-type="string">
            <text:p>22.444217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2];&quot;.&quot;;&quot;,&quot;)" office:value-type="float" office:value="22.554023" calcext:value-type="float">
            <text:p>22,554023</text:p>
          </table:table-cell>
          <table:table-cell office:value-type="string" calcext:value-type="string">
            <text:p>22.5540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3];&quot;.&quot;;&quot;,&quot;)" office:value-type="float" office:value="22.663829" calcext:value-type="float">
            <text:p>22,663829</text:p>
          </table:table-cell>
          <table:table-cell office:value-type="string" calcext:value-type="string">
            <text:p>22.6638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4];&quot;.&quot;;&quot;,&quot;)" office:value-type="float" office:value="22.773518" calcext:value-type="float">
            <text:p>22,773518</text:p>
          </table:table-cell>
          <table:table-cell office:value-type="string" calcext:value-type="string">
            <text:p>22.7735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5];&quot;.&quot;;&quot;,&quot;)" office:value-type="float" office:value="22.883631" calcext:value-type="float">
            <text:p>22,883631</text:p>
          </table:table-cell>
          <table:table-cell office:value-type="string" calcext:value-type="string">
            <text:p>22.8836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6];&quot;.&quot;;&quot;,&quot;)" office:value-type="float" office:value="22.993639" calcext:value-type="float">
            <text:p>22,993639</text:p>
          </table:table-cell>
          <table:table-cell office:value-type="string" calcext:value-type="string">
            <text:p>22.993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7];&quot;.&quot;;&quot;,&quot;)" office:value-type="float" office:value="23.103642" calcext:value-type="float">
            <text:p>23,103642</text:p>
          </table:table-cell>
          <table:table-cell office:value-type="string" calcext:value-type="string">
            <text:p>23.1036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8];&quot;.&quot;;&quot;,&quot;)" office:value-type="float" office:value="23.213546" calcext:value-type="float">
            <text:p>23,213546</text:p>
          </table:table-cell>
          <table:table-cell office:value-type="string" calcext:value-type="string">
            <text:p>23.2135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09];&quot;.&quot;;&quot;,&quot;)" office:value-type="float" office:value="23.323658" calcext:value-type="float">
            <text:p>23,323658</text:p>
          </table:table-cell>
          <table:table-cell office:value-type="string" calcext:value-type="string">
            <text:p>23.3236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0];&quot;.&quot;;&quot;,&quot;)" office:value-type="float" office:value="23.433567" calcext:value-type="float">
            <text:p>23,433567</text:p>
          </table:table-cell>
          <table:table-cell office:value-type="string" calcext:value-type="string">
            <text:p>23.433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1];&quot;.&quot;;&quot;,&quot;)" office:value-type="float" office:value="23.543578" calcext:value-type="float">
            <text:p>23,543578</text:p>
          </table:table-cell>
          <table:table-cell office:value-type="string" calcext:value-type="string">
            <text:p>23.5435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2];&quot;.&quot;;&quot;,&quot;)" office:value-type="float" office:value="23.653597" calcext:value-type="float">
            <text:p>23,653597</text:p>
          </table:table-cell>
          <table:table-cell office:value-type="string" calcext:value-type="string">
            <text:p>23.6535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3];&quot;.&quot;;&quot;,&quot;)" office:value-type="float" office:value="23.763606" calcext:value-type="float">
            <text:p>23,763606</text:p>
          </table:table-cell>
          <table:table-cell office:value-type="string" calcext:value-type="string">
            <text:p>23.7636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4];&quot;.&quot;;&quot;,&quot;)" office:value-type="float" office:value="23.873093" calcext:value-type="float">
            <text:p>23,873093</text:p>
          </table:table-cell>
          <table:table-cell office:value-type="string" calcext:value-type="string">
            <text:p>23.8730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5];&quot;.&quot;;&quot;,&quot;)" office:value-type="float" office:value="23.982784" calcext:value-type="float">
            <text:p>23,982784</text:p>
          </table:table-cell>
          <table:table-cell office:value-type="string" calcext:value-type="string">
            <text:p>23.9827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6];&quot;.&quot;;&quot;,&quot;)" office:value-type="float" office:value="24.092485" calcext:value-type="float">
            <text:p>24,092485</text:p>
          </table:table-cell>
          <table:table-cell office:value-type="string" calcext:value-type="string">
            <text:p>24.092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7];&quot;.&quot;;&quot;,&quot;)" office:value-type="float" office:value="24.20229" calcext:value-type="float">
            <text:p>24,20229</text:p>
          </table:table-cell>
          <table:table-cell office:value-type="string" calcext:value-type="string">
            <text:p>24.202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8];&quot;.&quot;;&quot;,&quot;)" office:value-type="float" office:value="24.312086" calcext:value-type="float">
            <text:p>24,312086</text:p>
          </table:table-cell>
          <table:table-cell office:value-type="string" calcext:value-type="string">
            <text:p>24.3120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19];&quot;.&quot;;&quot;,&quot;)" office:value-type="float" office:value="24.421886" calcext:value-type="float">
            <text:p>24,421886</text:p>
          </table:table-cell>
          <table:table-cell office:value-type="string" calcext:value-type="string">
            <text:p>24.4218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0];&quot;.&quot;;&quot;,&quot;)" office:value-type="float" office:value="24.531372" calcext:value-type="float">
            <text:p>24,531372</text:p>
          </table:table-cell>
          <table:table-cell office:value-type="string" calcext:value-type="string">
            <text:p>24.531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1];&quot;.&quot;;&quot;,&quot;)" office:value-type="float" office:value="24.640958" calcext:value-type="float">
            <text:p>24,640958</text:p>
          </table:table-cell>
          <table:table-cell office:value-type="string" calcext:value-type="string">
            <text:p>24.6409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2];&quot;.&quot;;&quot;,&quot;)" office:value-type="float" office:value="24.750552" calcext:value-type="float">
            <text:p>24,750552</text:p>
          </table:table-cell>
          <table:table-cell office:value-type="string" calcext:value-type="string">
            <text:p>24.7505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3];&quot;.&quot;;&quot;,&quot;)" office:value-type="float" office:value="24.860142" calcext:value-type="float">
            <text:p>24,860142</text:p>
          </table:table-cell>
          <table:table-cell office:value-type="string" calcext:value-type="string">
            <text:p>24.8601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4];&quot;.&quot;;&quot;,&quot;)" office:value-type="float" office:value="24.969629" calcext:value-type="float">
            <text:p>24,969629</text:p>
          </table:table-cell>
          <table:table-cell office:value-type="string" calcext:value-type="string">
            <text:p>24.9696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5];&quot;.&quot;;&quot;,&quot;)" office:value-type="float" office:value="25.079218" calcext:value-type="float">
            <text:p>25,079218</text:p>
          </table:table-cell>
          <table:table-cell office:value-type="string" calcext:value-type="string">
            <text:p>25.0792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6];&quot;.&quot;;&quot;,&quot;)" office:value-type="float" office:value="25.188701" calcext:value-type="float">
            <text:p>25,188701</text:p>
          </table:table-cell>
          <table:table-cell office:value-type="string" calcext:value-type="string">
            <text:p>25.1887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7];&quot;.&quot;;&quot;,&quot;)" office:value-type="float" office:value="25.298288" calcext:value-type="float">
            <text:p>25,298288</text:p>
          </table:table-cell>
          <table:table-cell office:value-type="string" calcext:value-type="string">
            <text:p>25.2982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8];&quot;.&quot;;&quot;,&quot;)" office:value-type="float" office:value="25.407768" calcext:value-type="float">
            <text:p>25,407768</text:p>
          </table:table-cell>
          <table:table-cell office:value-type="string" calcext:value-type="string">
            <text:p>25.4077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29];&quot;.&quot;;&quot;,&quot;)" office:value-type="float" office:value="25.517367" calcext:value-type="float">
            <text:p>25,517367</text:p>
          </table:table-cell>
          <table:table-cell office:value-type="string" calcext:value-type="string">
            <text:p>25.517367000000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0];&quot;.&quot;;&quot;,&quot;)" office:value-type="float" office:value="25.62696" calcext:value-type="float">
            <text:p>25,62696</text:p>
          </table:table-cell>
          <table:table-cell office:value-type="string" calcext:value-type="string">
            <text:p>25.626960000000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1];&quot;.&quot;;&quot;,&quot;)" office:value-type="float" office:value="25.736665" calcext:value-type="float">
            <text:p>25,736665</text:p>
          </table:table-cell>
          <table:table-cell office:value-type="string" calcext:value-type="string">
            <text:p>25.736665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2];&quot;.&quot;;&quot;,&quot;)" office:value-type="float" office:value="25.846368" calcext:value-type="float">
            <text:p>25,846368</text:p>
          </table:table-cell>
          <table:table-cell office:value-type="string" calcext:value-type="string">
            <text:p>25.8463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3];&quot;.&quot;;&quot;,&quot;)" office:value-type="float" office:value="25.955962" calcext:value-type="float">
            <text:p>25,955962</text:p>
          </table:table-cell>
          <table:table-cell office:value-type="string" calcext:value-type="string">
            <text:p>25.9559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4];&quot;.&quot;;&quot;,&quot;)" office:value-type="float" office:value="26.065452" calcext:value-type="float">
            <text:p>26,065452</text:p>
          </table:table-cell>
          <table:table-cell office:value-type="string" calcext:value-type="string">
            <text:p>26.0654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5];&quot;.&quot;;&quot;,&quot;)" office:value-type="float" office:value="26.174944" calcext:value-type="float">
            <text:p>26,174944</text:p>
          </table:table-cell>
          <table:table-cell office:value-type="string" calcext:value-type="string">
            <text:p>26.1749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6];&quot;.&quot;;&quot;,&quot;)" office:value-type="float" office:value="26.284546" calcext:value-type="float">
            <text:p>26,284546</text:p>
          </table:table-cell>
          <table:table-cell office:value-type="string" calcext:value-type="string">
            <text:p>26.2845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7];&quot;.&quot;;&quot;,&quot;)" office:value-type="float" office:value="26.394145" calcext:value-type="float">
            <text:p>26,394145</text:p>
          </table:table-cell>
          <table:table-cell office:value-type="string" calcext:value-type="string">
            <text:p>26.394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8];&quot;.&quot;;&quot;,&quot;)" office:value-type="float" office:value="26.503746" calcext:value-type="float">
            <text:p>26,503746</text:p>
          </table:table-cell>
          <table:table-cell office:value-type="string" calcext:value-type="string">
            <text:p>26.5037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39];&quot;.&quot;;&quot;,&quot;)" office:value-type="float" office:value="26.645088" calcext:value-type="float">
            <text:p>26,645088</text:p>
          </table:table-cell>
          <table:table-cell office:value-type="string" calcext:value-type="string">
            <text:p>26.6450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0];&quot;.&quot;;&quot;,&quot;)" office:value-type="float" office:value="26.754684" calcext:value-type="float">
            <text:p>26,754684</text:p>
          </table:table-cell>
          <table:table-cell office:value-type="string" calcext:value-type="string">
            <text:p>26.7546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1];&quot;.&quot;;&quot;,&quot;)" office:value-type="float" office:value="26.864281" calcext:value-type="float">
            <text:p>26,864281</text:p>
          </table:table-cell>
          <table:table-cell office:value-type="string" calcext:value-type="string">
            <text:p>26.8642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2];&quot;.&quot;;&quot;,&quot;)" office:value-type="float" office:value="26.973766" calcext:value-type="float">
            <text:p>26,973766</text:p>
          </table:table-cell>
          <table:table-cell office:value-type="string" calcext:value-type="string">
            <text:p>26.9737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3];&quot;.&quot;;&quot;,&quot;)" office:value-type="float" office:value="27.083362" calcext:value-type="float">
            <text:p>27,083362</text:p>
          </table:table-cell>
          <table:table-cell office:value-type="string" calcext:value-type="string">
            <text:p>27.0833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4];&quot;.&quot;;&quot;,&quot;)" office:value-type="float" office:value="27.192954" calcext:value-type="float">
            <text:p>27,192954</text:p>
          </table:table-cell>
          <table:table-cell office:value-type="string" calcext:value-type="string">
            <text:p>27.192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5];&quot;.&quot;;&quot;,&quot;)" office:value-type="float" office:value="27.302536" calcext:value-type="float">
            <text:p>27,302536</text:p>
          </table:table-cell>
          <table:table-cell office:value-type="string" calcext:value-type="string">
            <text:p>27.3025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6];&quot;.&quot;;&quot;,&quot;)" office:value-type="float" office:value="27.412017" calcext:value-type="float">
            <text:p>27,412017</text:p>
          </table:table-cell>
          <table:table-cell office:value-type="string" calcext:value-type="string">
            <text:p>27.4120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7];&quot;.&quot;;&quot;,&quot;)" office:value-type="float" office:value="27.521599" calcext:value-type="float">
            <text:p>27,521599</text:p>
          </table:table-cell>
          <table:table-cell office:value-type="string" calcext:value-type="string">
            <text:p>27.5215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8];&quot;.&quot;;&quot;,&quot;)" office:value-type="float" office:value="27.63118" calcext:value-type="float">
            <text:p>27,63118</text:p>
          </table:table-cell>
          <table:table-cell office:value-type="string" calcext:value-type="string">
            <text:p>27.63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49];&quot;.&quot;;&quot;,&quot;)" office:value-type="float" office:value="27.740763" calcext:value-type="float">
            <text:p>27,740763</text:p>
          </table:table-cell>
          <table:table-cell office:value-type="string" calcext:value-type="string">
            <text:p>27.7407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0];&quot;.&quot;;&quot;,&quot;)" office:value-type="float" office:value="27.850242" calcext:value-type="float">
            <text:p>27,850242</text:p>
          </table:table-cell>
          <table:table-cell office:value-type="string" calcext:value-type="string">
            <text:p>27.8502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1];&quot;.&quot;;&quot;,&quot;)" office:value-type="float" office:value="27.959817" calcext:value-type="float">
            <text:p>27,959817</text:p>
          </table:table-cell>
          <table:table-cell office:value-type="string" calcext:value-type="string">
            <text:p>27.9598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2];&quot;.&quot;;&quot;,&quot;)" office:value-type="float" office:value="28.0694" calcext:value-type="float">
            <text:p>28,0694</text:p>
          </table:table-cell>
          <table:table-cell office:value-type="string" calcext:value-type="string">
            <text:p>28.06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3];&quot;.&quot;;&quot;,&quot;)" office:value-type="float" office:value="28.178989" calcext:value-type="float">
            <text:p>28,178989</text:p>
          </table:table-cell>
          <table:table-cell office:value-type="string" calcext:value-type="string">
            <text:p>28.1789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4];&quot;.&quot;;&quot;,&quot;)" office:value-type="float" office:value="28.288469" calcext:value-type="float">
            <text:p>28,288469</text:p>
          </table:table-cell>
          <table:table-cell office:value-type="string" calcext:value-type="string">
            <text:p>28.2884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5];&quot;.&quot;;&quot;,&quot;)" office:value-type="float" office:value="28.398059" calcext:value-type="float">
            <text:p>28,398059</text:p>
          </table:table-cell>
          <table:table-cell office:value-type="string" calcext:value-type="string">
            <text:p>28.3980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6];&quot;.&quot;;&quot;,&quot;)" office:value-type="float" office:value="28.507544" calcext:value-type="float">
            <text:p>28,507544</text:p>
          </table:table-cell>
          <table:table-cell office:value-type="string" calcext:value-type="string">
            <text:p>28.5075440000000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7];&quot;.&quot;;&quot;,&quot;)" office:value-type="float" office:value="28.617143" calcext:value-type="float">
            <text:p>28,617143</text:p>
          </table:table-cell>
          <table:table-cell office:value-type="string" calcext:value-type="string">
            <text:p>28.6171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8];&quot;.&quot;;&quot;,&quot;)" office:value-type="float" office:value="28.726736" calcext:value-type="float">
            <text:p>28,726736</text:p>
          </table:table-cell>
          <table:table-cell office:value-type="string" calcext:value-type="string">
            <text:p>28.7267360000000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59];&quot;.&quot;;&quot;,&quot;)" office:value-type="float" office:value="28.836224" calcext:value-type="float">
            <text:p>28,836224</text:p>
          </table:table-cell>
          <table:table-cell office:value-type="string" calcext:value-type="string">
            <text:p>28.836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0];&quot;.&quot;;&quot;,&quot;)" office:value-type="float" office:value="28.945822" calcext:value-type="float">
            <text:p>28,945822</text:p>
          </table:table-cell>
          <table:table-cell office:value-type="string" calcext:value-type="string">
            <text:p>28.9458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1];&quot;.&quot;;&quot;,&quot;)" office:value-type="float" office:value="29.055424" calcext:value-type="float">
            <text:p>29,055424</text:p>
          </table:table-cell>
          <table:table-cell office:value-type="string" calcext:value-type="string">
            <text:p>29.0554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2];&quot;.&quot;;&quot;,&quot;)" office:value-type="float" office:value="29.164923" calcext:value-type="float">
            <text:p>29,164923</text:p>
          </table:table-cell>
          <table:table-cell office:value-type="string" calcext:value-type="string">
            <text:p>29.1649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3];&quot;.&quot;;&quot;,&quot;)" office:value-type="float" office:value="29.274526" calcext:value-type="float">
            <text:p>29,274526</text:p>
          </table:table-cell>
          <table:table-cell office:value-type="string" calcext:value-type="string">
            <text:p>29.2745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4];&quot;.&quot;;&quot;,&quot;)" office:value-type="float" office:value="29.38413" calcext:value-type="float">
            <text:p>29,38413</text:p>
          </table:table-cell>
          <table:table-cell office:value-type="string" calcext:value-type="string">
            <text:p>29.3841300000000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5];&quot;.&quot;;&quot;,&quot;)" office:value-type="float" office:value="29.493734" calcext:value-type="float">
            <text:p>29,493734</text:p>
          </table:table-cell>
          <table:table-cell office:value-type="string" calcext:value-type="string">
            <text:p>29.4937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6];&quot;.&quot;;&quot;,&quot;)" office:value-type="float" office:value="29.603235" calcext:value-type="float">
            <text:p>29,603235</text:p>
          </table:table-cell>
          <table:table-cell office:value-type="string" calcext:value-type="string">
            <text:p>29.603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7];&quot;.&quot;;&quot;,&quot;)" office:value-type="float" office:value="29.712843" calcext:value-type="float">
            <text:p>29,712843</text:p>
          </table:table-cell>
          <table:table-cell office:value-type="string" calcext:value-type="string">
            <text:p>29.7128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8];&quot;.&quot;;&quot;,&quot;)" office:value-type="float" office:value="29.82245" calcext:value-type="float">
            <text:p>29,82245</text:p>
          </table:table-cell>
          <table:table-cell office:value-type="string" calcext:value-type="string">
            <text:p>29.82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69];&quot;.&quot;;&quot;,&quot;)" office:value-type="float" office:value="29.932057" calcext:value-type="float">
            <text:p>29,932057</text:p>
          </table:table-cell>
          <table:table-cell office:value-type="string" calcext:value-type="string">
            <text:p>29.9320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0];&quot;.&quot;;&quot;,&quot;)" office:value-type="float" office:value="30.041552" calcext:value-type="float">
            <text:p>30,041552</text:p>
          </table:table-cell>
          <table:table-cell office:value-type="string" calcext:value-type="string">
            <text:p>30.0415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1];&quot;.&quot;;&quot;,&quot;)" office:value-type="float" office:value="30.151257" calcext:value-type="float">
            <text:p>30,151257</text:p>
          </table:table-cell>
          <table:table-cell office:value-type="string" calcext:value-type="string">
            <text:p>30.1512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2];&quot;.&quot;;&quot;,&quot;)" office:value-type="float" office:value="30.260756" calcext:value-type="float">
            <text:p>30,260756</text:p>
          </table:table-cell>
          <table:table-cell office:value-type="string" calcext:value-type="string">
            <text:p>30.2607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3];&quot;.&quot;;&quot;,&quot;)" office:value-type="float" office:value="30.370352" calcext:value-type="float">
            <text:p>30,370352</text:p>
          </table:table-cell>
          <table:table-cell office:value-type="string" calcext:value-type="string">
            <text:p>30.370352000000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4];&quot;.&quot;;&quot;,&quot;)" office:value-type="float" office:value="30.479955" calcext:value-type="float">
            <text:p>30,479955</text:p>
          </table:table-cell>
          <table:table-cell office:value-type="string" calcext:value-type="string">
            <text:p>30.479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5];&quot;.&quot;;&quot;,&quot;)" office:value-type="float" office:value="30.589549" calcext:value-type="float">
            <text:p>30,589549</text:p>
          </table:table-cell>
          <table:table-cell office:value-type="string" calcext:value-type="string">
            <text:p>30.5895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6];&quot;.&quot;;&quot;,&quot;)" office:value-type="float" office:value="30.699034" calcext:value-type="float">
            <text:p>30,699034</text:p>
          </table:table-cell>
          <table:table-cell office:value-type="string" calcext:value-type="string">
            <text:p>30.6990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7];&quot;.&quot;;&quot;,&quot;)" office:value-type="float" office:value="30.808639" calcext:value-type="float">
            <text:p>30,808639</text:p>
          </table:table-cell>
          <table:table-cell office:value-type="string" calcext:value-type="string">
            <text:p>30.808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8];&quot;.&quot;;&quot;,&quot;)" office:value-type="float" office:value="30.918142" calcext:value-type="float">
            <text:p>30,918142</text:p>
          </table:table-cell>
          <table:table-cell office:value-type="string" calcext:value-type="string">
            <text:p>30.9181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79];&quot;.&quot;;&quot;,&quot;)" office:value-type="float" office:value="31.02774" calcext:value-type="float">
            <text:p>31,02774</text:p>
          </table:table-cell>
          <table:table-cell office:value-type="string" calcext:value-type="string">
            <text:p>31.027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0];&quot;.&quot;;&quot;,&quot;)" office:value-type="float" office:value="31.137341" calcext:value-type="float">
            <text:p>31,137341</text:p>
          </table:table-cell>
          <table:table-cell office:value-type="string" calcext:value-type="string">
            <text:p>31.1373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1];&quot;.&quot;;&quot;,&quot;)" office:value-type="float" office:value="31.246933" calcext:value-type="float">
            <text:p>31,246933</text:p>
          </table:table-cell>
          <table:table-cell office:value-type="string" calcext:value-type="string">
            <text:p>31.246933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2];&quot;.&quot;;&quot;,&quot;)" office:value-type="float" office:value="31.356525" calcext:value-type="float">
            <text:p>31,356525</text:p>
          </table:table-cell>
          <table:table-cell office:value-type="string" calcext:value-type="string">
            <text:p>31.356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3];&quot;.&quot;;&quot;,&quot;)" office:value-type="float" office:value="31.466121" calcext:value-type="float">
            <text:p>31,466121</text:p>
          </table:table-cell>
          <table:table-cell office:value-type="string" calcext:value-type="string">
            <text:p>31.4661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4];&quot;.&quot;;&quot;,&quot;)" office:value-type="float" office:value="31.575617" calcext:value-type="float">
            <text:p>31,575617</text:p>
          </table:table-cell>
          <table:table-cell office:value-type="string" calcext:value-type="string">
            <text:p>31.5756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5];&quot;.&quot;;&quot;,&quot;)" office:value-type="float" office:value="31.685221" calcext:value-type="float">
            <text:p>31,685221</text:p>
          </table:table-cell>
          <table:table-cell office:value-type="string" calcext:value-type="string">
            <text:p>31.6852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6];&quot;.&quot;;&quot;,&quot;)" office:value-type="float" office:value="31.794714" calcext:value-type="float">
            <text:p>31,794714</text:p>
          </table:table-cell>
          <table:table-cell office:value-type="string" calcext:value-type="string">
            <text:p>31.7947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7];&quot;.&quot;;&quot;,&quot;)" office:value-type="float" office:value="31.904307" calcext:value-type="float">
            <text:p>31,904307</text:p>
          </table:table-cell>
          <table:table-cell office:value-type="string" calcext:value-type="string">
            <text:p>31.9043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8];&quot;.&quot;;&quot;,&quot;)" office:value-type="float" office:value="32.013907" calcext:value-type="float">
            <text:p>32,013907</text:p>
          </table:table-cell>
          <table:table-cell office:value-type="string" calcext:value-type="string">
            <text:p>32.0139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89];&quot;.&quot;;&quot;,&quot;)" office:value-type="float" office:value="32.123494" calcext:value-type="float">
            <text:p>32,123494</text:p>
          </table:table-cell>
          <table:table-cell office:value-type="string" calcext:value-type="string">
            <text:p>32.1234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0];&quot;.&quot;;&quot;,&quot;)" office:value-type="float" office:value="32.232983" calcext:value-type="float">
            <text:p>32,232983</text:p>
          </table:table-cell>
          <table:table-cell office:value-type="string" calcext:value-type="string">
            <text:p>32.2329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1];&quot;.&quot;;&quot;,&quot;)" office:value-type="float" office:value="32.342573" calcext:value-type="float">
            <text:p>32,342573</text:p>
          </table:table-cell>
          <table:table-cell office:value-type="string" calcext:value-type="string">
            <text:p>32.3425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2];&quot;.&quot;;&quot;,&quot;)" office:value-type="float" office:value="32.452172" calcext:value-type="float">
            <text:p>32,452172</text:p>
          </table:table-cell>
          <table:table-cell office:value-type="string" calcext:value-type="string">
            <text:p>32.4521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3];&quot;.&quot;;&quot;,&quot;)" office:value-type="float" office:value="32.561761" calcext:value-type="float">
            <text:p>32,561761</text:p>
          </table:table-cell>
          <table:table-cell office:value-type="string" calcext:value-type="string">
            <text:p>32.5617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4];&quot;.&quot;;&quot;,&quot;)" office:value-type="float" office:value="32.671246" calcext:value-type="float">
            <text:p>32,671246</text:p>
          </table:table-cell>
          <table:table-cell office:value-type="string" calcext:value-type="string">
            <text:p>32.6712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5];&quot;.&quot;;&quot;,&quot;)" office:value-type="float" office:value="32.780843" calcext:value-type="float">
            <text:p>32,780843</text:p>
          </table:table-cell>
          <table:table-cell office:value-type="string" calcext:value-type="string">
            <text:p>32.7808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6];&quot;.&quot;;&quot;,&quot;)" office:value-type="float" office:value="32.89044" calcext:value-type="float">
            <text:p>32,89044</text:p>
          </table:table-cell>
          <table:table-cell office:value-type="string" calcext:value-type="string">
            <text:p>32.890440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7];&quot;.&quot;;&quot;,&quot;)" office:value-type="float" office:value="33.000032" calcext:value-type="float">
            <text:p>33,000032</text:p>
          </table:table-cell>
          <table:table-cell office:value-type="string" calcext:value-type="string">
            <text:p>33.0000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8];&quot;.&quot;;&quot;,&quot;)" office:value-type="float" office:value="33.109526" calcext:value-type="float">
            <text:p>33,109526</text:p>
          </table:table-cell>
          <table:table-cell office:value-type="string" calcext:value-type="string">
            <text:p>33.1095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299];&quot;.&quot;;&quot;,&quot;)" office:value-type="float" office:value="33.219123" calcext:value-type="float">
            <text:p>33,219123</text:p>
          </table:table-cell>
          <table:table-cell office:value-type="string" calcext:value-type="string">
            <text:p>33.2191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0];&quot;.&quot;;&quot;,&quot;)" office:value-type="float" office:value="33.328724" calcext:value-type="float">
            <text:p>33,328724</text:p>
          </table:table-cell>
          <table:table-cell office:value-type="string" calcext:value-type="string">
            <text:p>33.3287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1];&quot;.&quot;;&quot;,&quot;)" office:value-type="float" office:value="33.43832" calcext:value-type="float">
            <text:p>33,43832</text:p>
          </table:table-cell>
          <table:table-cell office:value-type="string" calcext:value-type="string">
            <text:p>33.438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2];&quot;.&quot;;&quot;,&quot;)" office:value-type="float" office:value="33.547815" calcext:value-type="float">
            <text:p>33,547815</text:p>
          </table:table-cell>
          <table:table-cell office:value-type="string" calcext:value-type="string">
            <text:p>33.547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3];&quot;.&quot;;&quot;,&quot;)" office:value-type="float" office:value="33.65741" calcext:value-type="float">
            <text:p>33,65741</text:p>
          </table:table-cell>
          <table:table-cell office:value-type="string" calcext:value-type="string">
            <text:p>33.657410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4];&quot;.&quot;;&quot;,&quot;)" office:value-type="float" office:value="33.767002" calcext:value-type="float">
            <text:p>33,767002</text:p>
          </table:table-cell>
          <table:table-cell office:value-type="string" calcext:value-type="string">
            <text:p>33.7670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5];&quot;.&quot;;&quot;,&quot;)" office:value-type="float" office:value="33.876596" calcext:value-type="float">
            <text:p>33,876596</text:p>
          </table:table-cell>
          <table:table-cell office:value-type="string" calcext:value-type="string">
            <text:p>33.876596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6];&quot;.&quot;;&quot;,&quot;)" office:value-type="float" office:value="33.986078" calcext:value-type="float">
            <text:p>33,986078</text:p>
          </table:table-cell>
          <table:table-cell office:value-type="string" calcext:value-type="string">
            <text:p>33.9860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7];&quot;.&quot;;&quot;,&quot;)" office:value-type="float" office:value="34.095674" calcext:value-type="float">
            <text:p>34,095674</text:p>
          </table:table-cell>
          <table:table-cell office:value-type="string" calcext:value-type="string">
            <text:p>34.09567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8];&quot;.&quot;;&quot;,&quot;)" office:value-type="float" office:value="34.205271" calcext:value-type="float">
            <text:p>34,205271</text:p>
          </table:table-cell>
          <table:table-cell office:value-type="string" calcext:value-type="string">
            <text:p>34.2052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09];&quot;.&quot;;&quot;,&quot;)" office:value-type="float" office:value="34.314867" calcext:value-type="float">
            <text:p>34,314867</text:p>
          </table:table-cell>
          <table:table-cell office:value-type="string" calcext:value-type="string">
            <text:p>34.31486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0];&quot;.&quot;;&quot;,&quot;)" office:value-type="float" office:value="34.42436" calcext:value-type="float">
            <text:p>34,42436</text:p>
          </table:table-cell>
          <table:table-cell office:value-type="string" calcext:value-type="string">
            <text:p>34.42436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1];&quot;.&quot;;&quot;,&quot;)" office:value-type="float" office:value="34.533957" calcext:value-type="float">
            <text:p>34,533957</text:p>
          </table:table-cell>
          <table:table-cell office:value-type="string" calcext:value-type="string">
            <text:p>34.5339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2];&quot;.&quot;;&quot;,&quot;)" office:value-type="float" office:value="34.643557" calcext:value-type="float">
            <text:p>34,643557</text:p>
          </table:table-cell>
          <table:table-cell office:value-type="string" calcext:value-type="string">
            <text:p>34.64355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3];&quot;.&quot;;&quot;,&quot;)" office:value-type="float" office:value="34.753149" calcext:value-type="float">
            <text:p>34,753149</text:p>
          </table:table-cell>
          <table:table-cell office:value-type="string" calcext:value-type="string">
            <text:p>34.753149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4];&quot;.&quot;;&quot;,&quot;)" office:value-type="float" office:value="34.862645" calcext:value-type="float">
            <text:p>34,862645</text:p>
          </table:table-cell>
          <table:table-cell office:value-type="string" calcext:value-type="string">
            <text:p>34.862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5];&quot;.&quot;;&quot;,&quot;)" office:value-type="float" office:value="34.972253" calcext:value-type="float">
            <text:p>34,972253</text:p>
          </table:table-cell>
          <table:table-cell office:value-type="string" calcext:value-type="string">
            <text:p>34.9722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6];&quot;.&quot;;&quot;,&quot;)" office:value-type="float" office:value="35.081854" calcext:value-type="float">
            <text:p>35,081854</text:p>
          </table:table-cell>
          <table:table-cell office:value-type="string" calcext:value-type="string">
            <text:p>35.08185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7];&quot;.&quot;;&quot;,&quot;)" office:value-type="float" office:value="35.191448" calcext:value-type="float">
            <text:p>35,191448</text:p>
          </table:table-cell>
          <table:table-cell office:value-type="string" calcext:value-type="string">
            <text:p>35.1914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8];&quot;.&quot;;&quot;,&quot;)" office:value-type="float" office:value="35.300933" calcext:value-type="float">
            <text:p>35,300933</text:p>
          </table:table-cell>
          <table:table-cell office:value-type="string" calcext:value-type="string">
            <text:p>35.300933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19];&quot;.&quot;;&quot;,&quot;)" office:value-type="float" office:value="35.410624" calcext:value-type="float">
            <text:p>35,410624</text:p>
          </table:table-cell>
          <table:table-cell office:value-type="string" calcext:value-type="string">
            <text:p>35.410624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0];&quot;.&quot;;&quot;,&quot;)" office:value-type="float" office:value="35.520117" calcext:value-type="float">
            <text:p>35,520117</text:p>
          </table:table-cell>
          <table:table-cell office:value-type="string" calcext:value-type="string">
            <text:p>35.520117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1];&quot;.&quot;;&quot;,&quot;)" office:value-type="float" office:value="35.629714" calcext:value-type="float">
            <text:p>35,629714</text:p>
          </table:table-cell>
          <table:table-cell office:value-type="string" calcext:value-type="string">
            <text:p>35.62971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2];&quot;.&quot;;&quot;,&quot;)" office:value-type="float" office:value="35.739307" calcext:value-type="float">
            <text:p>35,739307</text:p>
          </table:table-cell>
          <table:table-cell office:value-type="string" calcext:value-type="string">
            <text:p>35.73930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3];&quot;.&quot;;&quot;,&quot;)" office:value-type="float" office:value="35.848899" calcext:value-type="float">
            <text:p>35,848899</text:p>
          </table:table-cell>
          <table:table-cell office:value-type="string" calcext:value-type="string">
            <text:p>35.8488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4];&quot;.&quot;;&quot;,&quot;)" office:value-type="float" office:value="35.958388" calcext:value-type="float">
            <text:p>35,958388</text:p>
          </table:table-cell>
          <table:table-cell office:value-type="string" calcext:value-type="string">
            <text:p>35.95838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5];&quot;.&quot;;&quot;,&quot;)" office:value-type="float" office:value="36.067974" calcext:value-type="float">
            <text:p>36,067974</text:p>
          </table:table-cell>
          <table:table-cell office:value-type="string" calcext:value-type="string">
            <text:p>36.0679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6];&quot;.&quot;;&quot;,&quot;)" office:value-type="float" office:value="36.177566" calcext:value-type="float">
            <text:p>36,177566</text:p>
          </table:table-cell>
          <table:table-cell office:value-type="string" calcext:value-type="string">
            <text:p>36.177566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7];&quot;.&quot;;&quot;,&quot;)" office:value-type="float" office:value="36.319098" calcext:value-type="float">
            <text:p>36,319098</text:p>
          </table:table-cell>
          <table:table-cell office:value-type="string" calcext:value-type="string">
            <text:p>36.3190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8];&quot;.&quot;;&quot;,&quot;)" office:value-type="float" office:value="36.428886" calcext:value-type="float">
            <text:p>36,428886</text:p>
          </table:table-cell>
          <table:table-cell office:value-type="string" calcext:value-type="string">
            <text:p>36.428886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29];&quot;.&quot;;&quot;,&quot;)" office:value-type="float" office:value="36.538891" calcext:value-type="float">
            <text:p>36,538891</text:p>
          </table:table-cell>
          <table:table-cell office:value-type="string" calcext:value-type="string">
            <text:p>36.538891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0];&quot;.&quot;;&quot;,&quot;)" office:value-type="float" office:value="36.64858" calcext:value-type="float">
            <text:p>36,64858</text:p>
          </table:table-cell>
          <table:table-cell office:value-type="string" calcext:value-type="string">
            <text:p>36.648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1];&quot;.&quot;;&quot;,&quot;)" office:value-type="float" office:value="36.758588" calcext:value-type="float">
            <text:p>36,758588</text:p>
          </table:table-cell>
          <table:table-cell office:value-type="string" calcext:value-type="string">
            <text:p>36.7585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2];&quot;.&quot;;&quot;,&quot;)" office:value-type="float" office:value="36.868389" calcext:value-type="float">
            <text:p>36,868389</text:p>
          </table:table-cell>
          <table:table-cell office:value-type="string" calcext:value-type="string">
            <text:p>36.868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3];&quot;.&quot;;&quot;,&quot;)" office:value-type="float" office:value="36.978298" calcext:value-type="float">
            <text:p>36,978298</text:p>
          </table:table-cell>
          <table:table-cell office:value-type="string" calcext:value-type="string">
            <text:p>36.97829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4];&quot;.&quot;;&quot;,&quot;)" office:value-type="float" office:value="37.088098" calcext:value-type="float">
            <text:p>37,088098</text:p>
          </table:table-cell>
          <table:table-cell office:value-type="string" calcext:value-type="string">
            <text:p>37.0880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5];&quot;.&quot;;&quot;,&quot;)" office:value-type="float" office:value="37.198004" calcext:value-type="float">
            <text:p>37,198004</text:p>
          </table:table-cell>
          <table:table-cell office:value-type="string" calcext:value-type="string">
            <text:p>37.198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6];&quot;.&quot;;&quot;,&quot;)" office:value-type="float" office:value="37.307806" calcext:value-type="float">
            <text:p>37,307806</text:p>
          </table:table-cell>
          <table:table-cell office:value-type="string" calcext:value-type="string">
            <text:p>37.30780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7];&quot;.&quot;;&quot;,&quot;)" office:value-type="float" office:value="37.417825" calcext:value-type="float">
            <text:p>37,417825</text:p>
          </table:table-cell>
          <table:table-cell office:value-type="string" calcext:value-type="string">
            <text:p>37.41782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8];&quot;.&quot;;&quot;,&quot;)" office:value-type="float" office:value="37.527638" calcext:value-type="float">
            <text:p>37,527638</text:p>
          </table:table-cell>
          <table:table-cell office:value-type="string" calcext:value-type="string">
            <text:p>37.5276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39];&quot;.&quot;;&quot;,&quot;)" office:value-type="float" office:value="37.637551" calcext:value-type="float">
            <text:p>37,637551</text:p>
          </table:table-cell>
          <table:table-cell office:value-type="string" calcext:value-type="string">
            <text:p>37.637551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0];&quot;.&quot;;&quot;,&quot;)" office:value-type="float" office:value="37.747359" calcext:value-type="float">
            <text:p>37,747359</text:p>
          </table:table-cell>
          <table:table-cell office:value-type="string" calcext:value-type="string">
            <text:p>37.7473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1];&quot;.&quot;;&quot;,&quot;)" office:value-type="float" office:value="37.857273" calcext:value-type="float">
            <text:p>37,857273</text:p>
          </table:table-cell>
          <table:table-cell office:value-type="string" calcext:value-type="string">
            <text:p>37.8572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2];&quot;.&quot;;&quot;,&quot;)" office:value-type="float" office:value="37.967086" calcext:value-type="float">
            <text:p>37,967086</text:p>
          </table:table-cell>
          <table:table-cell office:value-type="string" calcext:value-type="string">
            <text:p>37.9670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3];&quot;.&quot;;&quot;,&quot;)" office:value-type="float" office:value="38.077096" calcext:value-type="float">
            <text:p>38,077096</text:p>
          </table:table-cell>
          <table:table-cell office:value-type="string" calcext:value-type="string">
            <text:p>38.077096000000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4];&quot;.&quot;;&quot;,&quot;)" office:value-type="float" office:value="38.18711" calcext:value-type="float">
            <text:p>38,18711</text:p>
          </table:table-cell>
          <table:table-cell office:value-type="string" calcext:value-type="string">
            <text:p>38.18711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5];&quot;.&quot;;&quot;,&quot;)" office:value-type="float" office:value="38.297224" calcext:value-type="float">
            <text:p>38,297224</text:p>
          </table:table-cell>
          <table:table-cell office:value-type="string" calcext:value-type="string">
            <text:p>38.297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6];&quot;.&quot;;&quot;,&quot;)" office:value-type="float" office:value="38.407134" calcext:value-type="float">
            <text:p>38,407134</text:p>
          </table:table-cell>
          <table:table-cell office:value-type="string" calcext:value-type="string">
            <text:p>38.407134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7];&quot;.&quot;;&quot;,&quot;)" office:value-type="float" office:value="38.517251" calcext:value-type="float">
            <text:p>38,517251</text:p>
          </table:table-cell>
          <table:table-cell office:value-type="string" calcext:value-type="string">
            <text:p>38.5172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8];&quot;.&quot;;&quot;,&quot;)" office:value-type="float" office:value="38.62726" calcext:value-type="float">
            <text:p>38,62726</text:p>
          </table:table-cell>
          <table:table-cell office:value-type="string" calcext:value-type="string">
            <text:p>38.627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49];&quot;.&quot;;&quot;,&quot;)" office:value-type="float" office:value="38.737274" calcext:value-type="float">
            <text:p>38,737274</text:p>
          </table:table-cell>
          <table:table-cell office:value-type="string" calcext:value-type="string">
            <text:p>38.737274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0];&quot;.&quot;;&quot;,&quot;)" office:value-type="float" office:value="38.847288" calcext:value-type="float">
            <text:p>38,847288</text:p>
          </table:table-cell>
          <table:table-cell office:value-type="string" calcext:value-type="string">
            <text:p>38.8472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1];&quot;.&quot;;&quot;,&quot;)" office:value-type="float" office:value="38.957409" calcext:value-type="float">
            <text:p>38,957409</text:p>
          </table:table-cell>
          <table:table-cell office:value-type="string" calcext:value-type="string">
            <text:p>38.9574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2];&quot;.&quot;;&quot;,&quot;)" office:value-type="float" office:value="39.067315" calcext:value-type="float">
            <text:p>39,067315</text:p>
          </table:table-cell>
          <table:table-cell office:value-type="string" calcext:value-type="string">
            <text:p>39.067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3];&quot;.&quot;;&quot;,&quot;)" office:value-type="float" office:value="39.17743" calcext:value-type="float">
            <text:p>39,17743</text:p>
          </table:table-cell>
          <table:table-cell office:value-type="string" calcext:value-type="string">
            <text:p>39.17743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4];&quot;.&quot;;&quot;,&quot;)" office:value-type="float" office:value="39.287337" calcext:value-type="float">
            <text:p>39,287337</text:p>
          </table:table-cell>
          <table:table-cell office:value-type="string" calcext:value-type="string">
            <text:p>39.28733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5];&quot;.&quot;;&quot;,&quot;)" office:value-type="float" office:value="39.392028" calcext:value-type="float">
            <text:p>39,392028</text:p>
          </table:table-cell>
          <table:table-cell office:value-type="string" calcext:value-type="string">
            <text:p>39.392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6];&quot;.&quot;;&quot;,&quot;)" office:value-type="float" office:value="39.50183" calcext:value-type="float">
            <text:p>39,50183</text:p>
          </table:table-cell>
          <table:table-cell office:value-type="string" calcext:value-type="string">
            <text:p>39.50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7];&quot;.&quot;;&quot;,&quot;)" office:value-type="float" office:value="39.611437" calcext:value-type="float">
            <text:p>39,611437</text:p>
          </table:table-cell>
          <table:table-cell office:value-type="string" calcext:value-type="string">
            <text:p>39.6114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8];&quot;.&quot;;&quot;,&quot;)" office:value-type="float" office:value="39.721037" calcext:value-type="float">
            <text:p>39,721037</text:p>
          </table:table-cell>
          <table:table-cell office:value-type="string" calcext:value-type="string">
            <text:p>39.7210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59];&quot;.&quot;;&quot;,&quot;)" office:value-type="float" office:value="39.830531" calcext:value-type="float">
            <text:p>39,830531</text:p>
          </table:table-cell>
          <table:table-cell office:value-type="string" calcext:value-type="string">
            <text:p>39.8305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0];&quot;.&quot;;&quot;,&quot;)" office:value-type="float" office:value="39.940244" calcext:value-type="float">
            <text:p>39,940244</text:p>
          </table:table-cell>
          <table:table-cell office:value-type="string" calcext:value-type="string">
            <text:p>39.94024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1];&quot;.&quot;;&quot;,&quot;)" office:value-type="float" office:value="40.049742" calcext:value-type="float">
            <text:p>40,049742</text:p>
          </table:table-cell>
          <table:table-cell office:value-type="string" calcext:value-type="string">
            <text:p>40.049742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2];&quot;.&quot;;&quot;,&quot;)" office:value-type="float" office:value="40.159347" calcext:value-type="float">
            <text:p>40,159347</text:p>
          </table:table-cell>
          <table:table-cell office:value-type="string" calcext:value-type="string">
            <text:p>40.15934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3];&quot;.&quot;;&quot;,&quot;)" office:value-type="float" office:value="40.268854" calcext:value-type="float">
            <text:p>40,268854</text:p>
          </table:table-cell>
          <table:table-cell office:value-type="string" calcext:value-type="string">
            <text:p>40.2688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4];&quot;.&quot;;&quot;,&quot;)" office:value-type="float" office:value="40.378558" calcext:value-type="float">
            <text:p>40,378558</text:p>
          </table:table-cell>
          <table:table-cell office:value-type="string" calcext:value-type="string">
            <text:p>40.378558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5];&quot;.&quot;;&quot;,&quot;)" office:value-type="float" office:value="40.519998" calcext:value-type="float">
            <text:p>40,519998</text:p>
          </table:table-cell>
          <table:table-cell office:value-type="string" calcext:value-type="string">
            <text:p>40.51999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6];&quot;.&quot;;&quot;,&quot;)" office:value-type="float" office:value="40.629698" calcext:value-type="float">
            <text:p>40,629698</text:p>
          </table:table-cell>
          <table:table-cell office:value-type="string" calcext:value-type="string">
            <text:p>40.629698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7];&quot;.&quot;;&quot;,&quot;)" office:value-type="float" office:value="40.77093" calcext:value-type="float">
            <text:p>40,77093</text:p>
          </table:table-cell>
          <table:table-cell office:value-type="string" calcext:value-type="string">
            <text:p>40.77093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8];&quot;.&quot;;&quot;,&quot;)" office:value-type="float" office:value="40.880842" calcext:value-type="float">
            <text:p>40,880842</text:p>
          </table:table-cell>
          <table:table-cell office:value-type="string" calcext:value-type="string">
            <text:p>40.880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69];&quot;.&quot;;&quot;,&quot;)" office:value-type="float" office:value="41.022185" calcext:value-type="float">
            <text:p>41,022185</text:p>
          </table:table-cell>
          <table:table-cell office:value-type="string" calcext:value-type="string">
            <text:p>41.02218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0];&quot;.&quot;;&quot;,&quot;)" office:value-type="float" office:value="41.131885" calcext:value-type="float">
            <text:p>41,131885</text:p>
          </table:table-cell>
          <table:table-cell office:value-type="string" calcext:value-type="string">
            <text:p>41.13188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1];&quot;.&quot;;&quot;,&quot;)" office:value-type="float" office:value="41.273225" calcext:value-type="float">
            <text:p>41,273225</text:p>
          </table:table-cell>
          <table:table-cell office:value-type="string" calcext:value-type="string">
            <text:p>41.273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2];&quot;.&quot;;&quot;,&quot;)" office:value-type="float" office:value="41.383033" calcext:value-type="float">
            <text:p>41,383033</text:p>
          </table:table-cell>
          <table:table-cell office:value-type="string" calcext:value-type="string">
            <text:p>41.383033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3];&quot;.&quot;;&quot;,&quot;)" office:value-type="float" office:value="41.524374" calcext:value-type="float">
            <text:p>41,524374</text:p>
          </table:table-cell>
          <table:table-cell office:value-type="string" calcext:value-type="string">
            <text:p>41.5243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4];&quot;.&quot;;&quot;,&quot;)" office:value-type="float" office:value="41.633977" calcext:value-type="float">
            <text:p>41,633977</text:p>
          </table:table-cell>
          <table:table-cell office:value-type="string" calcext:value-type="string">
            <text:p>41.63397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5];&quot;.&quot;;&quot;,&quot;)" office:value-type="float" office:value="41.775308" calcext:value-type="float">
            <text:p>41,775308</text:p>
          </table:table-cell>
          <table:table-cell office:value-type="string" calcext:value-type="string">
            <text:p>41.7753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6];&quot;.&quot;;&quot;,&quot;)" office:value-type="float" office:value="41.885018" calcext:value-type="float">
            <text:p>41,885018</text:p>
          </table:table-cell>
          <table:table-cell office:value-type="string" calcext:value-type="string">
            <text:p>41.8850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7];&quot;.&quot;;&quot;,&quot;)" office:value-type="float" office:value="41.99462" calcext:value-type="float">
            <text:p>41,99462</text:p>
          </table:table-cell>
          <table:table-cell office:value-type="string" calcext:value-type="string">
            <text:p>41.994620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8];&quot;.&quot;;&quot;,&quot;)" office:value-type="float" office:value="42.104431" calcext:value-type="float">
            <text:p>42,104431</text:p>
          </table:table-cell>
          <table:table-cell office:value-type="string" calcext:value-type="string">
            <text:p>42.104431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79];&quot;.&quot;;&quot;,&quot;)" office:value-type="float" office:value="42.245666" calcext:value-type="float">
            <text:p>42,245666</text:p>
          </table:table-cell>
          <table:table-cell office:value-type="string" calcext:value-type="string">
            <text:p>42.24566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0];&quot;.&quot;;&quot;,&quot;)" office:value-type="float" office:value="42.355271" calcext:value-type="float">
            <text:p>42,355271</text:p>
          </table:table-cell>
          <table:table-cell office:value-type="string" calcext:value-type="string">
            <text:p>42.355271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1];&quot;.&quot;;&quot;,&quot;)" office:value-type="float" office:value="42.464884" calcext:value-type="float">
            <text:p>42,464884</text:p>
          </table:table-cell>
          <table:table-cell office:value-type="string" calcext:value-type="string">
            <text:p>42.464884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2];&quot;.&quot;;&quot;,&quot;)" office:value-type="float" office:value="42.574694" calcext:value-type="float">
            <text:p>42,574694</text:p>
          </table:table-cell>
          <table:table-cell office:value-type="string" calcext:value-type="string">
            <text:p>42.5746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3];&quot;.&quot;;&quot;,&quot;)" office:value-type="float" office:value="42.715925" calcext:value-type="float">
            <text:p>42,715925</text:p>
          </table:table-cell>
          <table:table-cell office:value-type="string" calcext:value-type="string">
            <text:p>42.715925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4];&quot;.&quot;;&quot;,&quot;)" office:value-type="float" office:value="42.825738" calcext:value-type="float">
            <text:p>42,825738</text:p>
          </table:table-cell>
          <table:table-cell office:value-type="string" calcext:value-type="string">
            <text:p>42.82573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5];&quot;.&quot;;&quot;,&quot;)" office:value-type="float" office:value="42.935237" calcext:value-type="float">
            <text:p>42,935237</text:p>
          </table:table-cell>
          <table:table-cell office:value-type="string" calcext:value-type="string">
            <text:p>42.93523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6];&quot;.&quot;;&quot;,&quot;)" office:value-type="float" office:value="43.044938" calcext:value-type="float">
            <text:p>43,044938</text:p>
          </table:table-cell>
          <table:table-cell office:value-type="string" calcext:value-type="string">
            <text:p>43.04493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7];&quot;.&quot;;&quot;,&quot;)" office:value-type="float" office:value="43.154549" calcext:value-type="float">
            <text:p>43,154549</text:p>
          </table:table-cell>
          <table:table-cell office:value-type="string" calcext:value-type="string">
            <text:p>43.1545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8];&quot;.&quot;;&quot;,&quot;)" office:value-type="float" office:value="43.296103" calcext:value-type="float">
            <text:p>43,296103</text:p>
          </table:table-cell>
          <table:table-cell office:value-type="string" calcext:value-type="string">
            <text:p>43.296103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89];&quot;.&quot;;&quot;,&quot;)" office:value-type="float" office:value="43.40571" calcext:value-type="float">
            <text:p>43,40571</text:p>
          </table:table-cell>
          <table:table-cell office:value-type="string" calcext:value-type="string">
            <text:p>43.405710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0];&quot;.&quot;;&quot;,&quot;)" office:value-type="float" office:value="43.515308" calcext:value-type="float">
            <text:p>43,515308</text:p>
          </table:table-cell>
          <table:table-cell office:value-type="string" calcext:value-type="string">
            <text:p>43.515308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1];&quot;.&quot;;&quot;,&quot;)" office:value-type="float" office:value="43.624907" calcext:value-type="float">
            <text:p>43,624907</text:p>
          </table:table-cell>
          <table:table-cell office:value-type="string" calcext:value-type="string">
            <text:p>43.62490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2];&quot;.&quot;;&quot;,&quot;)" office:value-type="float" office:value="43.734618" calcext:value-type="float">
            <text:p>43,734618</text:p>
          </table:table-cell>
          <table:table-cell office:value-type="string" calcext:value-type="string">
            <text:p>43.734618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3];&quot;.&quot;;&quot;,&quot;)" office:value-type="float" office:value="43.844221" calcext:value-type="float">
            <text:p>43,844221</text:p>
          </table:table-cell>
          <table:table-cell office:value-type="string" calcext:value-type="string">
            <text:p>43.844221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4];&quot;.&quot;;&quot;,&quot;)" office:value-type="float" office:value="43.95393" calcext:value-type="float">
            <text:p>43,95393</text:p>
          </table:table-cell>
          <table:table-cell office:value-type="string" calcext:value-type="string">
            <text:p>43.95393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5];&quot;.&quot;;&quot;,&quot;)" office:value-type="float" office:value="44.063432" calcext:value-type="float">
            <text:p>44,063432</text:p>
          </table:table-cell>
          <table:table-cell office:value-type="string" calcext:value-type="string">
            <text:p>44.0634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6];&quot;.&quot;;&quot;,&quot;)" office:value-type="float" office:value="44.173131" calcext:value-type="float">
            <text:p>44,173131</text:p>
          </table:table-cell>
          <table:table-cell office:value-type="string" calcext:value-type="string">
            <text:p>44.1731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7];&quot;.&quot;;&quot;,&quot;)" office:value-type="float" office:value="44.282617" calcext:value-type="float">
            <text:p>44,282617</text:p>
          </table:table-cell>
          <table:table-cell office:value-type="string" calcext:value-type="string">
            <text:p>44.28261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8];&quot;.&quot;;&quot;,&quot;)" office:value-type="float" office:value="44.392414" calcext:value-type="float">
            <text:p>44,392414</text:p>
          </table:table-cell>
          <table:table-cell office:value-type="string" calcext:value-type="string">
            <text:p>44.3924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399];&quot;.&quot;;&quot;,&quot;)" office:value-type="float" office:value="44.502106" calcext:value-type="float">
            <text:p>44,502106</text:p>
          </table:table-cell>
          <table:table-cell office:value-type="string" calcext:value-type="string">
            <text:p>44.502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0];&quot;.&quot;;&quot;,&quot;)" office:value-type="float" office:value="44.643531" calcext:value-type="float">
            <text:p>44,643531</text:p>
          </table:table-cell>
          <table:table-cell office:value-type="string" calcext:value-type="string">
            <text:p>44.6435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1];&quot;.&quot;;&quot;,&quot;)" office:value-type="float" office:value="44.75312" calcext:value-type="float">
            <text:p>44,75312</text:p>
          </table:table-cell>
          <table:table-cell office:value-type="string" calcext:value-type="string">
            <text:p>44.753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2];&quot;.&quot;;&quot;,&quot;)" office:value-type="float" office:value="44.862719" calcext:value-type="float">
            <text:p>44,862719</text:p>
          </table:table-cell>
          <table:table-cell office:value-type="string" calcext:value-type="string">
            <text:p>44.862719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3];&quot;.&quot;;&quot;,&quot;)" office:value-type="float" office:value="44.972326" calcext:value-type="float">
            <text:p>44,972326</text:p>
          </table:table-cell>
          <table:table-cell office:value-type="string" calcext:value-type="string">
            <text:p>44.97232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4];&quot;.&quot;;&quot;,&quot;)" office:value-type="float" office:value="45.08203" calcext:value-type="float">
            <text:p>45,08203</text:p>
          </table:table-cell>
          <table:table-cell office:value-type="string" calcext:value-type="string">
            <text:p>45.082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5];&quot;.&quot;;&quot;,&quot;)" office:value-type="float" office:value="45.191529" calcext:value-type="float">
            <text:p>45,191529</text:p>
          </table:table-cell>
          <table:table-cell office:value-type="string" calcext:value-type="string">
            <text:p>45.1915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6];&quot;.&quot;;&quot;,&quot;)" office:value-type="float" office:value="45.301238" calcext:value-type="float">
            <text:p>45,301238</text:p>
          </table:table-cell>
          <table:table-cell office:value-type="string" calcext:value-type="string">
            <text:p>45.301238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7];&quot;.&quot;;&quot;,&quot;)" office:value-type="float" office:value="45.410736" calcext:value-type="float">
            <text:p>45,410736</text:p>
          </table:table-cell>
          <table:table-cell office:value-type="string" calcext:value-type="string">
            <text:p>45.41073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8];&quot;.&quot;;&quot;,&quot;)" office:value-type="float" office:value="45.520545" calcext:value-type="float">
            <text:p>45,520545</text:p>
          </table:table-cell>
          <table:table-cell office:value-type="string" calcext:value-type="string">
            <text:p>45.520545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09];&quot;.&quot;;&quot;,&quot;)" office:value-type="float" office:value="45.630035" calcext:value-type="float">
            <text:p>45,630035</text:p>
          </table:table-cell>
          <table:table-cell office:value-type="string" calcext:value-type="string">
            <text:p>45.63003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0];&quot;.&quot;;&quot;,&quot;)" office:value-type="float" office:value="45.739737" calcext:value-type="float">
            <text:p>45,739737</text:p>
          </table:table-cell>
          <table:table-cell office:value-type="string" calcext:value-type="string">
            <text:p>45.7397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1];&quot;.&quot;;&quot;,&quot;)" office:value-type="float" office:value="45.849332" calcext:value-type="float">
            <text:p>45,849332</text:p>
          </table:table-cell>
          <table:table-cell office:value-type="string" calcext:value-type="string">
            <text:p>45.849332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2];&quot;.&quot;;&quot;,&quot;)" office:value-type="float" office:value="45.958924" calcext:value-type="float">
            <text:p>45,958924</text:p>
          </table:table-cell>
          <table:table-cell office:value-type="string" calcext:value-type="string">
            <text:p>45.9589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3];&quot;.&quot;;&quot;,&quot;)" office:value-type="float" office:value="46.06862" calcext:value-type="float">
            <text:p>46,06862</text:p>
          </table:table-cell>
          <table:table-cell office:value-type="string" calcext:value-type="string">
            <text:p>46.068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4];&quot;.&quot;;&quot;,&quot;)" office:value-type="float" office:value="46.178431" calcext:value-type="float">
            <text:p>46,178431</text:p>
          </table:table-cell>
          <table:table-cell office:value-type="string" calcext:value-type="string">
            <text:p>46.1784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5];&quot;.&quot;;&quot;,&quot;)" office:value-type="float" office:value="46.319673" calcext:value-type="float">
            <text:p>46,319673</text:p>
          </table:table-cell>
          <table:table-cell office:value-type="string" calcext:value-type="string">
            <text:p>46.3196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6];&quot;.&quot;;&quot;,&quot;)" office:value-type="float" office:value="46.429381" calcext:value-type="float">
            <text:p>46,429381</text:p>
          </table:table-cell>
          <table:table-cell office:value-type="string" calcext:value-type="string">
            <text:p>46.429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7];&quot;.&quot;;&quot;,&quot;)" office:value-type="float" office:value="46.538979" calcext:value-type="float">
            <text:p>46,538979</text:p>
          </table:table-cell>
          <table:table-cell office:value-type="string" calcext:value-type="string">
            <text:p>46.5389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8];&quot;.&quot;;&quot;,&quot;)" office:value-type="float" office:value="46.648683" calcext:value-type="float">
            <text:p>46,648683</text:p>
          </table:table-cell>
          <table:table-cell office:value-type="string" calcext:value-type="string">
            <text:p>46.648683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19];&quot;.&quot;;&quot;,&quot;)" office:value-type="float" office:value="46.758387" calcext:value-type="float">
            <text:p>46,758387</text:p>
          </table:table-cell>
          <table:table-cell office:value-type="string" calcext:value-type="string">
            <text:p>46.7583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0];&quot;.&quot;;&quot;,&quot;)" office:value-type="float" office:value="46.899816" calcext:value-type="float">
            <text:p>46,899816</text:p>
          </table:table-cell>
          <table:table-cell office:value-type="string" calcext:value-type="string">
            <text:p>46.89981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1];&quot;.&quot;;&quot;,&quot;)" office:value-type="float" office:value="47.009408" calcext:value-type="float">
            <text:p>47,009408</text:p>
          </table:table-cell>
          <table:table-cell office:value-type="string" calcext:value-type="string">
            <text:p>47.0094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2];&quot;.&quot;;&quot;,&quot;)" office:value-type="float" office:value="47.119111" calcext:value-type="float">
            <text:p>47,119111</text:p>
          </table:table-cell>
          <table:table-cell office:value-type="string" calcext:value-type="string">
            <text:p>47.119111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3];&quot;.&quot;;&quot;,&quot;)" office:value-type="float" office:value="47.228612" calcext:value-type="float">
            <text:p>47,228612</text:p>
          </table:table-cell>
          <table:table-cell office:value-type="string" calcext:value-type="string">
            <text:p>47.2286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4];&quot;.&quot;;&quot;,&quot;)" office:value-type="float" office:value="47.338426" calcext:value-type="float">
            <text:p>47,338426</text:p>
          </table:table-cell>
          <table:table-cell office:value-type="string" calcext:value-type="string">
            <text:p>47.3384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5];&quot;.&quot;;&quot;,&quot;)" office:value-type="float" office:value="47.448032" calcext:value-type="float">
            <text:p>47,448032</text:p>
          </table:table-cell>
          <table:table-cell office:value-type="string" calcext:value-type="string">
            <text:p>47.4480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6];&quot;.&quot;;&quot;,&quot;)" office:value-type="float" office:value="47.55774" calcext:value-type="float">
            <text:p>47,55774</text:p>
          </table:table-cell>
          <table:table-cell office:value-type="string" calcext:value-type="string">
            <text:p>47.557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7];&quot;.&quot;;&quot;,&quot;)" office:value-type="float" office:value="47.699083" calcext:value-type="float">
            <text:p>47,699083</text:p>
          </table:table-cell>
          <table:table-cell office:value-type="string" calcext:value-type="string">
            <text:p>47.699083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8];&quot;.&quot;;&quot;,&quot;)" office:value-type="float" office:value="47.808787" calcext:value-type="float">
            <text:p>47,808787</text:p>
          </table:table-cell>
          <table:table-cell office:value-type="string" calcext:value-type="string">
            <text:p>47.8087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29];&quot;.&quot;;&quot;,&quot;)" office:value-type="float" office:value="47.950224" calcext:value-type="float">
            <text:p>47,950224</text:p>
          </table:table-cell>
          <table:table-cell office:value-type="string" calcext:value-type="string">
            <text:p>47.950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0];&quot;.&quot;;&quot;,&quot;)" office:value-type="float" office:value="48.059923" calcext:value-type="float">
            <text:p>48,059923</text:p>
          </table:table-cell>
          <table:table-cell office:value-type="string" calcext:value-type="string">
            <text:p>48.059923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1];&quot;.&quot;;&quot;,&quot;)" office:value-type="float" office:value="48.169617" calcext:value-type="float">
            <text:p>48,169617</text:p>
          </table:table-cell>
          <table:table-cell office:value-type="string" calcext:value-type="string">
            <text:p>48.1696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2];&quot;.&quot;;&quot;,&quot;)" office:value-type="float" office:value="48.311276" calcext:value-type="float">
            <text:p>48,311276</text:p>
          </table:table-cell>
          <table:table-cell office:value-type="string" calcext:value-type="string">
            <text:p>48.31127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3];&quot;.&quot;;&quot;,&quot;)" office:value-type="float" office:value="48.420976" calcext:value-type="float">
            <text:p>48,420976</text:p>
          </table:table-cell>
          <table:table-cell office:value-type="string" calcext:value-type="string">
            <text:p>48.4209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4];&quot;.&quot;;&quot;,&quot;)" office:value-type="float" office:value="48.530995" calcext:value-type="float">
            <text:p>48,530995</text:p>
          </table:table-cell>
          <table:table-cell office:value-type="string" calcext:value-type="string">
            <text:p>48.53099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5];&quot;.&quot;;&quot;,&quot;)" office:value-type="float" office:value="48.672434" calcext:value-type="float">
            <text:p>48,672434</text:p>
          </table:table-cell>
          <table:table-cell office:value-type="string" calcext:value-type="string">
            <text:p>48.6724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6];&quot;.&quot;;&quot;,&quot;)" office:value-type="float" office:value="48.78203" calcext:value-type="float">
            <text:p>48,78203</text:p>
          </table:table-cell>
          <table:table-cell office:value-type="string" calcext:value-type="string">
            <text:p>48.782030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7];&quot;.&quot;;&quot;,&quot;)" office:value-type="float" office:value="48.891624" calcext:value-type="float">
            <text:p>48,891624</text:p>
          </table:table-cell>
          <table:table-cell office:value-type="string" calcext:value-type="string">
            <text:p>48.8916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8];&quot;.&quot;;&quot;,&quot;)" office:value-type="float" office:value="49.001224" calcext:value-type="float">
            <text:p>49,001224</text:p>
          </table:table-cell>
          <table:table-cell office:value-type="string" calcext:value-type="string">
            <text:p>49.001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39];&quot;.&quot;;&quot;,&quot;)" office:value-type="float" office:value="49.110934" calcext:value-type="float">
            <text:p>49,110934</text:p>
          </table:table-cell>
          <table:table-cell office:value-type="string" calcext:value-type="string">
            <text:p>49.1109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0];&quot;.&quot;;&quot;,&quot;)" office:value-type="float" office:value="49.252487" calcext:value-type="float">
            <text:p>49,252487</text:p>
          </table:table-cell>
          <table:table-cell office:value-type="string" calcext:value-type="string">
            <text:p>49.25248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1];&quot;.&quot;;&quot;,&quot;)" office:value-type="float" office:value="49.361985" calcext:value-type="float">
            <text:p>49,361985</text:p>
          </table:table-cell>
          <table:table-cell office:value-type="string" calcext:value-type="string">
            <text:p>49.361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2];&quot;.&quot;;&quot;,&quot;)" office:value-type="float" office:value="49.471687" calcext:value-type="float">
            <text:p>49,471687</text:p>
          </table:table-cell>
          <table:table-cell office:value-type="string" calcext:value-type="string">
            <text:p>49.4716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3];&quot;.&quot;;&quot;,&quot;)" office:value-type="float" office:value="49.581189" calcext:value-type="float">
            <text:p>49,581189</text:p>
          </table:table-cell>
          <table:table-cell office:value-type="string" calcext:value-type="string">
            <text:p>49.581189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4];&quot;.&quot;;&quot;,&quot;)" office:value-type="float" office:value="49.690909" calcext:value-type="float">
            <text:p>49,690909</text:p>
          </table:table-cell>
          <table:table-cell office:value-type="string" calcext:value-type="string">
            <text:p>49.690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5];&quot;.&quot;;&quot;,&quot;)" office:value-type="float" office:value="49.80042" calcext:value-type="float">
            <text:p>49,80042</text:p>
          </table:table-cell>
          <table:table-cell office:value-type="string" calcext:value-type="string">
            <text:p>49.800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6];&quot;.&quot;;&quot;,&quot;)" office:value-type="float" office:value="49.910125" calcext:value-type="float">
            <text:p>49,910125</text:p>
          </table:table-cell>
          <table:table-cell office:value-type="string" calcext:value-type="string">
            <text:p>49.91012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7];&quot;.&quot;;&quot;,&quot;)" office:value-type="float" office:value="50.019623" calcext:value-type="float">
            <text:p>50,019623</text:p>
          </table:table-cell>
          <table:table-cell office:value-type="string" calcext:value-type="string">
            <text:p>50.0196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8];&quot;.&quot;;&quot;,&quot;)" office:value-type="float" office:value="50.129331" calcext:value-type="float">
            <text:p>50,129331</text:p>
          </table:table-cell>
          <table:table-cell office:value-type="string" calcext:value-type="string">
            <text:p>50.129331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49];&quot;.&quot;;&quot;,&quot;)" office:value-type="float" office:value="50.23893" calcext:value-type="float">
            <text:p>50,23893</text:p>
          </table:table-cell>
          <table:table-cell office:value-type="string" calcext:value-type="string">
            <text:p>50.238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0];&quot;.&quot;;&quot;,&quot;)" office:value-type="float" office:value="50.348526" calcext:value-type="float">
            <text:p>50,348526</text:p>
          </table:table-cell>
          <table:table-cell office:value-type="string" calcext:value-type="string">
            <text:p>50.34852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1];&quot;.&quot;;&quot;,&quot;)" office:value-type="float" office:value="50.458225" calcext:value-type="float">
            <text:p>50,458225</text:p>
          </table:table-cell>
          <table:table-cell office:value-type="string" calcext:value-type="string">
            <text:p>50.458225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2];&quot;.&quot;;&quot;,&quot;)" office:value-type="float" office:value="50.567931" calcext:value-type="float">
            <text:p>50,567931</text:p>
          </table:table-cell>
          <table:table-cell office:value-type="string" calcext:value-type="string">
            <text:p>50.5679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3];&quot;.&quot;;&quot;,&quot;)" office:value-type="float" office:value="50.677736" calcext:value-type="float">
            <text:p>50,677736</text:p>
          </table:table-cell>
          <table:table-cell office:value-type="string" calcext:value-type="string">
            <text:p>50.6777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4];&quot;.&quot;;&quot;,&quot;)" office:value-type="float" office:value="50.787649" calcext:value-type="float">
            <text:p>50,787649</text:p>
          </table:table-cell>
          <table:table-cell office:value-type="string" calcext:value-type="string">
            <text:p>50.7876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5];&quot;.&quot;;&quot;,&quot;)" office:value-type="float" office:value="50.897472" calcext:value-type="float">
            <text:p>50,897472</text:p>
          </table:table-cell>
          <table:table-cell office:value-type="string" calcext:value-type="string">
            <text:p>50.8974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6];&quot;.&quot;;&quot;,&quot;)" office:value-type="float" office:value="51.007289" calcext:value-type="float">
            <text:p>51,007289</text:p>
          </table:table-cell>
          <table:table-cell office:value-type="string" calcext:value-type="string">
            <text:p>51.007289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7];&quot;.&quot;;&quot;,&quot;)" office:value-type="float" office:value="51.116894" calcext:value-type="float">
            <text:p>51,116894</text:p>
          </table:table-cell>
          <table:table-cell office:value-type="string" calcext:value-type="string">
            <text:p>51.11689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8];&quot;.&quot;;&quot;,&quot;)" office:value-type="float" office:value="51.226712" calcext:value-type="float">
            <text:p>51,226712</text:p>
          </table:table-cell>
          <table:table-cell office:value-type="string" calcext:value-type="string">
            <text:p>51.226712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59];&quot;.&quot;;&quot;,&quot;)" office:value-type="float" office:value="51.336417" calcext:value-type="float">
            <text:p>51,336417</text:p>
          </table:table-cell>
          <table:table-cell office:value-type="string" calcext:value-type="string">
            <text:p>51.33641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0];&quot;.&quot;;&quot;,&quot;)" office:value-type="float" office:value="51.446332" calcext:value-type="float">
            <text:p>51,446332</text:p>
          </table:table-cell>
          <table:table-cell office:value-type="string" calcext:value-type="string">
            <text:p>51.446332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1];&quot;.&quot;;&quot;,&quot;)" office:value-type="float" office:value="51.556138" calcext:value-type="float">
            <text:p>51,556138</text:p>
          </table:table-cell>
          <table:table-cell office:value-type="string" calcext:value-type="string">
            <text:p>51.556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2];&quot;.&quot;;&quot;,&quot;)" office:value-type="float" office:value="51.665849" calcext:value-type="float">
            <text:p>51,665849</text:p>
          </table:table-cell>
          <table:table-cell office:value-type="string" calcext:value-type="string">
            <text:p>51.665849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3];&quot;.&quot;;&quot;,&quot;)" office:value-type="float" office:value="51.775453" calcext:value-type="float">
            <text:p>51,775453</text:p>
          </table:table-cell>
          <table:table-cell office:value-type="string" calcext:value-type="string">
            <text:p>51.7754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4];&quot;.&quot;;&quot;,&quot;)" office:value-type="float" office:value="51.885263" calcext:value-type="float">
            <text:p>51,885263</text:p>
          </table:table-cell>
          <table:table-cell office:value-type="string" calcext:value-type="string">
            <text:p>51.885263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5];&quot;.&quot;;&quot;,&quot;)" office:value-type="float" office:value="51.994865" calcext:value-type="float">
            <text:p>51,994865</text:p>
          </table:table-cell>
          <table:table-cell office:value-type="string" calcext:value-type="string">
            <text:p>51.994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6];&quot;.&quot;;&quot;,&quot;)" office:value-type="float" office:value="52.104784" calcext:value-type="float">
            <text:p>52,104784</text:p>
          </table:table-cell>
          <table:table-cell office:value-type="string" calcext:value-type="string">
            <text:p>52.10478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7];&quot;.&quot;;&quot;,&quot;)" office:value-type="float" office:value="52.2146" calcext:value-type="float">
            <text:p>52,2146</text:p>
          </table:table-cell>
          <table:table-cell office:value-type="string" calcext:value-type="string">
            <text:p>52.21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8];&quot;.&quot;;&quot;,&quot;)" office:value-type="float" office:value="52.324526" calcext:value-type="float">
            <text:p>52,324526</text:p>
          </table:table-cell>
          <table:table-cell office:value-type="string" calcext:value-type="string">
            <text:p>52.324526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69];&quot;.&quot;;&quot;,&quot;)" office:value-type="float" office:value="52.434134" calcext:value-type="float">
            <text:p>52,434134</text:p>
          </table:table-cell>
          <table:table-cell office:value-type="string" calcext:value-type="string">
            <text:p>52.43413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0];&quot;.&quot;;&quot;,&quot;)" office:value-type="float" office:value="52.543736" calcext:value-type="float">
            <text:p>52,543736</text:p>
          </table:table-cell>
          <table:table-cell office:value-type="string" calcext:value-type="string">
            <text:p>52.5437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1];&quot;.&quot;;&quot;,&quot;)" office:value-type="float" office:value="52.653442" calcext:value-type="float">
            <text:p>52,653442</text:p>
          </table:table-cell>
          <table:table-cell office:value-type="string" calcext:value-type="string">
            <text:p>52.653442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2];&quot;.&quot;;&quot;,&quot;)" office:value-type="float" office:value="52.763354" calcext:value-type="float">
            <text:p>52,763354</text:p>
          </table:table-cell>
          <table:table-cell office:value-type="string" calcext:value-type="string">
            <text:p>52.76335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3];&quot;.&quot;;&quot;,&quot;)" office:value-type="float" office:value="52.87305" calcext:value-type="float">
            <text:p>52,87305</text:p>
          </table:table-cell>
          <table:table-cell office:value-type="string" calcext:value-type="string">
            <text:p>52.873050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4];&quot;.&quot;;&quot;,&quot;)" office:value-type="float" office:value="52.98286" calcext:value-type="float">
            <text:p>52,98286</text:p>
          </table:table-cell>
          <table:table-cell office:value-type="string" calcext:value-type="string">
            <text:p>52.98286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5];&quot;.&quot;;&quot;,&quot;)" office:value-type="float" office:value="53.092348" calcext:value-type="float">
            <text:p>53,092348</text:p>
          </table:table-cell>
          <table:table-cell office:value-type="string" calcext:value-type="string">
            <text:p>53.09234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6];&quot;.&quot;;&quot;,&quot;)" office:value-type="float" office:value="53.201946" calcext:value-type="float">
            <text:p>53,201946</text:p>
          </table:table-cell>
          <table:table-cell office:value-type="string" calcext:value-type="string">
            <text:p>53.20194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7];&quot;.&quot;;&quot;,&quot;)" office:value-type="float" office:value="53.311552" calcext:value-type="float">
            <text:p>53,311552</text:p>
          </table:table-cell>
          <table:table-cell office:value-type="string" calcext:value-type="string">
            <text:p>53.311552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8];&quot;.&quot;;&quot;,&quot;)" office:value-type="float" office:value="53.421266" calcext:value-type="float">
            <text:p>53,421266</text:p>
          </table:table-cell>
          <table:table-cell office:value-type="string" calcext:value-type="string">
            <text:p>53.4212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79];&quot;.&quot;;&quot;,&quot;)" office:value-type="float" office:value="53.53077" calcext:value-type="float">
            <text:p>53,53077</text:p>
          </table:table-cell>
          <table:table-cell office:value-type="string" calcext:value-type="string">
            <text:p>53.53077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0];&quot;.&quot;;&quot;,&quot;)" office:value-type="float" office:value="53.640582" calcext:value-type="float">
            <text:p>53,640582</text:p>
          </table:table-cell>
          <table:table-cell office:value-type="string" calcext:value-type="string">
            <text:p>53.640582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1];&quot;.&quot;;&quot;,&quot;)" office:value-type="float" office:value="53.750289" calcext:value-type="float">
            <text:p>53,750289</text:p>
          </table:table-cell>
          <table:table-cell office:value-type="string" calcext:value-type="string">
            <text:p>53.7502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2];&quot;.&quot;;&quot;,&quot;)" office:value-type="float" office:value="53.859887" calcext:value-type="float">
            <text:p>53,859887</text:p>
          </table:table-cell>
          <table:table-cell office:value-type="string" calcext:value-type="string">
            <text:p>53.8598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3];&quot;.&quot;;&quot;,&quot;)" office:value-type="float" office:value="53.969589" calcext:value-type="float">
            <text:p>53,969589</text:p>
          </table:table-cell>
          <table:table-cell office:value-type="string" calcext:value-type="string">
            <text:p>53.9695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4];&quot;.&quot;;&quot;,&quot;)" office:value-type="float" office:value="54.079188" calcext:value-type="float">
            <text:p>54,079188</text:p>
          </table:table-cell>
          <table:table-cell office:value-type="string" calcext:value-type="string">
            <text:p>54.07918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5];&quot;.&quot;;&quot;,&quot;)" office:value-type="float" office:value="54.188899" calcext:value-type="float">
            <text:p>54,188899</text:p>
          </table:table-cell>
          <table:table-cell office:value-type="string" calcext:value-type="string">
            <text:p>54.188899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6];&quot;.&quot;;&quot;,&quot;)" office:value-type="float" office:value="54.298603" calcext:value-type="float">
            <text:p>54,298603</text:p>
          </table:table-cell>
          <table:table-cell office:value-type="string" calcext:value-type="string">
            <text:p>54.2986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7];&quot;.&quot;;&quot;,&quot;)" office:value-type="float" office:value="54.408197" calcext:value-type="float">
            <text:p>54,408197</text:p>
          </table:table-cell>
          <table:table-cell office:value-type="string" calcext:value-type="string">
            <text:p>54.40819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8];&quot;.&quot;;&quot;,&quot;)" office:value-type="float" office:value="54.517905" calcext:value-type="float">
            <text:p>54,517905</text:p>
          </table:table-cell>
          <table:table-cell office:value-type="string" calcext:value-type="string">
            <text:p>54.517905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89];&quot;.&quot;;&quot;,&quot;)" office:value-type="float" office:value="54.627516" calcext:value-type="float">
            <text:p>54,627516</text:p>
          </table:table-cell>
          <table:table-cell office:value-type="string" calcext:value-type="string">
            <text:p>54.6275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0];&quot;.&quot;;&quot;,&quot;)" office:value-type="float" office:value="54.737343" calcext:value-type="float">
            <text:p>54,737343</text:p>
          </table:table-cell>
          <table:table-cell office:value-type="string" calcext:value-type="string">
            <text:p>54.7373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1];&quot;.&quot;;&quot;,&quot;)" office:value-type="float" office:value="54.84684" calcext:value-type="float">
            <text:p>54,84684</text:p>
          </table:table-cell>
          <table:table-cell office:value-type="string" calcext:value-type="string">
            <text:p>54.846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2];&quot;.&quot;;&quot;,&quot;)" office:value-type="float" office:value="54.95666" calcext:value-type="float">
            <text:p>54,95666</text:p>
          </table:table-cell>
          <table:table-cell office:value-type="string" calcext:value-type="string">
            <text:p>54.95666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3];&quot;.&quot;;&quot;,&quot;)" office:value-type="float" office:value="55.066374" calcext:value-type="float">
            <text:p>55,066374</text:p>
          </table:table-cell>
          <table:table-cell office:value-type="string" calcext:value-type="string">
            <text:p>55.0663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4];&quot;.&quot;;&quot;,&quot;)" office:value-type="float" office:value="55.175988" calcext:value-type="float">
            <text:p>55,175988</text:p>
          </table:table-cell>
          <table:table-cell office:value-type="string" calcext:value-type="string">
            <text:p>55.1759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5];&quot;.&quot;;&quot;,&quot;)" office:value-type="float" office:value="55.285496" calcext:value-type="float">
            <text:p>55,285496</text:p>
          </table:table-cell>
          <table:table-cell office:value-type="string" calcext:value-type="string">
            <text:p>55.28549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6];&quot;.&quot;;&quot;,&quot;)" office:value-type="float" office:value="55.39532" calcext:value-type="float">
            <text:p>55,39532</text:p>
          </table:table-cell>
          <table:table-cell office:value-type="string" calcext:value-type="string">
            <text:p>55.395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7];&quot;.&quot;;&quot;,&quot;)" office:value-type="float" office:value="55.504825" calcext:value-type="float">
            <text:p>55,504825</text:p>
          </table:table-cell>
          <table:table-cell office:value-type="string" calcext:value-type="string">
            <text:p>55.50482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8];&quot;.&quot;;&quot;,&quot;)" office:value-type="float" office:value="55.614639" calcext:value-type="float">
            <text:p>55,614639</text:p>
          </table:table-cell>
          <table:table-cell office:value-type="string" calcext:value-type="string">
            <text:p>55.614639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499];&quot;.&quot;;&quot;,&quot;)" office:value-type="float" office:value="55.724244" calcext:value-type="float">
            <text:p>55,724244</text:p>
          </table:table-cell>
          <table:table-cell office:value-type="string" calcext:value-type="string">
            <text:p>55.724244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0];&quot;.&quot;;&quot;,&quot;)" office:value-type="float" office:value="55.833953" calcext:value-type="float">
            <text:p>55,833953</text:p>
          </table:table-cell>
          <table:table-cell office:value-type="string" calcext:value-type="string">
            <text:p>55.833953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1];&quot;.&quot;;&quot;,&quot;)" office:value-type="float" office:value="55.943456" calcext:value-type="float">
            <text:p>55,943456</text:p>
          </table:table-cell>
          <table:table-cell office:value-type="string" calcext:value-type="string">
            <text:p>55.9434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2];&quot;.&quot;;&quot;,&quot;)" office:value-type="float" office:value="56.053167" calcext:value-type="float">
            <text:p>56,053167</text:p>
          </table:table-cell>
          <table:table-cell office:value-type="string" calcext:value-type="string">
            <text:p>56.05316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3];&quot;.&quot;;&quot;,&quot;)" office:value-type="float" office:value="56.162673" calcext:value-type="float">
            <text:p>56,162673</text:p>
          </table:table-cell>
          <table:table-cell office:value-type="string" calcext:value-type="string">
            <text:p>56.16267300000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4];&quot;.&quot;;&quot;,&quot;)" office:value-type="float" office:value="56.272499" calcext:value-type="float">
            <text:p>56,272499</text:p>
          </table:table-cell>
          <table:table-cell office:value-type="string" calcext:value-type="string">
            <text:p>56.2724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5];&quot;.&quot;;&quot;,&quot;)" office:value-type="float" office:value="56.382218" calcext:value-type="float">
            <text:p>56,382218</text:p>
          </table:table-cell>
          <table:table-cell office:value-type="string" calcext:value-type="string">
            <text:p>56.38221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6];&quot;.&quot;;&quot;,&quot;)" office:value-type="float" office:value="56.491825" calcext:value-type="float">
            <text:p>56,491825</text:p>
          </table:table-cell>
          <table:table-cell office:value-type="string" calcext:value-type="string">
            <text:p>56.4918250000000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7];&quot;.&quot;;&quot;,&quot;)" office:value-type="float" office:value="56.601435" calcext:value-type="float">
            <text:p>56,601435</text:p>
          </table:table-cell>
          <table:table-cell office:value-type="string" calcext:value-type="string">
            <text:p>56.601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8];&quot;.&quot;;&quot;,&quot;)" office:value-type="float" office:value="56.711044" calcext:value-type="float">
            <text:p>56,711044</text:p>
          </table:table-cell>
          <table:table-cell office:value-type="string" calcext:value-type="string">
            <text:p>56.711044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09];&quot;.&quot;;&quot;,&quot;)" office:value-type="float" office:value="56.820646" calcext:value-type="float">
            <text:p>56,820646</text:p>
          </table:table-cell>
          <table:table-cell office:value-type="string" calcext:value-type="string">
            <text:p>56.8206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10];&quot;.&quot;;&quot;,&quot;)" office:value-type="float" office:value="56.93035" calcext:value-type="float">
            <text:p>56,93035</text:p>
          </table:table-cell>
          <table:table-cell office:value-type="string" calcext:value-type="string">
            <text:p>56.93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511];&quot;.&quot;;&quot;,&quot;)" office:value-type="float" office:value="57.039844" calcext:value-type="float">
            <text:p>57,039844</text:p>
          </table:table-cell>
          <table:table-cell office:value-type="string" calcext:value-type="string">
            <text:p>57.039844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table:formula="of:=NUMBERVALUE([.B512];&quot;.&quot;;&quot;,&quot;)" office:value-type="float" office:value="57.149549" calcext:value-type="float">
            <text:p>57,149549</text:p>
          </table:table-cell>
          <table:table-cell office:value-type="string" calcext:value-type="string">
            <text:p>57.149549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13];&quot;.&quot;;&quot;,&quot;)" office:value-type="float" office:value="57.259154" calcext:value-type="float">
            <text:p>57,259154</text:p>
          </table:table-cell>
          <table:table-cell office:value-type="string" calcext:value-type="string">
            <text:p>57.25915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14];&quot;.&quot;;&quot;,&quot;)" office:value-type="float" office:value="57.368863" calcext:value-type="float">
            <text:p>57,368863</text:p>
          </table:table-cell>
          <table:table-cell office:value-type="string" calcext:value-type="string">
            <text:p>57.36886300000000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15];&quot;.&quot;;&quot;,&quot;)" office:value-type="float" office:value="57.478364" calcext:value-type="float">
            <text:p>57,478364</text:p>
          </table:table-cell>
          <table:table-cell office:value-type="string" calcext:value-type="string">
            <text:p>57.47836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16];&quot;.&quot;;&quot;,&quot;)" office:value-type="float" office:value="57.58797" calcext:value-type="float">
            <text:p>57,58797</text:p>
          </table:table-cell>
          <table:table-cell office:value-type="string" calcext:value-type="string">
            <text:p>57.5879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17];&quot;.&quot;;&quot;,&quot;)" office:value-type="float" office:value="57.69768" calcext:value-type="float">
            <text:p>57,69768</text:p>
          </table:table-cell>
          <table:table-cell office:value-type="string" calcext:value-type="string">
            <text:p>57.6976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18];&quot;.&quot;;&quot;,&quot;)" office:value-type="float" office:value="57.807394" calcext:value-type="float">
            <text:p>57,807394</text:p>
          </table:table-cell>
          <table:table-cell office:value-type="string" calcext:value-type="string">
            <text:p>57.80739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19];&quot;.&quot;;&quot;,&quot;)" office:value-type="float" office:value="57.916896" calcext:value-type="float">
            <text:p>57,916896</text:p>
          </table:table-cell>
          <table:table-cell office:value-type="string" calcext:value-type="string">
            <text:p>57.916896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0];&quot;.&quot;;&quot;,&quot;)" office:value-type="float" office:value="58.026604" calcext:value-type="float">
            <text:p>58,026604</text:p>
          </table:table-cell>
          <table:table-cell office:value-type="string" calcext:value-type="string">
            <text:p>58.0266040000000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1];&quot;.&quot;;&quot;,&quot;)" office:value-type="float" office:value="58.136205" calcext:value-type="float">
            <text:p>58,136205</text:p>
          </table:table-cell>
          <table:table-cell office:value-type="string" calcext:value-type="string">
            <text:p>58.136205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2];&quot;.&quot;;&quot;,&quot;)" office:value-type="float" office:value="58.245809" calcext:value-type="float">
            <text:p>58,245809</text:p>
          </table:table-cell>
          <table:table-cell office:value-type="string" calcext:value-type="string">
            <text:p>58.245809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3];&quot;.&quot;;&quot;,&quot;)" office:value-type="float" office:value="58.355417" calcext:value-type="float">
            <text:p>58,355417</text:p>
          </table:table-cell>
          <table:table-cell office:value-type="string" calcext:value-type="string">
            <text:p>58.35541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4];&quot;.&quot;;&quot;,&quot;)" office:value-type="float" office:value="58.465029" calcext:value-type="float">
            <text:p>58,465029</text:p>
          </table:table-cell>
          <table:table-cell office:value-type="string" calcext:value-type="string">
            <text:p>58.46502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5];&quot;.&quot;;&quot;,&quot;)" office:value-type="float" office:value="58.57463" calcext:value-type="float">
            <text:p>58,57463</text:p>
          </table:table-cell>
          <table:table-cell office:value-type="string" calcext:value-type="string">
            <text:p>58.5746300000000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6];&quot;.&quot;;&quot;,&quot;)" office:value-type="float" office:value="58.684232" calcext:value-type="float">
            <text:p>58,684232</text:p>
          </table:table-cell>
          <table:table-cell office:value-type="string" calcext:value-type="string">
            <text:p>58.68423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7];&quot;.&quot;;&quot;,&quot;)" office:value-type="float" office:value="58.793841" calcext:value-type="float">
            <text:p>58,793841</text:p>
          </table:table-cell>
          <table:table-cell office:value-type="string" calcext:value-type="string">
            <text:p>58.793841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8];&quot;.&quot;;&quot;,&quot;)" office:value-type="float" office:value="58.903552" calcext:value-type="float">
            <text:p>58,903552</text:p>
          </table:table-cell>
          <table:table-cell office:value-type="string" calcext:value-type="string">
            <text:p>58.90355200000000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29];&quot;.&quot;;&quot;,&quot;)" office:value-type="float" office:value="59.013264" calcext:value-type="float">
            <text:p>59,013264</text:p>
          </table:table-cell>
          <table:table-cell office:value-type="string" calcext:value-type="string">
            <text:p>59.01326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0];&quot;.&quot;;&quot;,&quot;)" office:value-type="float" office:value="59.12308" calcext:value-type="float">
            <text:p>59,12308</text:p>
          </table:table-cell>
          <table:table-cell office:value-type="string" calcext:value-type="string">
            <text:p>59.123080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1];&quot;.&quot;;&quot;,&quot;)" office:value-type="float" office:value="59.232889" calcext:value-type="float">
            <text:p>59,232889</text:p>
          </table:table-cell>
          <table:table-cell office:value-type="string" calcext:value-type="string">
            <text:p>59.23288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2];&quot;.&quot;;&quot;,&quot;)" office:value-type="float" office:value="59.342809" calcext:value-type="float">
            <text:p>59,342809</text:p>
          </table:table-cell>
          <table:table-cell office:value-type="string" calcext:value-type="string">
            <text:p>59.3428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3];&quot;.&quot;;&quot;,&quot;)" office:value-type="float" office:value="59.452632" calcext:value-type="float">
            <text:p>59,452632</text:p>
          </table:table-cell>
          <table:table-cell office:value-type="string" calcext:value-type="string">
            <text:p>59.452632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4];&quot;.&quot;;&quot;,&quot;)" office:value-type="float" office:value="59.562662" calcext:value-type="float">
            <text:p>59,562662</text:p>
          </table:table-cell>
          <table:table-cell office:value-type="string" calcext:value-type="string">
            <text:p>59.56266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5];&quot;.&quot;;&quot;,&quot;)" office:value-type="float" office:value="59.672375" calcext:value-type="float">
            <text:p>59,672375</text:p>
          </table:table-cell>
          <table:table-cell office:value-type="string" calcext:value-type="string">
            <text:p>59.672375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6];&quot;.&quot;;&quot;,&quot;)" office:value-type="float" office:value="59.782497" calcext:value-type="float">
            <text:p>59,782497</text:p>
          </table:table-cell>
          <table:table-cell office:value-type="string" calcext:value-type="string">
            <text:p>59.7824970000000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7];&quot;.&quot;;&quot;,&quot;)" office:value-type="float" office:value="59.892205" calcext:value-type="float">
            <text:p>59,892205</text:p>
          </table:table-cell>
          <table:table-cell office:value-type="string" calcext:value-type="string">
            <text:p>59.892205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8];&quot;.&quot;;&quot;,&quot;)" office:value-type="float" office:value="60.002125" calcext:value-type="float">
            <text:p>60,002125</text:p>
          </table:table-cell>
          <table:table-cell office:value-type="string" calcext:value-type="string">
            <text:p>60.002125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39];&quot;.&quot;;&quot;,&quot;)" office:value-type="float" office:value="60.111938" calcext:value-type="float">
            <text:p>60,111938</text:p>
          </table:table-cell>
          <table:table-cell office:value-type="string" calcext:value-type="string">
            <text:p>60.111938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0];&quot;.&quot;;&quot;,&quot;)" office:value-type="float" office:value="60.22186" calcext:value-type="float">
            <text:p>60,22186</text:p>
          </table:table-cell>
          <table:table-cell office:value-type="string" calcext:value-type="string">
            <text:p>60.2218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1];&quot;.&quot;;&quot;,&quot;)" office:value-type="float" office:value="60.331474" calcext:value-type="float">
            <text:p>60,331474</text:p>
          </table:table-cell>
          <table:table-cell office:value-type="string" calcext:value-type="string">
            <text:p>60.33147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2];&quot;.&quot;;&quot;,&quot;)" office:value-type="float" office:value="60.44108" calcext:value-type="float">
            <text:p>60,44108</text:p>
          </table:table-cell>
          <table:table-cell office:value-type="string" calcext:value-type="string">
            <text:p>60.4410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3];&quot;.&quot;;&quot;,&quot;)" office:value-type="float" office:value="60.550688" calcext:value-type="float">
            <text:p>60,550688</text:p>
          </table:table-cell>
          <table:table-cell office:value-type="string" calcext:value-type="string">
            <text:p>60.55068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4];&quot;.&quot;;&quot;,&quot;)" office:value-type="float" office:value="60.660395" calcext:value-type="float">
            <text:p>60,660395</text:p>
          </table:table-cell>
          <table:table-cell office:value-type="string" calcext:value-type="string">
            <text:p>60.66039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5];&quot;.&quot;;&quot;,&quot;)" office:value-type="float" office:value="60.770102" calcext:value-type="float">
            <text:p>60,770102</text:p>
          </table:table-cell>
          <table:table-cell office:value-type="string" calcext:value-type="string">
            <text:p>60.770102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6];&quot;.&quot;;&quot;,&quot;)" office:value-type="float" office:value="60.879918" calcext:value-type="float">
            <text:p>60,879918</text:p>
          </table:table-cell>
          <table:table-cell office:value-type="string" calcext:value-type="string">
            <text:p>60.87991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7];&quot;.&quot;;&quot;,&quot;)" office:value-type="float" office:value="60.989632" calcext:value-type="float">
            <text:p>60,989632</text:p>
          </table:table-cell>
          <table:table-cell office:value-type="string" calcext:value-type="string">
            <text:p>60.989632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8];&quot;.&quot;;&quot;,&quot;)" office:value-type="float" office:value="61.099559" calcext:value-type="float">
            <text:p>61,099559</text:p>
          </table:table-cell>
          <table:table-cell office:value-type="string" calcext:value-type="string">
            <text:p>61.0995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49];&quot;.&quot;;&quot;,&quot;)" office:value-type="float" office:value="61.209372" calcext:value-type="float">
            <text:p>61,209372</text:p>
          </table:table-cell>
          <table:table-cell office:value-type="string" calcext:value-type="string">
            <text:p>61.20937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0];&quot;.&quot;;&quot;,&quot;)" office:value-type="float" office:value="61.31929" calcext:value-type="float">
            <text:p>61,31929</text:p>
          </table:table-cell>
          <table:table-cell office:value-type="string" calcext:value-type="string">
            <text:p>61.319290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1];&quot;.&quot;;&quot;,&quot;)" office:value-type="float" office:value="61.429108" calcext:value-type="float">
            <text:p>61,429108</text:p>
          </table:table-cell>
          <table:table-cell office:value-type="string" calcext:value-type="string">
            <text:p>61.42910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2];&quot;.&quot;;&quot;,&quot;)" office:value-type="float" office:value="61.53913" calcext:value-type="float">
            <text:p>61,53913</text:p>
          </table:table-cell>
          <table:table-cell office:value-type="string" calcext:value-type="string">
            <text:p>61.539130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3];&quot;.&quot;;&quot;,&quot;)" office:value-type="float" office:value="61.648832" calcext:value-type="float">
            <text:p>61,648832</text:p>
          </table:table-cell>
          <table:table-cell office:value-type="string" calcext:value-type="string">
            <text:p>61.64883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4];&quot;.&quot;;&quot;,&quot;)" office:value-type="float" office:value="61.758856" calcext:value-type="float">
            <text:p>61,758856</text:p>
          </table:table-cell>
          <table:table-cell office:value-type="string" calcext:value-type="string">
            <text:p>61.758856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5];&quot;.&quot;;&quot;,&quot;)" office:value-type="float" office:value="61.868672" calcext:value-type="float">
            <text:p>61,868672</text:p>
          </table:table-cell>
          <table:table-cell office:value-type="string" calcext:value-type="string">
            <text:p>61.86867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6];&quot;.&quot;;&quot;,&quot;)" office:value-type="float" office:value="61.978697" calcext:value-type="float">
            <text:p>61,978697</text:p>
          </table:table-cell>
          <table:table-cell office:value-type="string" calcext:value-type="string">
            <text:p>61.97869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7];&quot;.&quot;;&quot;,&quot;)" office:value-type="float" office:value="62.088293" calcext:value-type="float">
            <text:p>62,088293</text:p>
          </table:table-cell>
          <table:table-cell office:value-type="string" calcext:value-type="string">
            <text:p>62.088293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8];&quot;.&quot;;&quot;,&quot;)" office:value-type="float" office:value="62.197997" calcext:value-type="float">
            <text:p>62,197997</text:p>
          </table:table-cell>
          <table:table-cell office:value-type="string" calcext:value-type="string">
            <text:p>62.19799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59];&quot;.&quot;;&quot;,&quot;)" office:value-type="float" office:value="62.307501" calcext:value-type="float">
            <text:p>62,307501</text:p>
          </table:table-cell>
          <table:table-cell office:value-type="string" calcext:value-type="string">
            <text:p>62.3075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0];&quot;.&quot;;&quot;,&quot;)" office:value-type="float" office:value="62.417426" calcext:value-type="float">
            <text:p>62,417426</text:p>
          </table:table-cell>
          <table:table-cell office:value-type="string" calcext:value-type="string">
            <text:p>62.4174260000000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1];&quot;.&quot;;&quot;,&quot;)" office:value-type="float" office:value="62.527139" calcext:value-type="float">
            <text:p>62,527139</text:p>
          </table:table-cell>
          <table:table-cell office:value-type="string" calcext:value-type="string">
            <text:p>62.52713900000000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2];&quot;.&quot;;&quot;,&quot;)" office:value-type="float" office:value="62.637068" calcext:value-type="float">
            <text:p>62,637068</text:p>
          </table:table-cell>
          <table:table-cell office:value-type="string" calcext:value-type="string">
            <text:p>62.6370680000000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3];&quot;.&quot;;&quot;,&quot;)" office:value-type="float" office:value="62.746891" calcext:value-type="float">
            <text:p>62,746891</text:p>
          </table:table-cell>
          <table:table-cell office:value-type="string" calcext:value-type="string">
            <text:p>62.74689100000000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4];&quot;.&quot;;&quot;,&quot;)" office:value-type="float" office:value="62.856818" calcext:value-type="float">
            <text:p>62,856818</text:p>
          </table:table-cell>
          <table:table-cell office:value-type="string" calcext:value-type="string">
            <text:p>62.85681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5];&quot;.&quot;;&quot;,&quot;)" office:value-type="float" office:value="62.966542" calcext:value-type="float">
            <text:p>62,966542</text:p>
          </table:table-cell>
          <table:table-cell office:value-type="string" calcext:value-type="string">
            <text:p>62.966542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6];&quot;.&quot;;&quot;,&quot;)" office:value-type="float" office:value="63.076148" calcext:value-type="float">
            <text:p>63,076148</text:p>
          </table:table-cell>
          <table:table-cell office:value-type="string" calcext:value-type="string">
            <text:p>63.07614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7];&quot;.&quot;;&quot;,&quot;)" office:value-type="float" office:value="63.185747" calcext:value-type="float">
            <text:p>63,185747</text:p>
          </table:table-cell>
          <table:table-cell office:value-type="string" calcext:value-type="string">
            <text:p>63.1857470000000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8];&quot;.&quot;;&quot;,&quot;)" office:value-type="float" office:value="63.295448" calcext:value-type="float">
            <text:p>63,295448</text:p>
          </table:table-cell>
          <table:table-cell office:value-type="string" calcext:value-type="string">
            <text:p>63.295448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69];&quot;.&quot;;&quot;,&quot;)" office:value-type="float" office:value="63.405041" calcext:value-type="float">
            <text:p>63,405041</text:p>
          </table:table-cell>
          <table:table-cell office:value-type="string" calcext:value-type="string">
            <text:p>63.405041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0];&quot;.&quot;;&quot;,&quot;)" office:value-type="float" office:value="63.514852" calcext:value-type="float">
            <text:p>63,514852</text:p>
          </table:table-cell>
          <table:table-cell office:value-type="string" calcext:value-type="string">
            <text:p>63.51485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1];&quot;.&quot;;&quot;,&quot;)" office:value-type="float" office:value="63.624557" calcext:value-type="float">
            <text:p>63,624557</text:p>
          </table:table-cell>
          <table:table-cell office:value-type="string" calcext:value-type="string">
            <text:p>63.62455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2];&quot;.&quot;;&quot;,&quot;)" office:value-type="float" office:value="63.734476" calcext:value-type="float">
            <text:p>63,734476</text:p>
          </table:table-cell>
          <table:table-cell office:value-type="string" calcext:value-type="string">
            <text:p>63.73447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3];&quot;.&quot;;&quot;,&quot;)" office:value-type="float" office:value="63.844187" calcext:value-type="float">
            <text:p>63,844187</text:p>
          </table:table-cell>
          <table:table-cell office:value-type="string" calcext:value-type="string">
            <text:p>63.84418700000000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4];&quot;.&quot;;&quot;,&quot;)" office:value-type="float" office:value="63.954103" calcext:value-type="float">
            <text:p>63,954103</text:p>
          </table:table-cell>
          <table:table-cell office:value-type="string" calcext:value-type="string">
            <text:p>63.95410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5];&quot;.&quot;;&quot;,&quot;)" office:value-type="float" office:value="64.063604" calcext:value-type="float">
            <text:p>64,063604</text:p>
          </table:table-cell>
          <table:table-cell office:value-type="string" calcext:value-type="string">
            <text:p>64.06360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6];&quot;.&quot;;&quot;,&quot;)" office:value-type="float" office:value="64.173316" calcext:value-type="float">
            <text:p>64,173316</text:p>
          </table:table-cell>
          <table:table-cell office:value-type="string" calcext:value-type="string">
            <text:p>64.17331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7];&quot;.&quot;;&quot;,&quot;)" office:value-type="float" office:value="64.283036" calcext:value-type="float">
            <text:p>64,283036</text:p>
          </table:table-cell>
          <table:table-cell office:value-type="string" calcext:value-type="string">
            <text:p>64.283036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8];&quot;.&quot;;&quot;,&quot;)" office:value-type="float" office:value="64.39285" calcext:value-type="float">
            <text:p>64,39285</text:p>
          </table:table-cell>
          <table:table-cell office:value-type="string" calcext:value-type="string">
            <text:p>64.392850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79];&quot;.&quot;;&quot;,&quot;)" office:value-type="float" office:value="64.502561" calcext:value-type="float">
            <text:p>64,502561</text:p>
          </table:table-cell>
          <table:table-cell office:value-type="string" calcext:value-type="string">
            <text:p>64.50256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0];&quot;.&quot;;&quot;,&quot;)" office:value-type="float" office:value="64.612478" calcext:value-type="float">
            <text:p>64,612478</text:p>
          </table:table-cell>
          <table:table-cell office:value-type="string" calcext:value-type="string">
            <text:p>64.612478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1];&quot;.&quot;;&quot;,&quot;)" office:value-type="float" office:value="64.722295" calcext:value-type="float">
            <text:p>64,722295</text:p>
          </table:table-cell>
          <table:table-cell office:value-type="string" calcext:value-type="string">
            <text:p>64.72229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2];&quot;.&quot;;&quot;,&quot;)" office:value-type="float" office:value="64.831903" calcext:value-type="float">
            <text:p>64,831903</text:p>
          </table:table-cell>
          <table:table-cell office:value-type="string" calcext:value-type="string">
            <text:p>64.831903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3];&quot;.&quot;;&quot;,&quot;)" office:value-type="float" office:value="64.941506" calcext:value-type="float">
            <text:p>64,941506</text:p>
          </table:table-cell>
          <table:table-cell office:value-type="string" calcext:value-type="string">
            <text:p>64.9415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4];&quot;.&quot;;&quot;,&quot;)" office:value-type="float" office:value="65.051313" calcext:value-type="float">
            <text:p>65,051313</text:p>
          </table:table-cell>
          <table:table-cell office:value-type="string" calcext:value-type="string">
            <text:p>65.051313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5];&quot;.&quot;;&quot;,&quot;)" office:value-type="float" office:value="65.160913" calcext:value-type="float">
            <text:p>65,160913</text:p>
          </table:table-cell>
          <table:table-cell office:value-type="string" calcext:value-type="string">
            <text:p>65.160913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6];&quot;.&quot;;&quot;,&quot;)" office:value-type="float" office:value="65.270828" calcext:value-type="float">
            <text:p>65,270828</text:p>
          </table:table-cell>
          <table:table-cell office:value-type="string" calcext:value-type="string">
            <text:p>65.270828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7];&quot;.&quot;;&quot;,&quot;)" office:value-type="float" office:value="65.380533" calcext:value-type="float">
            <text:p>65,380533</text:p>
          </table:table-cell>
          <table:table-cell office:value-type="string" calcext:value-type="string">
            <text:p>65.38053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8];&quot;.&quot;;&quot;,&quot;)" office:value-type="float" office:value="65.490444" calcext:value-type="float">
            <text:p>65,490444</text:p>
          </table:table-cell>
          <table:table-cell office:value-type="string" calcext:value-type="string">
            <text:p>65.49044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89];&quot;.&quot;;&quot;,&quot;)" office:value-type="float" office:value="65.599943" calcext:value-type="float">
            <text:p>65,599943</text:p>
          </table:table-cell>
          <table:table-cell office:value-type="string" calcext:value-type="string">
            <text:p>65.59994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0];&quot;.&quot;;&quot;,&quot;)" office:value-type="float" office:value="65.709661" calcext:value-type="float">
            <text:p>65,709661</text:p>
          </table:table-cell>
          <table:table-cell office:value-type="string" calcext:value-type="string">
            <text:p>65.709661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1];&quot;.&quot;;&quot;,&quot;)" office:value-type="float" office:value="65.819272" calcext:value-type="float">
            <text:p>65,819272</text:p>
          </table:table-cell>
          <table:table-cell office:value-type="string" calcext:value-type="string">
            <text:p>65.81927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2];&quot;.&quot;;&quot;,&quot;)" office:value-type="float" office:value="65.929199" calcext:value-type="float">
            <text:p>65,929199</text:p>
          </table:table-cell>
          <table:table-cell office:value-type="string" calcext:value-type="string">
            <text:p>65.929199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3];&quot;.&quot;;&quot;,&quot;)" office:value-type="float" office:value="66.038922" calcext:value-type="float">
            <text:p>66,038922</text:p>
          </table:table-cell>
          <table:table-cell office:value-type="string" calcext:value-type="string">
            <text:p>66.038921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4];&quot;.&quot;;&quot;,&quot;)" office:value-type="float" office:value="66.148946" calcext:value-type="float">
            <text:p>66,148946</text:p>
          </table:table-cell>
          <table:table-cell office:value-type="string" calcext:value-type="string">
            <text:p>66.14894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5];&quot;.&quot;;&quot;,&quot;)" office:value-type="float" office:value="66.258548" calcext:value-type="float">
            <text:p>66,258548</text:p>
          </table:table-cell>
          <table:table-cell office:value-type="string" calcext:value-type="string">
            <text:p>66.258547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6];&quot;.&quot;;&quot;,&quot;)" office:value-type="float" office:value="66.368156" calcext:value-type="float">
            <text:p>66,368156</text:p>
          </table:table-cell>
          <table:table-cell office:value-type="string" calcext:value-type="string">
            <text:p>66.368155999999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7];&quot;.&quot;;&quot;,&quot;)" office:value-type="float" office:value="66.47766" calcext:value-type="float">
            <text:p>66,47766</text:p>
          </table:table-cell>
          <table:table-cell office:value-type="string" calcext:value-type="string">
            <text:p>66.477659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8];&quot;.&quot;;&quot;,&quot;)" office:value-type="float" office:value="66.58759" calcext:value-type="float">
            <text:p>66,58759</text:p>
          </table:table-cell>
          <table:table-cell office:value-type="string" calcext:value-type="string">
            <text:p>66.587589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599];&quot;.&quot;;&quot;,&quot;)" office:value-type="float" office:value="66.697205" calcext:value-type="float">
            <text:p>66,697205</text:p>
          </table:table-cell>
          <table:table-cell office:value-type="string" calcext:value-type="string">
            <text:p>66.69720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0];&quot;.&quot;;&quot;,&quot;)" office:value-type="float" office:value="66.80702" calcext:value-type="float">
            <text:p>66,80702</text:p>
          </table:table-cell>
          <table:table-cell office:value-type="string" calcext:value-type="string">
            <text:p>66.807020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1];&quot;.&quot;;&quot;,&quot;)" office:value-type="float" office:value="66.916524" calcext:value-type="float">
            <text:p>66,916524</text:p>
          </table:table-cell>
          <table:table-cell office:value-type="string" calcext:value-type="string">
            <text:p>66.91652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2];&quot;.&quot;;&quot;,&quot;)" office:value-type="float" office:value="67.02623" calcext:value-type="float">
            <text:p>67,02623</text:p>
          </table:table-cell>
          <table:table-cell office:value-type="string" calcext:value-type="string">
            <text:p>67.0262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3];&quot;.&quot;;&quot;,&quot;)" office:value-type="float" office:value="67.135936" calcext:value-type="float">
            <text:p>67,135936</text:p>
          </table:table-cell>
          <table:table-cell office:value-type="string" calcext:value-type="string">
            <text:p>67.135935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4];&quot;.&quot;;&quot;,&quot;)" office:value-type="float" office:value="67.245647" calcext:value-type="float">
            <text:p>67,245647</text:p>
          </table:table-cell>
          <table:table-cell office:value-type="string" calcext:value-type="string">
            <text:p>67.245646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5];&quot;.&quot;;&quot;,&quot;)" office:value-type="float" office:value="67.35515" calcext:value-type="float">
            <text:p>67,35515</text:p>
          </table:table-cell>
          <table:table-cell office:value-type="string" calcext:value-type="string">
            <text:p>67.3551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6];&quot;.&quot;;&quot;,&quot;)" office:value-type="float" office:value="67.464864" calcext:value-type="float">
            <text:p>67,464864</text:p>
          </table:table-cell>
          <table:table-cell office:value-type="string" calcext:value-type="string">
            <text:p>67.46486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7];&quot;.&quot;;&quot;,&quot;)" office:value-type="float" office:value="67.574372" calcext:value-type="float">
            <text:p>67,574372</text:p>
          </table:table-cell>
          <table:table-cell office:value-type="string" calcext:value-type="string">
            <text:p>67.57437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8];&quot;.&quot;;&quot;,&quot;)" office:value-type="float" office:value="67.684298" calcext:value-type="float">
            <text:p>67,684298</text:p>
          </table:table-cell>
          <table:table-cell office:value-type="string" calcext:value-type="string">
            <text:p>67.6842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09];&quot;.&quot;;&quot;,&quot;)" office:value-type="float" office:value="67.793804" calcext:value-type="float">
            <text:p>67,793804</text:p>
          </table:table-cell>
          <table:table-cell office:value-type="string" calcext:value-type="string">
            <text:p>67.79380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0];&quot;.&quot;;&quot;,&quot;)" office:value-type="float" office:value="67.903622" calcext:value-type="float">
            <text:p>67,903622</text:p>
          </table:table-cell>
          <table:table-cell office:value-type="string" calcext:value-type="string">
            <text:p>67.90362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1];&quot;.&quot;;&quot;,&quot;)" office:value-type="float" office:value="68.013236" calcext:value-type="float">
            <text:p>68,013236</text:p>
          </table:table-cell>
          <table:table-cell office:value-type="string" calcext:value-type="string">
            <text:p>68.013235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2];&quot;.&quot;;&quot;,&quot;)" office:value-type="float" office:value="68.122959" calcext:value-type="float">
            <text:p>68,122959</text:p>
          </table:table-cell>
          <table:table-cell office:value-type="string" calcext:value-type="string">
            <text:p>68.122959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3];&quot;.&quot;;&quot;,&quot;)" office:value-type="float" office:value="68.232572" calcext:value-type="float">
            <text:p>68,232572</text:p>
          </table:table-cell>
          <table:table-cell office:value-type="string" calcext:value-type="string">
            <text:p>68.23257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4];&quot;.&quot;;&quot;,&quot;)" office:value-type="float" office:value="68.342392" calcext:value-type="float">
            <text:p>68,342392</text:p>
          </table:table-cell>
          <table:table-cell office:value-type="string" calcext:value-type="string">
            <text:p>68.342391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5];&quot;.&quot;;&quot;,&quot;)" office:value-type="float" office:value="68.451888" calcext:value-type="float">
            <text:p>68,451888</text:p>
          </table:table-cell>
          <table:table-cell office:value-type="string" calcext:value-type="string">
            <text:p>68.451888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6];&quot;.&quot;;&quot;,&quot;)" office:value-type="float" office:value="68.561695" calcext:value-type="float">
            <text:p>68,561695</text:p>
          </table:table-cell>
          <table:table-cell office:value-type="string" calcext:value-type="string">
            <text:p>68.561694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7];&quot;.&quot;;&quot;,&quot;)" office:value-type="float" office:value="68.67119" calcext:value-type="float">
            <text:p>68,67119</text:p>
          </table:table-cell>
          <table:table-cell office:value-type="string" calcext:value-type="string">
            <text:p>68.6711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8];&quot;.&quot;;&quot;,&quot;)" office:value-type="float" office:value="68.78089" calcext:value-type="float">
            <text:p>68,78089</text:p>
          </table:table-cell>
          <table:table-cell office:value-type="string" calcext:value-type="string">
            <text:p>68.780889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19];&quot;.&quot;;&quot;,&quot;)" office:value-type="float" office:value="68.890384" calcext:value-type="float">
            <text:p>68,890384</text:p>
          </table:table-cell>
          <table:table-cell office:value-type="string" calcext:value-type="string">
            <text:p>68.89038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20];&quot;.&quot;;&quot;,&quot;)" office:value-type="float" office:value="69.00009" calcext:value-type="float">
            <text:p>69,00009</text:p>
          </table:table-cell>
          <table:table-cell office:value-type="string" calcext:value-type="string">
            <text:p>69.000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21];&quot;.&quot;;&quot;,&quot;)" office:value-type="float" office:value="69.109688" calcext:value-type="float">
            <text:p>69,109688</text:p>
          </table:table-cell>
          <table:table-cell office:value-type="string" calcext:value-type="string">
            <text:p>69.109687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22];&quot;.&quot;;&quot;,&quot;)" office:value-type="float" office:value="69.21939" calcext:value-type="float">
            <text:p>69,21939</text:p>
          </table:table-cell>
          <table:table-cell office:value-type="string" calcext:value-type="string">
            <text:p>69.2193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23];&quot;.&quot;;&quot;,&quot;)" office:value-type="float" office:value="69.328885" calcext:value-type="float">
            <text:p>69,328885</text:p>
          </table:table-cell>
          <table:table-cell office:value-type="string" calcext:value-type="string">
            <text:p>69.32888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24];&quot;.&quot;;&quot;,&quot;)" office:value-type="float" office:value="69.438699" calcext:value-type="float">
            <text:p>69,438699</text:p>
          </table:table-cell>
          <table:table-cell office:value-type="string" calcext:value-type="string">
            <text:p>69.4386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25];&quot;.&quot;;&quot;,&quot;)" office:value-type="float" office:value="69.548202" calcext:value-type="float">
            <text:p>69,548202</text:p>
          </table:table-cell>
          <table:table-cell office:value-type="string" calcext:value-type="string">
            <text:p>69.54820199999999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table:formula="of:=NUMBERVALUE([.B626];&quot;.&quot;;&quot;,&quot;)" office:value-type="float" office:value="69.657803" calcext:value-type="float">
            <text:p>69,657803</text:p>
          </table:table-cell>
          <table:table-cell office:value-type="string" calcext:value-type="string">
            <text:p>69.65780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27];&quot;.&quot;;&quot;,&quot;)" office:value-type="float" office:value="69.767405" calcext:value-type="float">
            <text:p>69,767405</text:p>
          </table:table-cell>
          <table:table-cell office:value-type="string" calcext:value-type="string">
            <text:p>69.767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28];&quot;.&quot;;&quot;,&quot;)" office:value-type="float" office:value="69.877017" calcext:value-type="float">
            <text:p>69,877017</text:p>
          </table:table-cell>
          <table:table-cell office:value-type="string" calcext:value-type="string">
            <text:p>69.8770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29];&quot;.&quot;;&quot;,&quot;)" office:value-type="float" office:value="69.986628" calcext:value-type="float">
            <text:p>69,986628</text:p>
          </table:table-cell>
          <table:table-cell office:value-type="string" calcext:value-type="string">
            <text:p>69.9866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0];&quot;.&quot;;&quot;,&quot;)" office:value-type="float" office:value="70.096241" calcext:value-type="float">
            <text:p>70,096241</text:p>
          </table:table-cell>
          <table:table-cell office:value-type="string" calcext:value-type="string">
            <text:p>70.09624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1];&quot;.&quot;;&quot;,&quot;)" office:value-type="float" office:value="70.205851" calcext:value-type="float">
            <text:p>70,205851</text:p>
          </table:table-cell>
          <table:table-cell office:value-type="string" calcext:value-type="string">
            <text:p>70.2058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2];&quot;.&quot;;&quot;,&quot;)" office:value-type="float" office:value="70.315571" calcext:value-type="float">
            <text:p>70,315571</text:p>
          </table:table-cell>
          <table:table-cell office:value-type="string" calcext:value-type="string">
            <text:p>70.31557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3];&quot;.&quot;;&quot;,&quot;)" office:value-type="float" office:value="70.42507" calcext:value-type="float">
            <text:p>70,42507</text:p>
          </table:table-cell>
          <table:table-cell office:value-type="string" calcext:value-type="string">
            <text:p>70.42506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4];&quot;.&quot;;&quot;,&quot;)" office:value-type="float" office:value="70.534773" calcext:value-type="float">
            <text:p>70,534773</text:p>
          </table:table-cell>
          <table:table-cell office:value-type="string" calcext:value-type="string">
            <text:p>70.53477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5];&quot;.&quot;;&quot;,&quot;)" office:value-type="float" office:value="70.644268" calcext:value-type="float">
            <text:p>70,644268</text:p>
          </table:table-cell>
          <table:table-cell office:value-type="string" calcext:value-type="string">
            <text:p>70.6442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6];&quot;.&quot;;&quot;,&quot;)" office:value-type="float" office:value="70.753968" calcext:value-type="float">
            <text:p>70,753968</text:p>
          </table:table-cell>
          <table:table-cell office:value-type="string" calcext:value-type="string">
            <text:p>70.7539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37];&quot;.&quot;;&quot;,&quot;)" office:value-type="float" office:value="70.86347" calcext:value-type="float">
            <text:p>70,86347</text:p>
          </table:table-cell>
          <table:table-cell office:value-type="string" calcext:value-type="string">
            <text:p>70.8634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38];&quot;.&quot;;&quot;,&quot;)" office:value-type="float" office:value="70.973073" calcext:value-type="float">
            <text:p>70,973073</text:p>
          </table:table-cell>
          <table:table-cell office:value-type="string" calcext:value-type="string">
            <text:p>70.973072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39];&quot;.&quot;;&quot;,&quot;)" office:value-type="float" office:value="71.082668" calcext:value-type="float">
            <text:p>71,082668</text:p>
          </table:table-cell>
          <table:table-cell office:value-type="string" calcext:value-type="string">
            <text:p>71.08266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0];&quot;.&quot;;&quot;,&quot;)" office:value-type="float" office:value="71.192467" calcext:value-type="float">
            <text:p>71,192467</text:p>
          </table:table-cell>
          <table:table-cell office:value-type="string" calcext:value-type="string">
            <text:p>71.19246700000001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table:formula="of:=NUMBERVALUE([.B641];&quot;.&quot;;&quot;,&quot;)" office:value-type="float" office:value="71.301948" calcext:value-type="float">
            <text:p>71,301948</text:p>
          </table:table-cell>
          <table:table-cell office:value-type="string" calcext:value-type="string">
            <text:p>71.301948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2];&quot;.&quot;;&quot;,&quot;)" office:value-type="float" office:value="71.411648" calcext:value-type="float">
            <text:p>71,411648</text:p>
          </table:table-cell>
          <table:table-cell office:value-type="string" calcext:value-type="string">
            <text:p>71.411647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3];&quot;.&quot;;&quot;,&quot;)" office:value-type="float" office:value="71.52114" calcext:value-type="float">
            <text:p>71,52114</text:p>
          </table:table-cell>
          <table:table-cell office:value-type="string" calcext:value-type="string">
            <text:p>71.5211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4];&quot;.&quot;;&quot;,&quot;)" office:value-type="float" office:value="71.63085" calcext:value-type="float">
            <text:p>71,63085</text:p>
          </table:table-cell>
          <table:table-cell office:value-type="string" calcext:value-type="string">
            <text:p>71.630850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5];&quot;.&quot;;&quot;,&quot;)" office:value-type="float" office:value="71.740346" calcext:value-type="float">
            <text:p>71,740346</text:p>
          </table:table-cell>
          <table:table-cell office:value-type="string" calcext:value-type="string">
            <text:p>71.740345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6];&quot;.&quot;;&quot;,&quot;)" office:value-type="float" office:value="71.849945" calcext:value-type="float">
            <text:p>71,849945</text:p>
          </table:table-cell>
          <table:table-cell office:value-type="string" calcext:value-type="string">
            <text:p>71.84994499999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7];&quot;.&quot;;&quot;,&quot;)" office:value-type="float" office:value="71.95955" calcext:value-type="float">
            <text:p>71,95955</text:p>
          </table:table-cell>
          <table:table-cell office:value-type="string" calcext:value-type="string">
            <text:p>71.959550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8];&quot;.&quot;;&quot;,&quot;)" office:value-type="float" office:value="72.06926" calcext:value-type="float">
            <text:p>72,06926</text:p>
          </table:table-cell>
          <table:table-cell office:value-type="string" calcext:value-type="string">
            <text:p>72.0692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49];&quot;.&quot;;&quot;,&quot;)" office:value-type="float" office:value="72.178766" calcext:value-type="float">
            <text:p>72,178766</text:p>
          </table:table-cell>
          <table:table-cell office:value-type="string" calcext:value-type="string">
            <text:p>72.178766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50];&quot;.&quot;;&quot;,&quot;)" office:value-type="float" office:value="72.288474" calcext:value-type="float">
            <text:p>72,288474</text:p>
          </table:table-cell>
          <table:table-cell office:value-type="string" calcext:value-type="string">
            <text:p>72.288474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51];&quot;.&quot;;&quot;,&quot;)" office:value-type="float" office:value="72.397978" calcext:value-type="float">
            <text:p>72,397978</text:p>
          </table:table-cell>
          <table:table-cell office:value-type="string" calcext:value-type="string">
            <text:p>72.39797800000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652];&quot;.&quot;;&quot;,&quot;)" office:value-type="float" office:value="72.507688" calcext:value-type="float">
            <text:p>72,507688</text:p>
          </table:table-cell>
          <table:table-cell office:value-type="string" calcext:value-type="string">
            <text:p>72.507688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table:formula="of:=NUMBERVALUE([.B653];&quot;.&quot;;&quot;,&quot;)" office:value-type="float" office:value="72.617186" calcext:value-type="float">
            <text:p>72,617186</text:p>
          </table:table-cell>
          <table:table-cell office:value-type="string" calcext:value-type="string">
            <text:p>72.617185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54];&quot;.&quot;;&quot;,&quot;)" office:value-type="float" office:value="72.726896" calcext:value-type="float">
            <text:p>72,726896</text:p>
          </table:table-cell>
          <table:table-cell office:value-type="string" calcext:value-type="string">
            <text:p>72.7268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55];&quot;.&quot;;&quot;,&quot;)" office:value-type="float" office:value="72.836389" calcext:value-type="float">
            <text:p>72,836389</text:p>
          </table:table-cell>
          <table:table-cell office:value-type="string" calcext:value-type="string">
            <text:p>72.836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56];&quot;.&quot;;&quot;,&quot;)" office:value-type="float" office:value="72.946093" calcext:value-type="float">
            <text:p>72,946093</text:p>
          </table:table-cell>
          <table:table-cell office:value-type="string" calcext:value-type="string">
            <text:p>72.94609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57];&quot;.&quot;;&quot;,&quot;)" office:value-type="float" office:value="73.0556" calcext:value-type="float">
            <text:p>73,0556</text:p>
          </table:table-cell>
          <table:table-cell office:value-type="string" calcext:value-type="string">
            <text:p>73.05560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58];&quot;.&quot;;&quot;,&quot;)" office:value-type="float" office:value="73.165311" calcext:value-type="float">
            <text:p>73,165311</text:p>
          </table:table-cell>
          <table:table-cell office:value-type="string" calcext:value-type="string">
            <text:p>73.16531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59];&quot;.&quot;;&quot;,&quot;)" office:value-type="float" office:value="73.274805" calcext:value-type="float">
            <text:p>73,274805</text:p>
          </table:table-cell>
          <table:table-cell office:value-type="string" calcext:value-type="string">
            <text:p>73.274804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0];&quot;.&quot;;&quot;,&quot;)" office:value-type="float" office:value="73.384519" calcext:value-type="float">
            <text:p>73,384519</text:p>
          </table:table-cell>
          <table:table-cell office:value-type="string" calcext:value-type="string">
            <text:p>73.3845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1];&quot;.&quot;;&quot;,&quot;)" office:value-type="float" office:value="73.494017" calcext:value-type="float">
            <text:p>73,494017</text:p>
          </table:table-cell>
          <table:table-cell office:value-type="string" calcext:value-type="string">
            <text:p>73.4940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2];&quot;.&quot;;&quot;,&quot;)" office:value-type="float" office:value="73.603718" calcext:value-type="float">
            <text:p>73,603718</text:p>
          </table:table-cell>
          <table:table-cell office:value-type="string" calcext:value-type="string">
            <text:p>73.603717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3];&quot;.&quot;;&quot;,&quot;)" office:value-type="float" office:value="73.713207" calcext:value-type="float">
            <text:p>73,713207</text:p>
          </table:table-cell>
          <table:table-cell office:value-type="string" calcext:value-type="string">
            <text:p>73.7132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4];&quot;.&quot;;&quot;,&quot;)" office:value-type="float" office:value="73.822907" calcext:value-type="float">
            <text:p>73,822907</text:p>
          </table:table-cell>
          <table:table-cell office:value-type="string" calcext:value-type="string">
            <text:p>73.822906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5];&quot;.&quot;;&quot;,&quot;)" office:value-type="float" office:value="73.932404" calcext:value-type="float">
            <text:p>73,932404</text:p>
          </table:table-cell>
          <table:table-cell office:value-type="string" calcext:value-type="string">
            <text:p>73.932403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6];&quot;.&quot;;&quot;,&quot;)" office:value-type="float" office:value="74.041996" calcext:value-type="float">
            <text:p>74,041996</text:p>
          </table:table-cell>
          <table:table-cell office:value-type="string" calcext:value-type="string">
            <text:p>74.0419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7];&quot;.&quot;;&quot;,&quot;)" office:value-type="float" office:value="74.151588" calcext:value-type="float">
            <text:p>74,151588</text:p>
          </table:table-cell>
          <table:table-cell office:value-type="string" calcext:value-type="string">
            <text:p>74.151587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8];&quot;.&quot;;&quot;,&quot;)" office:value-type="float" office:value="74.261186" calcext:value-type="float">
            <text:p>74,261186</text:p>
          </table:table-cell>
          <table:table-cell office:value-type="string" calcext:value-type="string">
            <text:p>74.2611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69];&quot;.&quot;;&quot;,&quot;)" office:value-type="float" office:value="74.37078" calcext:value-type="float">
            <text:p>74,37078</text:p>
          </table:table-cell>
          <table:table-cell office:value-type="string" calcext:value-type="string">
            <text:p>74.370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0];&quot;.&quot;;&quot;,&quot;)" office:value-type="float" office:value="74.480379" calcext:value-type="float">
            <text:p>74,480379</text:p>
          </table:table-cell>
          <table:table-cell office:value-type="string" calcext:value-type="string">
            <text:p>74.480378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1];&quot;.&quot;;&quot;,&quot;)" office:value-type="float" office:value="74.589874" calcext:value-type="float">
            <text:p>74,589874</text:p>
          </table:table-cell>
          <table:table-cell office:value-type="string" calcext:value-type="string">
            <text:p>74.5898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2];&quot;.&quot;;&quot;,&quot;)" office:value-type="float" office:value="74.699566" calcext:value-type="float">
            <text:p>74,699566</text:p>
          </table:table-cell>
          <table:table-cell office:value-type="string" calcext:value-type="string">
            <text:p>74.699565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3];&quot;.&quot;;&quot;,&quot;)" office:value-type="float" office:value="74.809052" calcext:value-type="float">
            <text:p>74,809052</text:p>
          </table:table-cell>
          <table:table-cell office:value-type="string" calcext:value-type="string">
            <text:p>74.8090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4];&quot;.&quot;;&quot;,&quot;)" office:value-type="float" office:value="74.918751" calcext:value-type="float">
            <text:p>74,918751</text:p>
          </table:table-cell>
          <table:table-cell office:value-type="string" calcext:value-type="string">
            <text:p>74.91875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5];&quot;.&quot;;&quot;,&quot;)" office:value-type="float" office:value="75.028245" calcext:value-type="float">
            <text:p>75,028245</text:p>
          </table:table-cell>
          <table:table-cell office:value-type="string" calcext:value-type="string">
            <text:p>75.028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6];&quot;.&quot;;&quot;,&quot;)" office:value-type="float" office:value="75.137843" calcext:value-type="float">
            <text:p>75,137843</text:p>
          </table:table-cell>
          <table:table-cell office:value-type="string" calcext:value-type="string">
            <text:p>75.13784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7];&quot;.&quot;;&quot;,&quot;)" office:value-type="float" office:value="75.247339" calcext:value-type="float">
            <text:p>75,247339</text:p>
          </table:table-cell>
          <table:table-cell office:value-type="string" calcext:value-type="string">
            <text:p>75.247339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8];&quot;.&quot;;&quot;,&quot;)" office:value-type="float" office:value="75.357044" calcext:value-type="float">
            <text:p>75,357044</text:p>
          </table:table-cell>
          <table:table-cell office:value-type="string" calcext:value-type="string">
            <text:p>75.357043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79];&quot;.&quot;;&quot;,&quot;)" office:value-type="float" office:value="75.46654" calcext:value-type="float">
            <text:p>75,46654</text:p>
          </table:table-cell>
          <table:table-cell office:value-type="string" calcext:value-type="string">
            <text:p>75.466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0];&quot;.&quot;;&quot;,&quot;)" office:value-type="float" office:value="75.576352" calcext:value-type="float">
            <text:p>75,576352</text:p>
          </table:table-cell>
          <table:table-cell office:value-type="string" calcext:value-type="string">
            <text:p>75.576351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1];&quot;.&quot;;&quot;,&quot;)" office:value-type="float" office:value="75.685849" calcext:value-type="float">
            <text:p>75,685849</text:p>
          </table:table-cell>
          <table:table-cell office:value-type="string" calcext:value-type="string">
            <text:p>75.685848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2];&quot;.&quot;;&quot;,&quot;)" office:value-type="float" office:value="75.795549" calcext:value-type="float">
            <text:p>75,795549</text:p>
          </table:table-cell>
          <table:table-cell office:value-type="string" calcext:value-type="string">
            <text:p>75.7955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3];&quot;.&quot;;&quot;,&quot;)" office:value-type="float" office:value="75.905041" calcext:value-type="float">
            <text:p>75,905041</text:p>
          </table:table-cell>
          <table:table-cell office:value-type="string" calcext:value-type="string">
            <text:p>75.9050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4];&quot;.&quot;;&quot;,&quot;)" office:value-type="float" office:value="76.014639" calcext:value-type="float">
            <text:p>76,014639</text:p>
          </table:table-cell>
          <table:table-cell office:value-type="string" calcext:value-type="string">
            <text:p>76.014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5];&quot;.&quot;;&quot;,&quot;)" office:value-type="float" office:value="76.124232" calcext:value-type="float">
            <text:p>76,124232</text:p>
          </table:table-cell>
          <table:table-cell office:value-type="string" calcext:value-type="string">
            <text:p>76.124231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6];&quot;.&quot;;&quot;,&quot;)" office:value-type="float" office:value="76.233926" calcext:value-type="float">
            <text:p>76,233926</text:p>
          </table:table-cell>
          <table:table-cell office:value-type="string" calcext:value-type="string">
            <text:p>76.23392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7];&quot;.&quot;;&quot;,&quot;)" office:value-type="float" office:value="76.343406" calcext:value-type="float">
            <text:p>76,343406</text:p>
          </table:table-cell>
          <table:table-cell office:value-type="string" calcext:value-type="string">
            <text:p>76.343405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8];&quot;.&quot;;&quot;,&quot;)" office:value-type="float" office:value="76.453102" calcext:value-type="float">
            <text:p>76,453102</text:p>
          </table:table-cell>
          <table:table-cell office:value-type="string" calcext:value-type="string">
            <text:p>76.453101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89];&quot;.&quot;;&quot;,&quot;)" office:value-type="float" office:value="76.562689" calcext:value-type="float">
            <text:p>76,562689</text:p>
          </table:table-cell>
          <table:table-cell office:value-type="string" calcext:value-type="string">
            <text:p>76.562688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0];&quot;.&quot;;&quot;,&quot;)" office:value-type="float" office:value="76.67228" calcext:value-type="float">
            <text:p>76,67228</text:p>
          </table:table-cell>
          <table:table-cell office:value-type="string" calcext:value-type="string">
            <text:p>76.67227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1];&quot;.&quot;;&quot;,&quot;)" office:value-type="float" office:value="76.781873" calcext:value-type="float">
            <text:p>76,781873</text:p>
          </table:table-cell>
          <table:table-cell office:value-type="string" calcext:value-type="string">
            <text:p>76.78187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2];&quot;.&quot;;&quot;,&quot;)" office:value-type="float" office:value="76.891472" calcext:value-type="float">
            <text:p>76,891472</text:p>
          </table:table-cell>
          <table:table-cell office:value-type="string" calcext:value-type="string">
            <text:p>76.8914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3];&quot;.&quot;;&quot;,&quot;)" office:value-type="float" office:value="77.001065" calcext:value-type="float">
            <text:p>77,001065</text:p>
          </table:table-cell>
          <table:table-cell office:value-type="string" calcext:value-type="string">
            <text:p>77.001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4];&quot;.&quot;;&quot;,&quot;)" office:value-type="float" office:value="77.110655" calcext:value-type="float">
            <text:p>77,110655</text:p>
          </table:table-cell>
          <table:table-cell office:value-type="string" calcext:value-type="string">
            <text:p>77.110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5];&quot;.&quot;;&quot;,&quot;)" office:value-type="float" office:value="77.220241" calcext:value-type="float">
            <text:p>77,220241</text:p>
          </table:table-cell>
          <table:table-cell office:value-type="string" calcext:value-type="string">
            <text:p>77.2202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6];&quot;.&quot;;&quot;,&quot;)" office:value-type="float" office:value="77.329928" calcext:value-type="float">
            <text:p>77,329928</text:p>
          </table:table-cell>
          <table:table-cell office:value-type="string" calcext:value-type="string">
            <text:p>77.3299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7];&quot;.&quot;;&quot;,&quot;)" office:value-type="float" office:value="77.439419" calcext:value-type="float">
            <text:p>77,439419</text:p>
          </table:table-cell>
          <table:table-cell office:value-type="string" calcext:value-type="string">
            <text:p>77.4394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8];&quot;.&quot;;&quot;,&quot;)" office:value-type="float" office:value="77.549123" calcext:value-type="float">
            <text:p>77,549123</text:p>
          </table:table-cell>
          <table:table-cell office:value-type="string" calcext:value-type="string">
            <text:p>77.5491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699];&quot;.&quot;;&quot;,&quot;)" office:value-type="float" office:value="77.658614" calcext:value-type="float">
            <text:p>77,658614</text:p>
          </table:table-cell>
          <table:table-cell office:value-type="string" calcext:value-type="string">
            <text:p>77.658613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0];&quot;.&quot;;&quot;,&quot;)" office:value-type="float" office:value="77.768321" calcext:value-type="float">
            <text:p>77,768321</text:p>
          </table:table-cell>
          <table:table-cell office:value-type="string" calcext:value-type="string">
            <text:p>77.7683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1];&quot;.&quot;;&quot;,&quot;)" office:value-type="float" office:value="77.877817" calcext:value-type="float">
            <text:p>77,877817</text:p>
          </table:table-cell>
          <table:table-cell office:value-type="string" calcext:value-type="string">
            <text:p>77.8778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2];&quot;.&quot;;&quot;,&quot;)" office:value-type="float" office:value="77.987517" calcext:value-type="float">
            <text:p>77,987517</text:p>
          </table:table-cell>
          <table:table-cell office:value-type="string" calcext:value-type="string">
            <text:p>77.98751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3];&quot;.&quot;;&quot;,&quot;)" office:value-type="float" office:value="78.097008" calcext:value-type="float">
            <text:p>78,097008</text:p>
          </table:table-cell>
          <table:table-cell office:value-type="string" calcext:value-type="string">
            <text:p>78.097007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4];&quot;.&quot;;&quot;,&quot;)" office:value-type="float" office:value="78.238659" calcext:value-type="float">
            <text:p>78,238659</text:p>
          </table:table-cell>
          <table:table-cell office:value-type="string" calcext:value-type="string">
            <text:p>78.2386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5];&quot;.&quot;;&quot;,&quot;)" office:value-type="float" office:value="78.348474" calcext:value-type="float">
            <text:p>78,348474</text:p>
          </table:table-cell>
          <table:table-cell office:value-type="string" calcext:value-type="string">
            <text:p>78.3484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6];&quot;.&quot;;&quot;,&quot;)" office:value-type="float" office:value="78.458394" calcext:value-type="float">
            <text:p>78,458394</text:p>
          </table:table-cell>
          <table:table-cell office:value-type="string" calcext:value-type="string">
            <text:p>78.4583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7];&quot;.&quot;;&quot;,&quot;)" office:value-type="float" office:value="78.568198" calcext:value-type="float">
            <text:p>78,568198</text:p>
          </table:table-cell>
          <table:table-cell office:value-type="string" calcext:value-type="string">
            <text:p>78.56819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8];&quot;.&quot;;&quot;,&quot;)" office:value-type="float" office:value="78.678219" calcext:value-type="float">
            <text:p>78,678219</text:p>
          </table:table-cell>
          <table:table-cell office:value-type="string" calcext:value-type="string">
            <text:p>78.6782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09];&quot;.&quot;;&quot;,&quot;)" office:value-type="float" office:value="78.787917" calcext:value-type="float">
            <text:p>78,787917</text:p>
          </table:table-cell>
          <table:table-cell office:value-type="string" calcext:value-type="string">
            <text:p>78.78791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0];&quot;.&quot;;&quot;,&quot;)" office:value-type="float" office:value="78.897928" calcext:value-type="float">
            <text:p>78,897928</text:p>
          </table:table-cell>
          <table:table-cell office:value-type="string" calcext:value-type="string">
            <text:p>78.8979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1];&quot;.&quot;;&quot;,&quot;)" office:value-type="float" office:value="79.007738" calcext:value-type="float">
            <text:p>79,007738</text:p>
          </table:table-cell>
          <table:table-cell office:value-type="string" calcext:value-type="string">
            <text:p>79.0077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2];&quot;.&quot;;&quot;,&quot;)" office:value-type="float" office:value="79.117764" calcext:value-type="float">
            <text:p>79,117764</text:p>
          </table:table-cell>
          <table:table-cell office:value-type="string" calcext:value-type="string">
            <text:p>79.1177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3];&quot;.&quot;;&quot;,&quot;)" office:value-type="float" office:value="79.227674" calcext:value-type="float">
            <text:p>79,227674</text:p>
          </table:table-cell>
          <table:table-cell office:value-type="string" calcext:value-type="string">
            <text:p>79.2276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4];&quot;.&quot;;&quot;,&quot;)" office:value-type="float" office:value="79.33748" calcext:value-type="float">
            <text:p>79,33748</text:p>
          </table:table-cell>
          <table:table-cell office:value-type="string" calcext:value-type="string">
            <text:p>79.337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5];&quot;.&quot;;&quot;,&quot;)" office:value-type="float" office:value="79.447389" calcext:value-type="float">
            <text:p>79,447389</text:p>
          </table:table-cell>
          <table:table-cell office:value-type="string" calcext:value-type="string">
            <text:p>79.447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6];&quot;.&quot;;&quot;,&quot;)" office:value-type="float" office:value="79.557309" calcext:value-type="float">
            <text:p>79,557309</text:p>
          </table:table-cell>
          <table:table-cell office:value-type="string" calcext:value-type="string">
            <text:p>79.557308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7];&quot;.&quot;;&quot;,&quot;)" office:value-type="float" office:value="79.667129" calcext:value-type="float">
            <text:p>79,667129</text:p>
          </table:table-cell>
          <table:table-cell office:value-type="string" calcext:value-type="string">
            <text:p>79.667128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8];&quot;.&quot;;&quot;,&quot;)" office:value-type="float" office:value="79.777155" calcext:value-type="float">
            <text:p>79,777155</text:p>
          </table:table-cell>
          <table:table-cell office:value-type="string" calcext:value-type="string">
            <text:p>79.777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19];&quot;.&quot;;&quot;,&quot;)" office:value-type="float" office:value="79.886973" calcext:value-type="float">
            <text:p>79,886973</text:p>
          </table:table-cell>
          <table:table-cell office:value-type="string" calcext:value-type="string">
            <text:p>79.8869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0];&quot;.&quot;;&quot;,&quot;)" office:value-type="float" office:value="79.99711" calcext:value-type="float">
            <text:p>79,99711</text:p>
          </table:table-cell>
          <table:table-cell office:value-type="string" calcext:value-type="string">
            <text:p>79.997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1];&quot;.&quot;;&quot;,&quot;)" office:value-type="float" office:value="80.106933" calcext:value-type="float">
            <text:p>80,106933</text:p>
          </table:table-cell>
          <table:table-cell office:value-type="string" calcext:value-type="string">
            <text:p>80.1069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2];&quot;.&quot;;&quot;,&quot;)" office:value-type="float" office:value="80.216851" calcext:value-type="float">
            <text:p>80,216851</text:p>
          </table:table-cell>
          <table:table-cell office:value-type="string" calcext:value-type="string">
            <text:p>80.21685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3];&quot;.&quot;;&quot;,&quot;)" office:value-type="float" office:value="80.326659" calcext:value-type="float">
            <text:p>80,326659</text:p>
          </table:table-cell>
          <table:table-cell office:value-type="string" calcext:value-type="string">
            <text:p>80.3266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4];&quot;.&quot;;&quot;,&quot;)" office:value-type="float" office:value="80.436576" calcext:value-type="float">
            <text:p>80,436576</text:p>
          </table:table-cell>
          <table:table-cell office:value-type="string" calcext:value-type="string">
            <text:p>80.436575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5];&quot;.&quot;;&quot;,&quot;)" office:value-type="float" office:value="80.546384" calcext:value-type="float">
            <text:p>80,546384</text:p>
          </table:table-cell>
          <table:table-cell office:value-type="string" calcext:value-type="string">
            <text:p>80.546383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6];&quot;.&quot;;&quot;,&quot;)" office:value-type="float" office:value="80.651387" calcext:value-type="float">
            <text:p>80,651387</text:p>
          </table:table-cell>
          <table:table-cell office:value-type="string" calcext:value-type="string">
            <text:p>80.651386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7];&quot;.&quot;;&quot;,&quot;)" office:value-type="float" office:value="80.761198" calcext:value-type="float">
            <text:p>80,761198</text:p>
          </table:table-cell>
          <table:table-cell office:value-type="string" calcext:value-type="string">
            <text:p>80.761198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8];&quot;.&quot;;&quot;,&quot;)" office:value-type="float" office:value="80.871112" calcext:value-type="float">
            <text:p>80,871112</text:p>
          </table:table-cell>
          <table:table-cell office:value-type="string" calcext:value-type="string">
            <text:p>80.8711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29];&quot;.&quot;;&quot;,&quot;)" office:value-type="float" office:value="80.980922" calcext:value-type="float">
            <text:p>80,980922</text:p>
          </table:table-cell>
          <table:table-cell office:value-type="string" calcext:value-type="string">
            <text:p>80.980921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0];&quot;.&quot;;&quot;,&quot;)" office:value-type="float" office:value="81.090844" calcext:value-type="float">
            <text:p>81,090844</text:p>
          </table:table-cell>
          <table:table-cell office:value-type="string" calcext:value-type="string">
            <text:p>81.0908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1];&quot;.&quot;;&quot;,&quot;)" office:value-type="float" office:value="81.200656" calcext:value-type="float">
            <text:p>81,200656</text:p>
          </table:table-cell>
          <table:table-cell office:value-type="string" calcext:value-type="string">
            <text:p>81.20065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2];&quot;.&quot;;&quot;,&quot;)" office:value-type="float" office:value="81.31056" calcext:value-type="float">
            <text:p>81,31056</text:p>
          </table:table-cell>
          <table:table-cell office:value-type="string" calcext:value-type="string">
            <text:p>81.310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3];&quot;.&quot;;&quot;,&quot;)" office:value-type="float" office:value="81.420368" calcext:value-type="float">
            <text:p>81,420368</text:p>
          </table:table-cell>
          <table:table-cell office:value-type="string" calcext:value-type="string">
            <text:p>81.4203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4];&quot;.&quot;;&quot;,&quot;)" office:value-type="float" office:value="81.530276" calcext:value-type="float">
            <text:p>81,530276</text:p>
          </table:table-cell>
          <table:table-cell office:value-type="string" calcext:value-type="string">
            <text:p>81.530275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5];&quot;.&quot;;&quot;,&quot;)" office:value-type="float" office:value="81.640073" calcext:value-type="float">
            <text:p>81,640073</text:p>
          </table:table-cell>
          <table:table-cell office:value-type="string" calcext:value-type="string">
            <text:p>81.64007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6];&quot;.&quot;;&quot;,&quot;)" office:value-type="float" office:value="81.74998" calcext:value-type="float">
            <text:p>81,74998</text:p>
          </table:table-cell>
          <table:table-cell office:value-type="string" calcext:value-type="string">
            <text:p>81.749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7];&quot;.&quot;;&quot;,&quot;)" office:value-type="float" office:value="81.859786" calcext:value-type="float">
            <text:p>81,859786</text:p>
          </table:table-cell>
          <table:table-cell office:value-type="string" calcext:value-type="string">
            <text:p>81.8597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8];&quot;.&quot;;&quot;,&quot;)" office:value-type="float" office:value="81.969695" calcext:value-type="float">
            <text:p>81,969695</text:p>
          </table:table-cell>
          <table:table-cell office:value-type="string" calcext:value-type="string">
            <text:p>81.969694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39];&quot;.&quot;;&quot;,&quot;)" office:value-type="float" office:value="82.079495" calcext:value-type="float">
            <text:p>82,079495</text:p>
          </table:table-cell>
          <table:table-cell office:value-type="string" calcext:value-type="string">
            <text:p>82.079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0];&quot;.&quot;;&quot;,&quot;)" office:value-type="float" office:value="82.189409" calcext:value-type="float">
            <text:p>82,189409</text:p>
          </table:table-cell>
          <table:table-cell office:value-type="string" calcext:value-type="string">
            <text:p>82.1894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1];&quot;.&quot;;&quot;,&quot;)" office:value-type="float" office:value="82.299212" calcext:value-type="float">
            <text:p>82,299212</text:p>
          </table:table-cell>
          <table:table-cell office:value-type="string" calcext:value-type="string">
            <text:p>82.2992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2];&quot;.&quot;;&quot;,&quot;)" office:value-type="float" office:value="82.40912" calcext:value-type="float">
            <text:p>82,40912</text:p>
          </table:table-cell>
          <table:table-cell office:value-type="string" calcext:value-type="string">
            <text:p>82.409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3];&quot;.&quot;;&quot;,&quot;)" office:value-type="float" office:value="82.518921" calcext:value-type="float">
            <text:p>82,518921</text:p>
          </table:table-cell>
          <table:table-cell office:value-type="string" calcext:value-type="string">
            <text:p>82.5189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4];&quot;.&quot;;&quot;,&quot;)" office:value-type="float" office:value="82.628833" calcext:value-type="float">
            <text:p>82,628833</text:p>
          </table:table-cell>
          <table:table-cell office:value-type="string" calcext:value-type="string">
            <text:p>82.62883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5];&quot;.&quot;;&quot;,&quot;)" office:value-type="float" office:value="82.738638" calcext:value-type="float">
            <text:p>82,738638</text:p>
          </table:table-cell>
          <table:table-cell office:value-type="string" calcext:value-type="string">
            <text:p>82.7386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6];&quot;.&quot;;&quot;,&quot;)" office:value-type="float" office:value="82.848544" calcext:value-type="float">
            <text:p>82,848544</text:p>
          </table:table-cell>
          <table:table-cell office:value-type="string" calcext:value-type="string">
            <text:p>82.848543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7];&quot;.&quot;;&quot;,&quot;)" office:value-type="float" office:value="82.958347" calcext:value-type="float">
            <text:p>82,958347</text:p>
          </table:table-cell>
          <table:table-cell office:value-type="string" calcext:value-type="string">
            <text:p>82.958346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8];&quot;.&quot;;&quot;,&quot;)" office:value-type="float" office:value="83.068357" calcext:value-type="float">
            <text:p>83,068357</text:p>
          </table:table-cell>
          <table:table-cell office:value-type="string" calcext:value-type="string">
            <text:p>83.068356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49];&quot;.&quot;;&quot;,&quot;)" office:value-type="float" office:value="83.178057" calcext:value-type="float">
            <text:p>83,178057</text:p>
          </table:table-cell>
          <table:table-cell office:value-type="string" calcext:value-type="string">
            <text:p>83.1780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0];&quot;.&quot;;&quot;,&quot;)" office:value-type="float" office:value="83.288064" calcext:value-type="float">
            <text:p>83,288064</text:p>
          </table:table-cell>
          <table:table-cell office:value-type="string" calcext:value-type="string">
            <text:p>83.288063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1];&quot;.&quot;;&quot;,&quot;)" office:value-type="float" office:value="83.397865" calcext:value-type="float">
            <text:p>83,397865</text:p>
          </table:table-cell>
          <table:table-cell office:value-type="string" calcext:value-type="string">
            <text:p>83.39786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2];&quot;.&quot;;&quot;,&quot;)" office:value-type="float" office:value="83.507768" calcext:value-type="float">
            <text:p>83,507768</text:p>
          </table:table-cell>
          <table:table-cell office:value-type="string" calcext:value-type="string">
            <text:p>83.5077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3];&quot;.&quot;;&quot;,&quot;)" office:value-type="float" office:value="83.617566" calcext:value-type="float">
            <text:p>83,617566</text:p>
          </table:table-cell>
          <table:table-cell office:value-type="string" calcext:value-type="string">
            <text:p>83.617566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4];&quot;.&quot;;&quot;,&quot;)" office:value-type="float" office:value="83.727468" calcext:value-type="float">
            <text:p>83,727468</text:p>
          </table:table-cell>
          <table:table-cell office:value-type="string" calcext:value-type="string">
            <text:p>83.727467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5];&quot;.&quot;;&quot;,&quot;)" office:value-type="float" office:value="83.837257" calcext:value-type="float">
            <text:p>83,837257</text:p>
          </table:table-cell>
          <table:table-cell office:value-type="string" calcext:value-type="string">
            <text:p>83.8372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6];&quot;.&quot;;&quot;,&quot;)" office:value-type="float" office:value="83.947155" calcext:value-type="float">
            <text:p>83,947155</text:p>
          </table:table-cell>
          <table:table-cell office:value-type="string" calcext:value-type="string">
            <text:p>83.947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7];&quot;.&quot;;&quot;,&quot;)" office:value-type="float" office:value="84.056962" calcext:value-type="float">
            <text:p>84,056962</text:p>
          </table:table-cell>
          <table:table-cell office:value-type="string" calcext:value-type="string">
            <text:p>84.0569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8];&quot;.&quot;;&quot;,&quot;)" office:value-type="float" office:value="84.166877" calcext:value-type="float">
            <text:p>84,166877</text:p>
          </table:table-cell>
          <table:table-cell office:value-type="string" calcext:value-type="string">
            <text:p>84.1668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59];&quot;.&quot;;&quot;,&quot;)" office:value-type="float" office:value="84.27668" calcext:value-type="float">
            <text:p>84,27668</text:p>
          </table:table-cell>
          <table:table-cell office:value-type="string" calcext:value-type="string">
            <text:p>84.27668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0];&quot;.&quot;;&quot;,&quot;)" office:value-type="float" office:value="84.386587" calcext:value-type="float">
            <text:p>84,386587</text:p>
          </table:table-cell>
          <table:table-cell office:value-type="string" calcext:value-type="string">
            <text:p>84.3865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1];&quot;.&quot;;&quot;,&quot;)" office:value-type="float" office:value="84.496389" calcext:value-type="float">
            <text:p>84,496389</text:p>
          </table:table-cell>
          <table:table-cell office:value-type="string" calcext:value-type="string">
            <text:p>84.496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2];&quot;.&quot;;&quot;,&quot;)" office:value-type="float" office:value="84.606297" calcext:value-type="float">
            <text:p>84,606297</text:p>
          </table:table-cell>
          <table:table-cell office:value-type="string" calcext:value-type="string">
            <text:p>84.606297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3];&quot;.&quot;;&quot;,&quot;)" office:value-type="float" office:value="84.716094" calcext:value-type="float">
            <text:p>84,716094</text:p>
          </table:table-cell>
          <table:table-cell office:value-type="string" calcext:value-type="string">
            <text:p>84.7160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4];&quot;.&quot;;&quot;,&quot;)" office:value-type="float" office:value="84.826102" calcext:value-type="float">
            <text:p>84,826102</text:p>
          </table:table-cell>
          <table:table-cell office:value-type="string" calcext:value-type="string">
            <text:p>84.826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5];&quot;.&quot;;&quot;,&quot;)" office:value-type="float" office:value="84.935802" calcext:value-type="float">
            <text:p>84,935802</text:p>
          </table:table-cell>
          <table:table-cell office:value-type="string" calcext:value-type="string">
            <text:p>84.9358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6];&quot;.&quot;;&quot;,&quot;)" office:value-type="float" office:value="85.045819" calcext:value-type="float">
            <text:p>85,045819</text:p>
          </table:table-cell>
          <table:table-cell office:value-type="string" calcext:value-type="string">
            <text:p>85.045819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7];&quot;.&quot;;&quot;,&quot;)" office:value-type="float" office:value="85.15563" calcext:value-type="float">
            <text:p>85,15563</text:p>
          </table:table-cell>
          <table:table-cell office:value-type="string" calcext:value-type="string">
            <text:p>85.15562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8];&quot;.&quot;;&quot;,&quot;)" office:value-type="float" office:value="85.265545" calcext:value-type="float">
            <text:p>85,265545</text:p>
          </table:table-cell>
          <table:table-cell office:value-type="string" calcext:value-type="string">
            <text:p>85.265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69];&quot;.&quot;;&quot;,&quot;)" office:value-type="float" office:value="85.375353" calcext:value-type="float">
            <text:p>85,375353</text:p>
          </table:table-cell>
          <table:table-cell office:value-type="string" calcext:value-type="string">
            <text:p>85.37535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0];&quot;.&quot;;&quot;,&quot;)" office:value-type="float" office:value="85.485165" calcext:value-type="float">
            <text:p>85,485165</text:p>
          </table:table-cell>
          <table:table-cell office:value-type="string" calcext:value-type="string">
            <text:p>85.485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1];&quot;.&quot;;&quot;,&quot;)" office:value-type="float" office:value="85.595081" calcext:value-type="float">
            <text:p>85,595081</text:p>
          </table:table-cell>
          <table:table-cell office:value-type="string" calcext:value-type="string">
            <text:p>85.5950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2];&quot;.&quot;;&quot;,&quot;)" office:value-type="float" office:value="85.704991" calcext:value-type="float">
            <text:p>85,704991</text:p>
          </table:table-cell>
          <table:table-cell office:value-type="string" calcext:value-type="string">
            <text:p>85.70499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3];&quot;.&quot;;&quot;,&quot;)" office:value-type="float" office:value="85.814795" calcext:value-type="float">
            <text:p>85,814795</text:p>
          </table:table-cell>
          <table:table-cell office:value-type="string" calcext:value-type="string">
            <text:p>85.814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4];&quot;.&quot;;&quot;,&quot;)" office:value-type="float" office:value="85.924702" calcext:value-type="float">
            <text:p>85,924702</text:p>
          </table:table-cell>
          <table:table-cell office:value-type="string" calcext:value-type="string">
            <text:p>85.924702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5];&quot;.&quot;;&quot;,&quot;)" office:value-type="float" office:value="86.034507" calcext:value-type="float">
            <text:p>86,034507</text:p>
          </table:table-cell>
          <table:table-cell office:value-type="string" calcext:value-type="string">
            <text:p>86.034506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6];&quot;.&quot;;&quot;,&quot;)" office:value-type="float" office:value="86.144412" calcext:value-type="float">
            <text:p>86,144412</text:p>
          </table:table-cell>
          <table:table-cell office:value-type="string" calcext:value-type="string">
            <text:p>86.1444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7];&quot;.&quot;;&quot;,&quot;)" office:value-type="float" office:value="86.254211" calcext:value-type="float">
            <text:p>86,254211</text:p>
          </table:table-cell>
          <table:table-cell office:value-type="string" calcext:value-type="string">
            <text:p>86.2542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8];&quot;.&quot;;&quot;,&quot;)" office:value-type="float" office:value="86.364117" calcext:value-type="float">
            <text:p>86,364117</text:p>
          </table:table-cell>
          <table:table-cell office:value-type="string" calcext:value-type="string">
            <text:p>86.3641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79];&quot;.&quot;;&quot;,&quot;)" office:value-type="float" office:value="86.473919" calcext:value-type="float">
            <text:p>86,473919</text:p>
          </table:table-cell>
          <table:table-cell office:value-type="string" calcext:value-type="string">
            <text:p>86.4739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0];&quot;.&quot;;&quot;,&quot;)" office:value-type="float" office:value="86.583933" calcext:value-type="float">
            <text:p>86,583933</text:p>
          </table:table-cell>
          <table:table-cell office:value-type="string" calcext:value-type="string">
            <text:p>86.58393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1];&quot;.&quot;;&quot;,&quot;)" office:value-type="float" office:value="86.693639" calcext:value-type="float">
            <text:p>86,693639</text:p>
          </table:table-cell>
          <table:table-cell office:value-type="string" calcext:value-type="string">
            <text:p>86.693638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2];&quot;.&quot;;&quot;,&quot;)" office:value-type="float" office:value="86.80365" calcext:value-type="float">
            <text:p>86,80365</text:p>
          </table:table-cell>
          <table:table-cell office:value-type="string" calcext:value-type="string">
            <text:p>86.803649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3];&quot;.&quot;;&quot;,&quot;)" office:value-type="float" office:value="86.913455" calcext:value-type="float">
            <text:p>86,913455</text:p>
          </table:table-cell>
          <table:table-cell office:value-type="string" calcext:value-type="string">
            <text:p>86.913454999999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4];&quot;.&quot;;&quot;,&quot;)" office:value-type="float" office:value="87.023372" calcext:value-type="float">
            <text:p>87,023372</text:p>
          </table:table-cell>
          <table:table-cell office:value-type="string" calcext:value-type="string">
            <text:p>87.023372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5];&quot;.&quot;;&quot;,&quot;)" office:value-type="float" office:value="87.133179" calcext:value-type="float">
            <text:p>87,133179</text:p>
          </table:table-cell>
          <table:table-cell office:value-type="string" calcext:value-type="string">
            <text:p>87.133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6];&quot;.&quot;;&quot;,&quot;)" office:value-type="float" office:value="87.243088" calcext:value-type="float">
            <text:p>87,243088</text:p>
          </table:table-cell>
          <table:table-cell office:value-type="string" calcext:value-type="string">
            <text:p>87.243087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7];&quot;.&quot;;&quot;,&quot;)" office:value-type="float" office:value="87.352898" calcext:value-type="float">
            <text:p>87,352898</text:p>
          </table:table-cell>
          <table:table-cell office:value-type="string" calcext:value-type="string">
            <text:p>87.3528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8];&quot;.&quot;;&quot;,&quot;)" office:value-type="float" office:value="87.462816" calcext:value-type="float">
            <text:p>87,462816</text:p>
          </table:table-cell>
          <table:table-cell office:value-type="string" calcext:value-type="string">
            <text:p>87.462815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89];&quot;.&quot;;&quot;,&quot;)" office:value-type="float" office:value="87.572631" calcext:value-type="float">
            <text:p>87,572631</text:p>
          </table:table-cell>
          <table:table-cell office:value-type="string" calcext:value-type="string">
            <text:p>87.57263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0];&quot;.&quot;;&quot;,&quot;)" office:value-type="float" office:value="87.682551" calcext:value-type="float">
            <text:p>87,682551</text:p>
          </table:table-cell>
          <table:table-cell office:value-type="string" calcext:value-type="string">
            <text:p>87.682550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1];&quot;.&quot;;&quot;,&quot;)" office:value-type="float" office:value="87.792365" calcext:value-type="float">
            <text:p>87,792365</text:p>
          </table:table-cell>
          <table:table-cell office:value-type="string" calcext:value-type="string">
            <text:p>87.792364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2];&quot;.&quot;;&quot;,&quot;)" office:value-type="float" office:value="87.902285" calcext:value-type="float">
            <text:p>87,902285</text:p>
          </table:table-cell>
          <table:table-cell office:value-type="string" calcext:value-type="string">
            <text:p>87.902284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3];&quot;.&quot;;&quot;,&quot;)" office:value-type="float" office:value="88.012094" calcext:value-type="float">
            <text:p>88,012094</text:p>
          </table:table-cell>
          <table:table-cell office:value-type="string" calcext:value-type="string">
            <text:p>88.012093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4];&quot;.&quot;;&quot;,&quot;)" office:value-type="float" office:value="88.122005" calcext:value-type="float">
            <text:p>88,122005</text:p>
          </table:table-cell>
          <table:table-cell office:value-type="string" calcext:value-type="string">
            <text:p>88.122004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5];&quot;.&quot;;&quot;,&quot;)" office:value-type="float" office:value="88.231917" calcext:value-type="float">
            <text:p>88,231917</text:p>
          </table:table-cell>
          <table:table-cell office:value-type="string" calcext:value-type="string">
            <text:p>88.2319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6];&quot;.&quot;;&quot;,&quot;)" office:value-type="float" office:value="88.341834" calcext:value-type="float">
            <text:p>88,341834</text:p>
          </table:table-cell>
          <table:table-cell office:value-type="string" calcext:value-type="string">
            <text:p>88.3418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7];&quot;.&quot;;&quot;,&quot;)" office:value-type="float" office:value="88.451543" calcext:value-type="float">
            <text:p>88,451543</text:p>
          </table:table-cell>
          <table:table-cell office:value-type="string" calcext:value-type="string">
            <text:p>88.451542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8];&quot;.&quot;;&quot;,&quot;)" office:value-type="float" office:value="88.561561" calcext:value-type="float">
            <text:p>88,561561</text:p>
          </table:table-cell>
          <table:table-cell office:value-type="string" calcext:value-type="string">
            <text:p>88.5615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799];&quot;.&quot;;&quot;,&quot;)" office:value-type="float" office:value="88.671364" calcext:value-type="float">
            <text:p>88,671364</text:p>
          </table:table-cell>
          <table:table-cell office:value-type="string" calcext:value-type="string">
            <text:p>88.6713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0];&quot;.&quot;;&quot;,&quot;)" office:value-type="float" office:value="88.781272" calcext:value-type="float">
            <text:p>88,781272</text:p>
          </table:table-cell>
          <table:table-cell office:value-type="string" calcext:value-type="string">
            <text:p>88.7812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1];&quot;.&quot;;&quot;,&quot;)" office:value-type="float" office:value="88.891079" calcext:value-type="float">
            <text:p>88,891079</text:p>
          </table:table-cell>
          <table:table-cell office:value-type="string" calcext:value-type="string">
            <text:p>88.8910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2];&quot;.&quot;;&quot;,&quot;)" office:value-type="float" office:value="89.000999" calcext:value-type="float">
            <text:p>89,000999</text:p>
          </table:table-cell>
          <table:table-cell office:value-type="string" calcext:value-type="string">
            <text:p>89.000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3];&quot;.&quot;;&quot;,&quot;)" office:value-type="float" office:value="89.110809" calcext:value-type="float">
            <text:p>89,110809</text:p>
          </table:table-cell>
          <table:table-cell office:value-type="string" calcext:value-type="string">
            <text:p>89.110808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4];&quot;.&quot;;&quot;,&quot;)" office:value-type="float" office:value="89.220829" calcext:value-type="float">
            <text:p>89,220829</text:p>
          </table:table-cell>
          <table:table-cell office:value-type="string" calcext:value-type="string">
            <text:p>89.2208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5];&quot;.&quot;;&quot;,&quot;)" office:value-type="float" office:value="89.330528" calcext:value-type="float">
            <text:p>89,330528</text:p>
          </table:table-cell>
          <table:table-cell office:value-type="string" calcext:value-type="string">
            <text:p>89.330527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6];&quot;.&quot;;&quot;,&quot;)" office:value-type="float" office:value="89.440541" calcext:value-type="float">
            <text:p>89,440541</text:p>
          </table:table-cell>
          <table:table-cell office:value-type="string" calcext:value-type="string">
            <text:p>89.4405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7];&quot;.&quot;;&quot;,&quot;)" office:value-type="float" office:value="89.550348" calcext:value-type="float">
            <text:p>89,550348</text:p>
          </table:table-cell>
          <table:table-cell office:value-type="string" calcext:value-type="string">
            <text:p>89.55034799999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08];&quot;.&quot;;&quot;,&quot;)" office:value-type="float" office:value="89.660258" calcext:value-type="float">
            <text:p>89,660258</text:p>
          </table:table-cell>
          <table:table-cell office:value-type="string" calcext:value-type="string">
            <text:p>89.660258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table:formula="of:=NUMBERVALUE([.B809];&quot;.&quot;;&quot;,&quot;)" office:value-type="float" office:value="89.770068" calcext:value-type="float">
            <text:p>89,770068</text:p>
          </table:table-cell>
          <table:table-cell office:value-type="string" calcext:value-type="string">
            <text:p>89.770068</text:p>
          </table:table-cell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table:formula="of:=NUMBERVALUE([.B810];&quot;.&quot;;&quot;,&quot;)" office:value-type="float" office:value="89.879979" calcext:value-type="float">
            <text:p>89,879979</text:p>
          </table:table-cell>
          <table:table-cell office:value-type="string" calcext:value-type="string">
            <text:p>89.87997899999999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formula="of:=NUMBERVALUE([.B811];&quot;.&quot;;&quot;,&quot;)" office:value-type="float" office:value="89.989791" calcext:value-type="float">
            <text:p>89,989791</text:p>
          </table:table-cell>
          <table:table-cell office:value-type="string" calcext:value-type="string">
            <text:p>89.989791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table:formula="of:=NUMBERVALUE([.B812];&quot;.&quot;;&quot;,&quot;)" office:value-type="float" office:value="90.0997" calcext:value-type="float">
            <text:p>90,0997</text:p>
          </table:table-cell>
          <table:table-cell office:value-type="string" calcext:value-type="string">
            <text:p>90.0997</text:p>
          </table:table-cell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>
          <table:table-cell table:formula="of:=NUMBERVALUE([.B813];&quot;.&quot;;&quot;,&quot;)" office:value-type="float" office:value="90.209391" calcext:value-type="float">
            <text:p>90,209391</text:p>
          </table:table-cell>
          <table:table-cell office:value-type="string" calcext:value-type="string">
            <text:p>90.20939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14];&quot;.&quot;;&quot;,&quot;)" office:value-type="float" office:value="90.319297" calcext:value-type="float">
            <text:p>90,319297</text:p>
          </table:table-cell>
          <table:table-cell office:value-type="string" calcext:value-type="string">
            <text:p>90.31929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15];&quot;.&quot;;&quot;,&quot;)" office:value-type="float" office:value="90.428992" calcext:value-type="float">
            <text:p>90,428992</text:p>
          </table:table-cell>
          <table:table-cell office:value-type="string" calcext:value-type="string">
            <text:p>90.42899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16];&quot;.&quot;;&quot;,&quot;)" office:value-type="float" office:value="90.538794" calcext:value-type="float">
            <text:p>90,538794</text:p>
          </table:table-cell>
          <table:table-cell office:value-type="string" calcext:value-type="string">
            <text:p>90.53879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17];&quot;.&quot;;&quot;,&quot;)" office:value-type="float" office:value="90.648596" calcext:value-type="float">
            <text:p>90,648596</text:p>
          </table:table-cell>
          <table:table-cell office:value-type="string" calcext:value-type="string">
            <text:p>90.64859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18];&quot;.&quot;;&quot;,&quot;)" office:value-type="float" office:value="90.75872" calcext:value-type="float">
            <text:p>90,75872</text:p>
          </table:table-cell>
          <table:table-cell office:value-type="string" calcext:value-type="string">
            <text:p>90.7587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19];&quot;.&quot;;&quot;,&quot;)" office:value-type="float" office:value="90.868836" calcext:value-type="float">
            <text:p>90,868836</text:p>
          </table:table-cell>
          <table:table-cell office:value-type="string" calcext:value-type="string">
            <text:p>90.86883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0];&quot;.&quot;;&quot;,&quot;)" office:value-type="float" office:value="90.97906" calcext:value-type="float">
            <text:p>90,97906</text:p>
          </table:table-cell>
          <table:table-cell office:value-type="string" calcext:value-type="string">
            <text:p>90.9790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1];&quot;.&quot;;&quot;,&quot;)" office:value-type="float" office:value="91.088763" calcext:value-type="float">
            <text:p>91,088763</text:p>
          </table:table-cell>
          <table:table-cell office:value-type="string" calcext:value-type="string">
            <text:p>91.08876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2];&quot;.&quot;;&quot;,&quot;)" office:value-type="float" office:value="91.198984" calcext:value-type="float">
            <text:p>91,198984</text:p>
          </table:table-cell>
          <table:table-cell office:value-type="string" calcext:value-type="string">
            <text:p>91.19898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3];&quot;.&quot;;&quot;,&quot;)" office:value-type="float" office:value="91.308893" calcext:value-type="float">
            <text:p>91,308893</text:p>
          </table:table-cell>
          <table:table-cell office:value-type="string" calcext:value-type="string">
            <text:p>91.30889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4];&quot;.&quot;;&quot;,&quot;)" office:value-type="float" office:value="91.418915" calcext:value-type="float">
            <text:p>91,418915</text:p>
          </table:table-cell>
          <table:table-cell office:value-type="string" calcext:value-type="string">
            <text:p>91.41891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5];&quot;.&quot;;&quot;,&quot;)" office:value-type="float" office:value="91.528821" calcext:value-type="float">
            <text:p>91,528821</text:p>
          </table:table-cell>
          <table:table-cell office:value-type="string" calcext:value-type="string">
            <text:p>91.5288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6];&quot;.&quot;;&quot;,&quot;)" office:value-type="float" office:value="91.638836" calcext:value-type="float">
            <text:p>91,638836</text:p>
          </table:table-cell>
          <table:table-cell office:value-type="string" calcext:value-type="string">
            <text:p>91.63883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7];&quot;.&quot;;&quot;,&quot;)" office:value-type="float" office:value="91.749052" calcext:value-type="float">
            <text:p>91,749052</text:p>
          </table:table-cell>
          <table:table-cell office:value-type="string" calcext:value-type="string">
            <text:p>91.74905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8];&quot;.&quot;;&quot;,&quot;)" office:value-type="float" office:value="91.859161" calcext:value-type="float">
            <text:p>91,859161</text:p>
          </table:table-cell>
          <table:table-cell office:value-type="string" calcext:value-type="string">
            <text:p>91.85916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29];&quot;.&quot;;&quot;,&quot;)" office:value-type="float" office:value="91.968961" calcext:value-type="float">
            <text:p>91,968961</text:p>
          </table:table-cell>
          <table:table-cell office:value-type="string" calcext:value-type="string">
            <text:p>91.96896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0];&quot;.&quot;;&quot;,&quot;)" office:value-type="float" office:value="92.079178" calcext:value-type="float">
            <text:p>92,079178</text:p>
          </table:table-cell>
          <table:table-cell office:value-type="string" calcext:value-type="string">
            <text:p>92.07917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1];&quot;.&quot;;&quot;,&quot;)" office:value-type="float" office:value="92.188978" calcext:value-type="float">
            <text:p>92,188978</text:p>
          </table:table-cell>
          <table:table-cell office:value-type="string" calcext:value-type="string">
            <text:p>92.18897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2];&quot;.&quot;;&quot;,&quot;)" office:value-type="float" office:value="92.299095" calcext:value-type="float">
            <text:p>92,299095</text:p>
          </table:table-cell>
          <table:table-cell office:value-type="string" calcext:value-type="string">
            <text:p>92.29909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3];&quot;.&quot;;&quot;,&quot;)" office:value-type="float" office:value="92.408998" calcext:value-type="float">
            <text:p>92,408998</text:p>
          </table:table-cell>
          <table:table-cell office:value-type="string" calcext:value-type="string">
            <text:p>92.4089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4];&quot;.&quot;;&quot;,&quot;)" office:value-type="float" office:value="92.51911" calcext:value-type="float">
            <text:p>92,51911</text:p>
          </table:table-cell>
          <table:table-cell office:value-type="string" calcext:value-type="string">
            <text:p>92.519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5];&quot;.&quot;;&quot;,&quot;)" office:value-type="float" office:value="92.629218" calcext:value-type="float">
            <text:p>92,629218</text:p>
          </table:table-cell>
          <table:table-cell office:value-type="string" calcext:value-type="string">
            <text:p>92.62921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6];&quot;.&quot;;&quot;,&quot;)" office:value-type="float" office:value="92.739322" calcext:value-type="float">
            <text:p>92,739322</text:p>
          </table:table-cell>
          <table:table-cell office:value-type="string" calcext:value-type="string">
            <text:p>92.73932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7];&quot;.&quot;;&quot;,&quot;)" office:value-type="float" office:value="92.849116" calcext:value-type="float">
            <text:p>92,849116</text:p>
          </table:table-cell>
          <table:table-cell office:value-type="string" calcext:value-type="string">
            <text:p>92.849116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8];&quot;.&quot;;&quot;,&quot;)" office:value-type="float" office:value="92.95934" calcext:value-type="float">
            <text:p>92,95934</text:p>
          </table:table-cell>
          <table:table-cell office:value-type="string" calcext:value-type="string">
            <text:p>92.9593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39];&quot;.&quot;;&quot;,&quot;)" office:value-type="float" office:value="93.069138" calcext:value-type="float">
            <text:p>93,069138</text:p>
          </table:table-cell>
          <table:table-cell office:value-type="string" calcext:value-type="string">
            <text:p>93.06913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40];&quot;.&quot;;&quot;,&quot;)" office:value-type="float" office:value="93.179245" calcext:value-type="float">
            <text:p>93,179245</text:p>
          </table:table-cell>
          <table:table-cell office:value-type="string" calcext:value-type="string">
            <text:p>93.17924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41];&quot;.&quot;;&quot;,&quot;)" office:value-type="float" office:value="93.289138" calcext:value-type="float">
            <text:p>93,289138</text:p>
          </table:table-cell>
          <table:table-cell office:value-type="string" calcext:value-type="string">
            <text:p>93.28913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42];&quot;.&quot;;&quot;,&quot;)" office:value-type="float" office:value="93.399137" calcext:value-type="float">
            <text:p>93,399137</text:p>
          </table:table-cell>
          <table:table-cell office:value-type="string" calcext:value-type="string">
            <text:p>93.39913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43];&quot;.&quot;;&quot;,&quot;)" office:value-type="float" office:value="93.509349" calcext:value-type="float">
            <text:p>93,509349</text:p>
          </table:table-cell>
          <table:table-cell office:value-type="string" calcext:value-type="string">
            <text:p>93.50934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44];&quot;.&quot;;&quot;,&quot;)" office:value-type="float" office:value="93.619462" calcext:value-type="float">
            <text:p>93,619462</text:p>
          </table:table-cell>
          <table:table-cell office:value-type="string" calcext:value-type="string">
            <text:p>93.61946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NUMBERVALUE([.B845];&quot;.&quot;;&quot;,&quot;)" office:value-type="float" office:value="93.729263" calcext:value-type="float">
            <text:p>93,729263</text:p>
          </table:table-cell>
          <table:table-cell office:value-type="string" calcext:value-type="string">
            <text:p>93.7292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46];&quot;.&quot;;&quot;,&quot;)" office:value-type="float" office:value="93.839474" calcext:value-type="float">
            <text:p>93,839474</text:p>
          </table:table-cell>
          <table:table-cell office:value-type="string" calcext:value-type="string">
            <text:p>93.8394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47];&quot;.&quot;;&quot;,&quot;)" office:value-type="float" office:value="93.949276" calcext:value-type="float">
            <text:p>93,949276</text:p>
          </table:table-cell>
          <table:table-cell office:value-type="string" calcext:value-type="string">
            <text:p>93.9492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48];&quot;.&quot;;&quot;,&quot;)" office:value-type="float" office:value="94.059389" calcext:value-type="float">
            <text:p>94,059389</text:p>
          </table:table-cell>
          <table:table-cell office:value-type="string" calcext:value-type="string">
            <text:p>94.059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49];&quot;.&quot;;&quot;,&quot;)" office:value-type="float" office:value="94.169285" calcext:value-type="float">
            <text:p>94,169285</text:p>
          </table:table-cell>
          <table:table-cell office:value-type="string" calcext:value-type="string">
            <text:p>94.169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0];&quot;.&quot;;&quot;,&quot;)" office:value-type="float" office:value="94.27939" calcext:value-type="float">
            <text:p>94,27939</text:p>
          </table:table-cell>
          <table:table-cell office:value-type="string" calcext:value-type="string">
            <text:p>94.279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1];&quot;.&quot;;&quot;,&quot;)" office:value-type="float" office:value="94.38951" calcext:value-type="float">
            <text:p>94,38951</text:p>
          </table:table-cell>
          <table:table-cell office:value-type="string" calcext:value-type="string">
            <text:p>94.389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2];&quot;.&quot;;&quot;,&quot;)" office:value-type="float" office:value="94.499626" calcext:value-type="float">
            <text:p>94,499626</text:p>
          </table:table-cell>
          <table:table-cell office:value-type="string" calcext:value-type="string">
            <text:p>94.4996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3];&quot;.&quot;;&quot;,&quot;)" office:value-type="float" office:value="94.609435" calcext:value-type="float">
            <text:p>94,609435</text:p>
          </table:table-cell>
          <table:table-cell office:value-type="string" calcext:value-type="string">
            <text:p>94.609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4];&quot;.&quot;;&quot;,&quot;)" office:value-type="float" office:value="94.719547" calcext:value-type="float">
            <text:p>94,719547</text:p>
          </table:table-cell>
          <table:table-cell office:value-type="string" calcext:value-type="string">
            <text:p>94.7195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5];&quot;.&quot;;&quot;,&quot;)" office:value-type="float" office:value="94.829346" calcext:value-type="float">
            <text:p>94,829346</text:p>
          </table:table-cell>
          <table:table-cell office:value-type="string" calcext:value-type="string">
            <text:p>94.8293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6];&quot;.&quot;;&quot;,&quot;)" office:value-type="float" office:value="94.939262" calcext:value-type="float">
            <text:p>94,939262</text:p>
          </table:table-cell>
          <table:table-cell office:value-type="string" calcext:value-type="string">
            <text:p>94.9392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7];&quot;.&quot;;&quot;,&quot;)" office:value-type="float" office:value="95.049075" calcext:value-type="float">
            <text:p>95,049075</text:p>
          </table:table-cell>
          <table:table-cell office:value-type="string" calcext:value-type="string">
            <text:p>95.049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8];&quot;.&quot;;&quot;,&quot;)" office:value-type="float" office:value="95.158882" calcext:value-type="float">
            <text:p>95,158882</text:p>
          </table:table-cell>
          <table:table-cell office:value-type="string" calcext:value-type="string">
            <text:p>95.1588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59];&quot;.&quot;;&quot;,&quot;)" office:value-type="float" office:value="95.268783" calcext:value-type="float">
            <text:p>95,268783</text:p>
          </table:table-cell>
          <table:table-cell office:value-type="string" calcext:value-type="string">
            <text:p>95.2687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0];&quot;.&quot;;&quot;,&quot;)" office:value-type="float" office:value="95.378689" calcext:value-type="float">
            <text:p>95,378689</text:p>
          </table:table-cell>
          <table:table-cell office:value-type="string" calcext:value-type="string">
            <text:p>95.3786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1];&quot;.&quot;;&quot;,&quot;)" office:value-type="float" office:value="95.488384" calcext:value-type="float">
            <text:p>95,488384</text:p>
          </table:table-cell>
          <table:table-cell office:value-type="string" calcext:value-type="string">
            <text:p>95.4883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2];&quot;.&quot;;&quot;,&quot;)" office:value-type="float" office:value="95.598291" calcext:value-type="float">
            <text:p>95,598291</text:p>
          </table:table-cell>
          <table:table-cell office:value-type="string" calcext:value-type="string">
            <text:p>95.5982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3];&quot;.&quot;;&quot;,&quot;)" office:value-type="float" office:value="95.707995" calcext:value-type="float">
            <text:p>95,707995</text:p>
          </table:table-cell>
          <table:table-cell office:value-type="string" calcext:value-type="string">
            <text:p>95.707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4];&quot;.&quot;;&quot;,&quot;)" office:value-type="float" office:value="95.8178" calcext:value-type="float">
            <text:p>95,8178</text:p>
          </table:table-cell>
          <table:table-cell office:value-type="string" calcext:value-type="string">
            <text:p>95.81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5];&quot;.&quot;;&quot;,&quot;)" office:value-type="float" office:value="95.927499" calcext:value-type="float">
            <text:p>95,927499</text:p>
          </table:table-cell>
          <table:table-cell office:value-type="string" calcext:value-type="string">
            <text:p>95.9274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6];&quot;.&quot;;&quot;,&quot;)" office:value-type="float" office:value="96.037408" calcext:value-type="float">
            <text:p>96,037408</text:p>
          </table:table-cell>
          <table:table-cell office:value-type="string" calcext:value-type="string">
            <text:p>96.0374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7];&quot;.&quot;;&quot;,&quot;)" office:value-type="float" office:value="96.147206" calcext:value-type="float">
            <text:p>96,147206</text:p>
          </table:table-cell>
          <table:table-cell office:value-type="string" calcext:value-type="string">
            <text:p>96.1472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8];&quot;.&quot;;&quot;,&quot;)" office:value-type="float" office:value="96.257216" calcext:value-type="float">
            <text:p>96,257216</text:p>
          </table:table-cell>
          <table:table-cell office:value-type="string" calcext:value-type="string">
            <text:p>96.2572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69];&quot;.&quot;;&quot;,&quot;)" office:value-type="float" office:value="96.366911" calcext:value-type="float">
            <text:p>96,366911</text:p>
          </table:table-cell>
          <table:table-cell office:value-type="string" calcext:value-type="string">
            <text:p>96.3669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0];&quot;.&quot;;&quot;,&quot;)" office:value-type="float" office:value="96.471815" calcext:value-type="float">
            <text:p>96,471815</text:p>
          </table:table-cell>
          <table:table-cell office:value-type="string" calcext:value-type="string">
            <text:p>96.471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1];&quot;.&quot;;&quot;,&quot;)" office:value-type="float" office:value="96.581828" calcext:value-type="float">
            <text:p>96,581828</text:p>
          </table:table-cell>
          <table:table-cell office:value-type="string" calcext:value-type="string">
            <text:p>96.5818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2];&quot;.&quot;;&quot;,&quot;)" office:value-type="float" office:value="96.691523" calcext:value-type="float">
            <text:p>96,691523</text:p>
          </table:table-cell>
          <table:table-cell office:value-type="string" calcext:value-type="string">
            <text:p>96.6915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3];&quot;.&quot;;&quot;,&quot;)" office:value-type="float" office:value="96.801533" calcext:value-type="float">
            <text:p>96,801533</text:p>
          </table:table-cell>
          <table:table-cell office:value-type="string" calcext:value-type="string">
            <text:p>96.8015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4];&quot;.&quot;;&quot;,&quot;)" office:value-type="float" office:value="96.911337" calcext:value-type="float">
            <text:p>96,911337</text:p>
          </table:table-cell>
          <table:table-cell office:value-type="string" calcext:value-type="string">
            <text:p>96.9113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5];&quot;.&quot;;&quot;,&quot;)" office:value-type="float" office:value="97.021459" calcext:value-type="float">
            <text:p>97,021459</text:p>
          </table:table-cell>
          <table:table-cell office:value-type="string" calcext:value-type="string">
            <text:p>97.0214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6];&quot;.&quot;;&quot;,&quot;)" office:value-type="float" office:value="97.131265" calcext:value-type="float">
            <text:p>97,131265</text:p>
          </table:table-cell>
          <table:table-cell office:value-type="string" calcext:value-type="string">
            <text:p>97.131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7];&quot;.&quot;;&quot;,&quot;)" office:value-type="float" office:value="97.241177" calcext:value-type="float">
            <text:p>97,241177</text:p>
          </table:table-cell>
          <table:table-cell office:value-type="string" calcext:value-type="string">
            <text:p>97.2411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8];&quot;.&quot;;&quot;,&quot;)" office:value-type="float" office:value="97.350987" calcext:value-type="float">
            <text:p>97,350987</text:p>
          </table:table-cell>
          <table:table-cell office:value-type="string" calcext:value-type="string">
            <text:p>97.3509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79];&quot;.&quot;;&quot;,&quot;)" office:value-type="float" office:value="97.455994" calcext:value-type="float">
            <text:p>97,455994</text:p>
          </table:table-cell>
          <table:table-cell office:value-type="string" calcext:value-type="string">
            <text:p>97.4559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0];&quot;.&quot;;&quot;,&quot;)" office:value-type="float" office:value="97.565806" calcext:value-type="float">
            <text:p>97,565806</text:p>
          </table:table-cell>
          <table:table-cell office:value-type="string" calcext:value-type="string">
            <text:p>97.5658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1];&quot;.&quot;;&quot;,&quot;)" office:value-type="float" office:value="97.675933" calcext:value-type="float">
            <text:p>97,675933</text:p>
          </table:table-cell>
          <table:table-cell office:value-type="string" calcext:value-type="string">
            <text:p>97.6759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2];&quot;.&quot;;&quot;,&quot;)" office:value-type="float" office:value="97.785956" calcext:value-type="float">
            <text:p>97,785956</text:p>
          </table:table-cell>
          <table:table-cell office:value-type="string" calcext:value-type="string">
            <text:p>97.7859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3];&quot;.&quot;;&quot;,&quot;)" office:value-type="float" office:value="97.895982" calcext:value-type="float">
            <text:p>97,895982</text:p>
          </table:table-cell>
          <table:table-cell office:value-type="string" calcext:value-type="string">
            <text:p>97.8959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4];&quot;.&quot;;&quot;,&quot;)" office:value-type="float" office:value="98.006007" calcext:value-type="float">
            <text:p>98,006007</text:p>
          </table:table-cell>
          <table:table-cell office:value-type="string" calcext:value-type="string">
            <text:p>98.0060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5];&quot;.&quot;;&quot;,&quot;)" office:value-type="float" office:value="98.116025" calcext:value-type="float">
            <text:p>98,116025</text:p>
          </table:table-cell>
          <table:table-cell office:value-type="string" calcext:value-type="string">
            <text:p>98.116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6];&quot;.&quot;;&quot;,&quot;)" office:value-type="float" office:value="98.226054" calcext:value-type="float">
            <text:p>98,226054</text:p>
          </table:table-cell>
          <table:table-cell office:value-type="string" calcext:value-type="string">
            <text:p>98.2260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7];&quot;.&quot;;&quot;,&quot;)" office:value-type="float" office:value="98.336185" calcext:value-type="float">
            <text:p>98,336185</text:p>
          </table:table-cell>
          <table:table-cell office:value-type="string" calcext:value-type="string">
            <text:p>98.336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8];&quot;.&quot;;&quot;,&quot;)" office:value-type="float" office:value="98.446102" calcext:value-type="float">
            <text:p>98,446102</text:p>
          </table:table-cell>
          <table:table-cell office:value-type="string" calcext:value-type="string">
            <text:p>98.446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89];&quot;.&quot;;&quot;,&quot;)" office:value-type="float" office:value="98.556338" calcext:value-type="float">
            <text:p>98,556338</text:p>
          </table:table-cell>
          <table:table-cell office:value-type="string" calcext:value-type="string">
            <text:p>98.5563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0];&quot;.&quot;;&quot;,&quot;)" office:value-type="float" office:value="98.666261" calcext:value-type="float">
            <text:p>98,666261</text:p>
          </table:table-cell>
          <table:table-cell office:value-type="string" calcext:value-type="string">
            <text:p>98.6662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1];&quot;.&quot;;&quot;,&quot;)" office:value-type="float" office:value="98.776387" calcext:value-type="float">
            <text:p>98,776387</text:p>
          </table:table-cell>
          <table:table-cell office:value-type="string" calcext:value-type="string">
            <text:p>98.7763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2];&quot;.&quot;;&quot;,&quot;)" office:value-type="float" office:value="98.886307" calcext:value-type="float">
            <text:p>98,886307</text:p>
          </table:table-cell>
          <table:table-cell office:value-type="string" calcext:value-type="string">
            <text:p>98.8863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3];&quot;.&quot;;&quot;,&quot;)" office:value-type="float" office:value="98.99602" calcext:value-type="float">
            <text:p>98,99602</text:p>
          </table:table-cell>
          <table:table-cell office:value-type="string" calcext:value-type="string">
            <text:p>98.996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4];&quot;.&quot;;&quot;,&quot;)" office:value-type="float" office:value="99.105739" calcext:value-type="float">
            <text:p>99,105739</text:p>
          </table:table-cell>
          <table:table-cell office:value-type="string" calcext:value-type="string">
            <text:p>99.1057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5];&quot;.&quot;;&quot;,&quot;)" office:value-type="float" office:value="99.215773" calcext:value-type="float">
            <text:p>99,215773</text:p>
          </table:table-cell>
          <table:table-cell office:value-type="string" calcext:value-type="string">
            <text:p>99.2157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6];&quot;.&quot;;&quot;,&quot;)" office:value-type="float" office:value="99.325905" calcext:value-type="float">
            <text:p>99,325905</text:p>
          </table:table-cell>
          <table:table-cell office:value-type="string" calcext:value-type="string">
            <text:p>99.325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7];&quot;.&quot;;&quot;,&quot;)" office:value-type="float" office:value="99.436031" calcext:value-type="float">
            <text:p>99,436031</text:p>
          </table:table-cell>
          <table:table-cell office:value-type="string" calcext:value-type="string">
            <text:p>99.4360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8];&quot;.&quot;;&quot;,&quot;)" office:value-type="float" office:value="99.546162" calcext:value-type="float">
            <text:p>99,546162</text:p>
          </table:table-cell>
          <table:table-cell office:value-type="string" calcext:value-type="string">
            <text:p>99.5461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899];&quot;.&quot;;&quot;,&quot;)" office:value-type="float" office:value="99.656392" calcext:value-type="float">
            <text:p>99,656392</text:p>
          </table:table-cell>
          <table:table-cell office:value-type="string" calcext:value-type="string">
            <text:p>99.6563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0];&quot;.&quot;;&quot;,&quot;)" office:value-type="float" office:value="99.766527" calcext:value-type="float">
            <text:p>99,766527</text:p>
          </table:table-cell>
          <table:table-cell office:value-type="string" calcext:value-type="string">
            <text:p>99.7665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1];&quot;.&quot;;&quot;,&quot;)" office:value-type="float" office:value="99.876756" calcext:value-type="float">
            <text:p>99,876756</text:p>
          </table:table-cell>
          <table:table-cell office:value-type="string" calcext:value-type="string">
            <text:p>99.8767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2];&quot;.&quot;;&quot;,&quot;)" office:value-type="float" office:value="99.98688" calcext:value-type="float">
            <text:p>99,98688</text:p>
          </table:table-cell>
          <table:table-cell office:value-type="string" calcext:value-type="string">
            <text:p>99.986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3];&quot;.&quot;;&quot;,&quot;)" office:value-type="float" office:value="100.097112" calcext:value-type="float">
            <text:p>100,097112</text:p>
          </table:table-cell>
          <table:table-cell office:value-type="string" calcext:value-type="string">
            <text:p>100.0971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4];&quot;.&quot;;&quot;,&quot;)" office:value-type="float" office:value="100.207235" calcext:value-type="float">
            <text:p>100,207235</text:p>
          </table:table-cell>
          <table:table-cell office:value-type="string" calcext:value-type="string">
            <text:p>100.207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5];&quot;.&quot;;&quot;,&quot;)" office:value-type="float" office:value="100.317466" calcext:value-type="float">
            <text:p>100,317466</text:p>
          </table:table-cell>
          <table:table-cell office:value-type="string" calcext:value-type="string">
            <text:p>100.317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6];&quot;.&quot;;&quot;,&quot;)" office:value-type="float" office:value="100.427597" calcext:value-type="float">
            <text:p>100,427597</text:p>
          </table:table-cell>
          <table:table-cell office:value-type="string" calcext:value-type="string">
            <text:p>100.4275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7];&quot;.&quot;;&quot;,&quot;)" office:value-type="float" office:value="100.5372" calcext:value-type="float">
            <text:p>100,5372</text:p>
          </table:table-cell>
          <table:table-cell office:value-type="string" calcext:value-type="string">
            <text:p>100.5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8];&quot;.&quot;;&quot;,&quot;)" office:value-type="float" office:value="100.6467" calcext:value-type="float">
            <text:p>100,6467</text:p>
          </table:table-cell>
          <table:table-cell office:value-type="string" calcext:value-type="string">
            <text:p>100.64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09];&quot;.&quot;;&quot;,&quot;)" office:value-type="float" office:value="100.756205" calcext:value-type="float">
            <text:p>100,756205</text:p>
          </table:table-cell>
          <table:table-cell office:value-type="string" calcext:value-type="string">
            <text:p>100.756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0];&quot;.&quot;;&quot;,&quot;)" office:value-type="float" office:value="100.865909" calcext:value-type="float">
            <text:p>100,865909</text:p>
          </table:table-cell>
          <table:table-cell office:value-type="string" calcext:value-type="string">
            <text:p>100.865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1];&quot;.&quot;;&quot;,&quot;)" office:value-type="float" office:value="101.007152" calcext:value-type="float">
            <text:p>101,007152</text:p>
          </table:table-cell>
          <table:table-cell office:value-type="string" calcext:value-type="string">
            <text:p>101.0071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2];&quot;.&quot;;&quot;,&quot;)" office:value-type="float" office:value="101.116752" calcext:value-type="float">
            <text:p>101,116752</text:p>
          </table:table-cell>
          <table:table-cell office:value-type="string" calcext:value-type="string">
            <text:p>101.1167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3];&quot;.&quot;;&quot;,&quot;)" office:value-type="float" office:value="101.2581" calcext:value-type="float">
            <text:p>101,2581</text:p>
          </table:table-cell>
          <table:table-cell office:value-type="string" calcext:value-type="string">
            <text:p>101.25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4];&quot;.&quot;;&quot;,&quot;)" office:value-type="float" office:value="101.367702" calcext:value-type="float">
            <text:p>101,367702</text:p>
          </table:table-cell>
          <table:table-cell office:value-type="string" calcext:value-type="string">
            <text:p>101.3677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5];&quot;.&quot;;&quot;,&quot;)" office:value-type="float" office:value="101.509053" calcext:value-type="float">
            <text:p>101,509053</text:p>
          </table:table-cell>
          <table:table-cell office:value-type="string" calcext:value-type="string">
            <text:p>101.5090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6];&quot;.&quot;;&quot;,&quot;)" office:value-type="float" office:value="101.618651" calcext:value-type="float">
            <text:p>101,618651</text:p>
          </table:table-cell>
          <table:table-cell office:value-type="string" calcext:value-type="string">
            <text:p>101.6186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7];&quot;.&quot;;&quot;,&quot;)" office:value-type="float" office:value="101.760082" calcext:value-type="float">
            <text:p>101,760082</text:p>
          </table:table-cell>
          <table:table-cell office:value-type="string" calcext:value-type="string">
            <text:p>101.7600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8];&quot;.&quot;;&quot;,&quot;)" office:value-type="float" office:value="101.901315" calcext:value-type="float">
            <text:p>101,901315</text:p>
          </table:table-cell>
          <table:table-cell office:value-type="string" calcext:value-type="string">
            <text:p>101.901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19];&quot;.&quot;;&quot;,&quot;)" office:value-type="float" office:value="102.010812" calcext:value-type="float">
            <text:p>102,010812</text:p>
          </table:table-cell>
          <table:table-cell office:value-type="string" calcext:value-type="string">
            <text:p>102.0108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0];&quot;.&quot;;&quot;,&quot;)" office:value-type="float" office:value="102.120402" calcext:value-type="float">
            <text:p>102,120402</text:p>
          </table:table-cell>
          <table:table-cell office:value-type="string" calcext:value-type="string">
            <text:p>102.1204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1];&quot;.&quot;;&quot;,&quot;)" office:value-type="float" office:value="102.261733" calcext:value-type="float">
            <text:p>102,261733</text:p>
          </table:table-cell>
          <table:table-cell office:value-type="string" calcext:value-type="string">
            <text:p>102.2617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2];&quot;.&quot;;&quot;,&quot;)" office:value-type="float" office:value="102.371331" calcext:value-type="float">
            <text:p>102,371331</text:p>
          </table:table-cell>
          <table:table-cell office:value-type="string" calcext:value-type="string">
            <text:p>102.3713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3];&quot;.&quot;;&quot;,&quot;)" office:value-type="float" office:value="102.512677" calcext:value-type="float">
            <text:p>102,512677</text:p>
          </table:table-cell>
          <table:table-cell office:value-type="string" calcext:value-type="string">
            <text:p>102.5126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4];&quot;.&quot;;&quot;,&quot;)" office:value-type="float" office:value="102.622273" calcext:value-type="float">
            <text:p>102,622273</text:p>
          </table:table-cell>
          <table:table-cell office:value-type="string" calcext:value-type="string">
            <text:p>102.6222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5];&quot;.&quot;;&quot;,&quot;)" office:value-type="float" office:value="102.763606" calcext:value-type="float">
            <text:p>102,763606</text:p>
          </table:table-cell>
          <table:table-cell office:value-type="string" calcext:value-type="string">
            <text:p>102.7636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6];&quot;.&quot;;&quot;,&quot;)" office:value-type="float" office:value="102.873312" calcext:value-type="float">
            <text:p>102,873312</text:p>
          </table:table-cell>
          <table:table-cell office:value-type="string" calcext:value-type="string">
            <text:p>102.8733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7];&quot;.&quot;;&quot;,&quot;)" office:value-type="float" office:value="103.014651" calcext:value-type="float">
            <text:p>103,014651</text:p>
          </table:table-cell>
          <table:table-cell office:value-type="string" calcext:value-type="string">
            <text:p>103.0146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8];&quot;.&quot;;&quot;,&quot;)" office:value-type="float" office:value="103.124362" calcext:value-type="float">
            <text:p>103,124362</text:p>
          </table:table-cell>
          <table:table-cell office:value-type="string" calcext:value-type="string">
            <text:p>103.1243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29];&quot;.&quot;;&quot;,&quot;)" office:value-type="float" office:value="103.265698" calcext:value-type="float">
            <text:p>103,265698</text:p>
          </table:table-cell>
          <table:table-cell office:value-type="string" calcext:value-type="string">
            <text:p>103.2656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0];&quot;.&quot;;&quot;,&quot;)" office:value-type="float" office:value="103.375397" calcext:value-type="float">
            <text:p>103,375397</text:p>
          </table:table-cell>
          <table:table-cell office:value-type="string" calcext:value-type="string">
            <text:p>103.3753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1];&quot;.&quot;;&quot;,&quot;)" office:value-type="float" office:value="103.516737" calcext:value-type="float">
            <text:p>103,516737</text:p>
          </table:table-cell>
          <table:table-cell office:value-type="string" calcext:value-type="string">
            <text:p>103.5167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2];&quot;.&quot;;&quot;,&quot;)" office:value-type="float" office:value="103.626444" calcext:value-type="float">
            <text:p>103,626444</text:p>
          </table:table-cell>
          <table:table-cell office:value-type="string" calcext:value-type="string">
            <text:p>103.6264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3];&quot;.&quot;;&quot;,&quot;)" office:value-type="float" office:value="103.76789" calcext:value-type="float">
            <text:p>103,76789</text:p>
          </table:table-cell>
          <table:table-cell office:value-type="string" calcext:value-type="string">
            <text:p>103.767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4];&quot;.&quot;;&quot;,&quot;)" office:value-type="float" office:value="103.877499" calcext:value-type="float">
            <text:p>103,877499</text:p>
          </table:table-cell>
          <table:table-cell office:value-type="string" calcext:value-type="string">
            <text:p>103.8774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5];&quot;.&quot;;&quot;,&quot;)" office:value-type="float" office:value="104.01885" calcext:value-type="float">
            <text:p>104,01885</text:p>
          </table:table-cell>
          <table:table-cell office:value-type="string" calcext:value-type="string">
            <text:p>104.01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6];&quot;.&quot;;&quot;,&quot;)" office:value-type="float" office:value="104.128567" calcext:value-type="float">
            <text:p>104,128567</text:p>
          </table:table-cell>
          <table:table-cell office:value-type="string" calcext:value-type="string">
            <text:p>104.128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7];&quot;.&quot;;&quot;,&quot;)" office:value-type="float" office:value="104.238286" calcext:value-type="float">
            <text:p>104,238286</text:p>
          </table:table-cell>
          <table:table-cell office:value-type="string" calcext:value-type="string">
            <text:p>104.2382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8];&quot;.&quot;;&quot;,&quot;)" office:value-type="float" office:value="104.379543" calcext:value-type="float">
            <text:p>104,379543</text:p>
          </table:table-cell>
          <table:table-cell office:value-type="string" calcext:value-type="string">
            <text:p>104.3795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39];&quot;.&quot;;&quot;,&quot;)" office:value-type="float" office:value="104.489161" calcext:value-type="float">
            <text:p>104,489161</text:p>
          </table:table-cell>
          <table:table-cell office:value-type="string" calcext:value-type="string">
            <text:p>104.4891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0];&quot;.&quot;;&quot;,&quot;)" office:value-type="float" office:value="104.630521" calcext:value-type="float">
            <text:p>104,630521</text:p>
          </table:table-cell>
          <table:table-cell office:value-type="string" calcext:value-type="string">
            <text:p>104.630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1];&quot;.&quot;;&quot;,&quot;)" office:value-type="float" office:value="104.740337" calcext:value-type="float">
            <text:p>104,740337</text:p>
          </table:table-cell>
          <table:table-cell office:value-type="string" calcext:value-type="string">
            <text:p>104.7403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2];&quot;.&quot;;&quot;,&quot;)" office:value-type="float" office:value="104.84995" calcext:value-type="float">
            <text:p>104,84995</text:p>
          </table:table-cell>
          <table:table-cell office:value-type="string" calcext:value-type="string">
            <text:p>104.84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3];&quot;.&quot;;&quot;,&quot;)" office:value-type="float" office:value="104.959667" calcext:value-type="float">
            <text:p>104,959667</text:p>
          </table:table-cell>
          <table:table-cell office:value-type="string" calcext:value-type="string">
            <text:p>104.959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4];&quot;.&quot;;&quot;,&quot;)" office:value-type="float" office:value="105.069594" calcext:value-type="float">
            <text:p>105,069594</text:p>
          </table:table-cell>
          <table:table-cell office:value-type="string" calcext:value-type="string">
            <text:p>105.0695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5];&quot;.&quot;;&quot;,&quot;)" office:value-type="float" office:value="105.210753" calcext:value-type="float">
            <text:p>105,210753</text:p>
          </table:table-cell>
          <table:table-cell office:value-type="string" calcext:value-type="string">
            <text:p>105.2107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6];&quot;.&quot;;&quot;,&quot;)" office:value-type="float" office:value="105.320264" calcext:value-type="float">
            <text:p>105,320264</text:p>
          </table:table-cell>
          <table:table-cell office:value-type="string" calcext:value-type="string">
            <text:p>105.3202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7];&quot;.&quot;;&quot;,&quot;)" office:value-type="float" office:value="105.429876" calcext:value-type="float">
            <text:p>105,429876</text:p>
          </table:table-cell>
          <table:table-cell office:value-type="string" calcext:value-type="string">
            <text:p>105.4298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8];&quot;.&quot;;&quot;,&quot;)" office:value-type="float" office:value="105.539593" calcext:value-type="float">
            <text:p>105,539593</text:p>
          </table:table-cell>
          <table:table-cell office:value-type="string" calcext:value-type="string">
            <text:p>105.5395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49];&quot;.&quot;;&quot;,&quot;)" office:value-type="float" office:value="105.68084" calcext:value-type="float">
            <text:p>105,68084</text:p>
          </table:table-cell>
          <table:table-cell office:value-type="string" calcext:value-type="string">
            <text:p>105.680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0];&quot;.&quot;;&quot;,&quot;)" office:value-type="float" office:value="105.790456" calcext:value-type="float">
            <text:p>105,790456</text:p>
          </table:table-cell>
          <table:table-cell office:value-type="string" calcext:value-type="string">
            <text:p>105.7904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1];&quot;.&quot;;&quot;,&quot;)" office:value-type="float" office:value="105.900072" calcext:value-type="float">
            <text:p>105,900072</text:p>
          </table:table-cell>
          <table:table-cell office:value-type="string" calcext:value-type="string">
            <text:p>105.9000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2];&quot;.&quot;;&quot;,&quot;)" office:value-type="float" office:value="106.009581" calcext:value-type="float">
            <text:p>106,009581</text:p>
          </table:table-cell>
          <table:table-cell office:value-type="string" calcext:value-type="string">
            <text:p>106.0095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3];&quot;.&quot;;&quot;,&quot;)" office:value-type="float" office:value="106.1193" calcext:value-type="float">
            <text:p>106,1193</text:p>
          </table:table-cell>
          <table:table-cell office:value-type="string" calcext:value-type="string">
            <text:p>106.11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4];&quot;.&quot;;&quot;,&quot;)" office:value-type="float" office:value="106.229013" calcext:value-type="float">
            <text:p>106,229013</text:p>
          </table:table-cell>
          <table:table-cell office:value-type="string" calcext:value-type="string">
            <text:p>106.2290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5];&quot;.&quot;;&quot;,&quot;)" office:value-type="float" office:value="106.338827" calcext:value-type="float">
            <text:p>106,338827</text:p>
          </table:table-cell>
          <table:table-cell office:value-type="string" calcext:value-type="string">
            <text:p>106.3388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6];&quot;.&quot;;&quot;,&quot;)" office:value-type="float" office:value="106.448645" calcext:value-type="float">
            <text:p>106,448645</text:p>
          </table:table-cell>
          <table:table-cell office:value-type="string" calcext:value-type="string">
            <text:p>106.448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7];&quot;.&quot;;&quot;,&quot;)" office:value-type="float" office:value="106.558458" calcext:value-type="float">
            <text:p>106,558458</text:p>
          </table:table-cell>
          <table:table-cell office:value-type="string" calcext:value-type="string">
            <text:p>106.5584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8];&quot;.&quot;;&quot;,&quot;)" office:value-type="float" office:value="106.668278" calcext:value-type="float">
            <text:p>106,668278</text:p>
          </table:table-cell>
          <table:table-cell office:value-type="string" calcext:value-type="string">
            <text:p>106.6682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59];&quot;.&quot;;&quot;,&quot;)" office:value-type="float" office:value="106.778099" calcext:value-type="float">
            <text:p>106,778099</text:p>
          </table:table-cell>
          <table:table-cell office:value-type="string" calcext:value-type="string">
            <text:p>106.7780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0];&quot;.&quot;;&quot;,&quot;)" office:value-type="float" office:value="106.887916" calcext:value-type="float">
            <text:p>106,887916</text:p>
          </table:table-cell>
          <table:table-cell office:value-type="string" calcext:value-type="string">
            <text:p>106.8879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1];&quot;.&quot;;&quot;,&quot;)" office:value-type="float" office:value="106.997842" calcext:value-type="float">
            <text:p>106,997842</text:p>
          </table:table-cell>
          <table:table-cell office:value-type="string" calcext:value-type="string">
            <text:p>106.997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2];&quot;.&quot;;&quot;,&quot;)" office:value-type="float" office:value="107.107565" calcext:value-type="float">
            <text:p>107,107565</text:p>
          </table:table-cell>
          <table:table-cell office:value-type="string" calcext:value-type="string">
            <text:p>107.107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3];&quot;.&quot;;&quot;,&quot;)" office:value-type="float" office:value="107.217495" calcext:value-type="float">
            <text:p>107,217495</text:p>
          </table:table-cell>
          <table:table-cell office:value-type="string" calcext:value-type="string">
            <text:p>107.217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4];&quot;.&quot;;&quot;,&quot;)" office:value-type="float" office:value="107.327318" calcext:value-type="float">
            <text:p>107,327318</text:p>
          </table:table-cell>
          <table:table-cell office:value-type="string" calcext:value-type="string">
            <text:p>107.3273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5];&quot;.&quot;;&quot;,&quot;)" office:value-type="float" office:value="107.43745" calcext:value-type="float">
            <text:p>107,43745</text:p>
          </table:table-cell>
          <table:table-cell office:value-type="string" calcext:value-type="string">
            <text:p>107.43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6];&quot;.&quot;;&quot;,&quot;)" office:value-type="float" office:value="107.547376" calcext:value-type="float">
            <text:p>107,547376</text:p>
          </table:table-cell>
          <table:table-cell office:value-type="string" calcext:value-type="string">
            <text:p>107.5473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7];&quot;.&quot;;&quot;,&quot;)" office:value-type="float" office:value="107.657404" calcext:value-type="float">
            <text:p>107,657404</text:p>
          </table:table-cell>
          <table:table-cell office:value-type="string" calcext:value-type="string">
            <text:p>107.6574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8];&quot;.&quot;;&quot;,&quot;)" office:value-type="float" office:value="107.767437" calcext:value-type="float">
            <text:p>107,767437</text:p>
          </table:table-cell>
          <table:table-cell office:value-type="string" calcext:value-type="string">
            <text:p>107.7674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69];&quot;.&quot;;&quot;,&quot;)" office:value-type="float" office:value="107.877466" calcext:value-type="float">
            <text:p>107,877466</text:p>
          </table:table-cell>
          <table:table-cell office:value-type="string" calcext:value-type="string">
            <text:p>107.877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0];&quot;.&quot;;&quot;,&quot;)" office:value-type="float" office:value="107.987393" calcext:value-type="float">
            <text:p>107,987393</text:p>
          </table:table-cell>
          <table:table-cell office:value-type="string" calcext:value-type="string">
            <text:p>107.9873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1];&quot;.&quot;;&quot;,&quot;)" office:value-type="float" office:value="108.097528" calcext:value-type="float">
            <text:p>108,097528</text:p>
          </table:table-cell>
          <table:table-cell office:value-type="string" calcext:value-type="string">
            <text:p>108.0975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2];&quot;.&quot;;&quot;,&quot;)" office:value-type="float" office:value="108.207447" calcext:value-type="float">
            <text:p>108,207447</text:p>
          </table:table-cell>
          <table:table-cell office:value-type="string" calcext:value-type="string">
            <text:p>108.2074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3];&quot;.&quot;;&quot;,&quot;)" office:value-type="float" office:value="108.31748" calcext:value-type="float">
            <text:p>108,31748</text:p>
          </table:table-cell>
          <table:table-cell office:value-type="string" calcext:value-type="string">
            <text:p>108.317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4];&quot;.&quot;;&quot;,&quot;)" office:value-type="float" office:value="108.427507" calcext:value-type="float">
            <text:p>108,427507</text:p>
          </table:table-cell>
          <table:table-cell office:value-type="string" calcext:value-type="string">
            <text:p>108.4275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5];&quot;.&quot;;&quot;,&quot;)" office:value-type="float" office:value="108.537011" calcext:value-type="float">
            <text:p>108,537011</text:p>
          </table:table-cell>
          <table:table-cell office:value-type="string" calcext:value-type="string">
            <text:p>108.5370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6];&quot;.&quot;;&quot;,&quot;)" office:value-type="float" office:value="108.646614" calcext:value-type="float">
            <text:p>108,646614</text:p>
          </table:table-cell>
          <table:table-cell office:value-type="string" calcext:value-type="string">
            <text:p>108.6466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7];&quot;.&quot;;&quot;,&quot;)" office:value-type="float" office:value="108.756217" calcext:value-type="float">
            <text:p>108,756217</text:p>
          </table:table-cell>
          <table:table-cell office:value-type="string" calcext:value-type="string">
            <text:p>108.7562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8];&quot;.&quot;;&quot;,&quot;)" office:value-type="float" office:value="108.865824" calcext:value-type="float">
            <text:p>108,865824</text:p>
          </table:table-cell>
          <table:table-cell office:value-type="string" calcext:value-type="string">
            <text:p>108.865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79];&quot;.&quot;;&quot;,&quot;)" office:value-type="float" office:value="108.975543" calcext:value-type="float">
            <text:p>108,975543</text:p>
          </table:table-cell>
          <table:table-cell office:value-type="string" calcext:value-type="string">
            <text:p>108.9755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0];&quot;.&quot;;&quot;,&quot;)" office:value-type="float" office:value="109.08537" calcext:value-type="float">
            <text:p>109,08537</text:p>
          </table:table-cell>
          <table:table-cell office:value-type="string" calcext:value-type="string">
            <text:p>109.085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1];&quot;.&quot;;&quot;,&quot;)" office:value-type="float" office:value="109.195191" calcext:value-type="float">
            <text:p>109,195191</text:p>
          </table:table-cell>
          <table:table-cell office:value-type="string" calcext:value-type="string">
            <text:p>109.1951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2];&quot;.&quot;;&quot;,&quot;)" office:value-type="float" office:value="109.305011" calcext:value-type="float">
            <text:p>109,305011</text:p>
          </table:table-cell>
          <table:table-cell office:value-type="string" calcext:value-type="string">
            <text:p>109.3050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3];&quot;.&quot;;&quot;,&quot;)" office:value-type="float" office:value="109.414625" calcext:value-type="float">
            <text:p>109,414625</text:p>
          </table:table-cell>
          <table:table-cell office:value-type="string" calcext:value-type="string">
            <text:p>109.414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4];&quot;.&quot;;&quot;,&quot;)" office:value-type="float" office:value="109.524131" calcext:value-type="float">
            <text:p>109,524131</text:p>
          </table:table-cell>
          <table:table-cell office:value-type="string" calcext:value-type="string">
            <text:p>109.5241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5];&quot;.&quot;;&quot;,&quot;)" office:value-type="float" office:value="109.633732" calcext:value-type="float">
            <text:p>109,633732</text:p>
          </table:table-cell>
          <table:table-cell office:value-type="string" calcext:value-type="string">
            <text:p>109.6337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6];&quot;.&quot;;&quot;,&quot;)" office:value-type="float" office:value="109.743233" calcext:value-type="float">
            <text:p>109,743233</text:p>
          </table:table-cell>
          <table:table-cell office:value-type="string" calcext:value-type="string">
            <text:p>109.7432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7];&quot;.&quot;;&quot;,&quot;)" office:value-type="float" office:value="109.852835" calcext:value-type="float">
            <text:p>109,852835</text:p>
          </table:table-cell>
          <table:table-cell office:value-type="string" calcext:value-type="string">
            <text:p>109.852835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8];&quot;.&quot;;&quot;,&quot;)" office:value-type="float" office:value="109.962334" calcext:value-type="float">
            <text:p>109,962334</text:p>
          </table:table-cell>
          <table:table-cell office:value-type="string" calcext:value-type="string">
            <text:p>109.9623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89];&quot;.&quot;;&quot;,&quot;)" office:value-type="float" office:value="110.071937" calcext:value-type="float">
            <text:p>110,071937</text:p>
          </table:table-cell>
          <table:table-cell office:value-type="string" calcext:value-type="string">
            <text:p>110.0719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0];&quot;.&quot;;&quot;,&quot;)" office:value-type="float" office:value="110.181547" calcext:value-type="float">
            <text:p>110,181547</text:p>
          </table:table-cell>
          <table:table-cell office:value-type="string" calcext:value-type="string">
            <text:p>110.1815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1];&quot;.&quot;;&quot;,&quot;)" office:value-type="float" office:value="110.291057" calcext:value-type="float">
            <text:p>110,291057</text:p>
          </table:table-cell>
          <table:table-cell office:value-type="string" calcext:value-type="string">
            <text:p>110.2910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2];&quot;.&quot;;&quot;,&quot;)" office:value-type="float" office:value="110.40066" calcext:value-type="float">
            <text:p>110,40066</text:p>
          </table:table-cell>
          <table:table-cell office:value-type="string" calcext:value-type="string">
            <text:p>110.400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3];&quot;.&quot;;&quot;,&quot;)" office:value-type="float" office:value="110.510263" calcext:value-type="float">
            <text:p>110,510263</text:p>
          </table:table-cell>
          <table:table-cell office:value-type="string" calcext:value-type="string">
            <text:p>110.5102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4];&quot;.&quot;;&quot;,&quot;)" office:value-type="float" office:value="110.619759" calcext:value-type="float">
            <text:p>110,619759</text:p>
          </table:table-cell>
          <table:table-cell office:value-type="string" calcext:value-type="string">
            <text:p>110.6197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5];&quot;.&quot;;&quot;,&quot;)" office:value-type="float" office:value="110.729463" calcext:value-type="float">
            <text:p>110,729463</text:p>
          </table:table-cell>
          <table:table-cell office:value-type="string" calcext:value-type="string">
            <text:p>110.7294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6];&quot;.&quot;;&quot;,&quot;)" office:value-type="float" office:value="110.870805" calcext:value-type="float">
            <text:p>110,870805</text:p>
          </table:table-cell>
          <table:table-cell office:value-type="string" calcext:value-type="string">
            <text:p>110.870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7];&quot;.&quot;;&quot;,&quot;)" office:value-type="float" office:value="110.980406" calcext:value-type="float">
            <text:p>110,980406</text:p>
          </table:table-cell>
          <table:table-cell office:value-type="string" calcext:value-type="string">
            <text:p>110.9804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8];&quot;.&quot;;&quot;,&quot;)" office:value-type="float" office:value="111.089912" calcext:value-type="float">
            <text:p>111,089912</text:p>
          </table:table-cell>
          <table:table-cell office:value-type="string" calcext:value-type="string">
            <text:p>111.0899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999];&quot;.&quot;;&quot;,&quot;)" office:value-type="float" office:value="111.199524" calcext:value-type="float">
            <text:p>111,199524</text:p>
          </table:table-cell>
          <table:table-cell office:value-type="string" calcext:value-type="string">
            <text:p>111.1995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0];&quot;.&quot;;&quot;,&quot;)" office:value-type="float" office:value="111.309146" calcext:value-type="float">
            <text:p>111,309146</text:p>
          </table:table-cell>
          <table:table-cell office:value-type="string" calcext:value-type="string">
            <text:p>111.3091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1];&quot;.&quot;;&quot;,&quot;)" office:value-type="float" office:value="111.418763" calcext:value-type="float">
            <text:p>111,418763</text:p>
          </table:table-cell>
          <table:table-cell office:value-type="string" calcext:value-type="string">
            <text:p>111.4187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2];&quot;.&quot;;&quot;,&quot;)" office:value-type="float" office:value="111.528378" calcext:value-type="float">
            <text:p>111,528378</text:p>
          </table:table-cell>
          <table:table-cell office:value-type="string" calcext:value-type="string">
            <text:p>111.5283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3];&quot;.&quot;;&quot;,&quot;)" office:value-type="float" office:value="111.637884" calcext:value-type="float">
            <text:p>111,637884</text:p>
          </table:table-cell>
          <table:table-cell office:value-type="string" calcext:value-type="string">
            <text:p>111.6378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4];&quot;.&quot;;&quot;,&quot;)" office:value-type="float" office:value="111.747491" calcext:value-type="float">
            <text:p>111,747491</text:p>
          </table:table-cell>
          <table:table-cell office:value-type="string" calcext:value-type="string">
            <text:p>111.7474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5];&quot;.&quot;;&quot;,&quot;)" office:value-type="float" office:value="111.857099" calcext:value-type="float">
            <text:p>111,857099</text:p>
          </table:table-cell>
          <table:table-cell office:value-type="string" calcext:value-type="string">
            <text:p>111.8570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6];&quot;.&quot;;&quot;,&quot;)" office:value-type="float" office:value="111.966699" calcext:value-type="float">
            <text:p>111,966699</text:p>
          </table:table-cell>
          <table:table-cell office:value-type="string" calcext:value-type="string">
            <text:p>111.9666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7];&quot;.&quot;;&quot;,&quot;)" office:value-type="float" office:value="112.076305" calcext:value-type="float">
            <text:p>112,076305</text:p>
          </table:table-cell>
          <table:table-cell office:value-type="string" calcext:value-type="string">
            <text:p>112.076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8];&quot;.&quot;;&quot;,&quot;)" office:value-type="float" office:value="112.185807" calcext:value-type="float">
            <text:p>112,185807</text:p>
          </table:table-cell>
          <table:table-cell office:value-type="string" calcext:value-type="string">
            <text:p>112.1858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09];&quot;.&quot;;&quot;,&quot;)" office:value-type="float" office:value="112.295519" calcext:value-type="float">
            <text:p>112,295519</text:p>
          </table:table-cell>
          <table:table-cell office:value-type="string" calcext:value-type="string">
            <text:p>112.2955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0];&quot;.&quot;;&quot;,&quot;)" office:value-type="float" office:value="112.405016" calcext:value-type="float">
            <text:p>112,405016</text:p>
          </table:table-cell>
          <table:table-cell office:value-type="string" calcext:value-type="string">
            <text:p>112.4050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1];&quot;.&quot;;&quot;,&quot;)" office:value-type="float" office:value="112.514626" calcext:value-type="float">
            <text:p>112,514626</text:p>
          </table:table-cell>
          <table:table-cell office:value-type="string" calcext:value-type="string">
            <text:p>112.5146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2];&quot;.&quot;;&quot;,&quot;)" office:value-type="float" office:value="112.624122" calcext:value-type="float">
            <text:p>112,624122</text:p>
          </table:table-cell>
          <table:table-cell office:value-type="string" calcext:value-type="string">
            <text:p>112.6241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3];&quot;.&quot;;&quot;,&quot;)" office:value-type="float" office:value="112.733727" calcext:value-type="float">
            <text:p>112,733727</text:p>
          </table:table-cell>
          <table:table-cell office:value-type="string" calcext:value-type="string">
            <text:p>112.7337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4];&quot;.&quot;;&quot;,&quot;)" office:value-type="float" office:value="112.843332" calcext:value-type="float">
            <text:p>112,843332</text:p>
          </table:table-cell>
          <table:table-cell office:value-type="string" calcext:value-type="string">
            <text:p>112.8433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5];&quot;.&quot;;&quot;,&quot;)" office:value-type="float" office:value="112.95294" calcext:value-type="float">
            <text:p>112,95294</text:p>
          </table:table-cell>
          <table:table-cell office:value-type="string" calcext:value-type="string">
            <text:p>112.952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6];&quot;.&quot;;&quot;,&quot;)" office:value-type="float" office:value="113.06244" calcext:value-type="float">
            <text:p>113,06244</text:p>
          </table:table-cell>
          <table:table-cell office:value-type="string" calcext:value-type="string">
            <text:p>113.062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7];&quot;.&quot;;&quot;,&quot;)" office:value-type="float" office:value="113.172047" calcext:value-type="float">
            <text:p>113,172047</text:p>
          </table:table-cell>
          <table:table-cell office:value-type="string" calcext:value-type="string">
            <text:p>113.1720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8];&quot;.&quot;;&quot;,&quot;)" office:value-type="float" office:value="113.281655" calcext:value-type="float">
            <text:p>113,281655</text:p>
          </table:table-cell>
          <table:table-cell office:value-type="string" calcext:value-type="string">
            <text:p>113.281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19];&quot;.&quot;;&quot;,&quot;)" office:value-type="float" office:value="113.391259" calcext:value-type="float">
            <text:p>113,391259</text:p>
          </table:table-cell>
          <table:table-cell office:value-type="string" calcext:value-type="string">
            <text:p>113.391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0];&quot;.&quot;;&quot;,&quot;)" office:value-type="float" office:value="113.500755" calcext:value-type="float">
            <text:p>113,500755</text:p>
          </table:table-cell>
          <table:table-cell office:value-type="string" calcext:value-type="string">
            <text:p>113.500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1];&quot;.&quot;;&quot;,&quot;)" office:value-type="float" office:value="113.610358" calcext:value-type="float">
            <text:p>113,610358</text:p>
          </table:table-cell>
          <table:table-cell office:value-type="string" calcext:value-type="string">
            <text:p>113.6103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2];&quot;.&quot;;&quot;,&quot;)" office:value-type="float" office:value="113.719959" calcext:value-type="float">
            <text:p>113,719959</text:p>
          </table:table-cell>
          <table:table-cell office:value-type="string" calcext:value-type="string">
            <text:p>113.7199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3];&quot;.&quot;;&quot;,&quot;)" office:value-type="float" office:value="113.829563" calcext:value-type="float">
            <text:p>113,829563</text:p>
          </table:table-cell>
          <table:table-cell office:value-type="string" calcext:value-type="string">
            <text:p>113.8295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4];&quot;.&quot;;&quot;,&quot;)" office:value-type="float" office:value="113.93906" calcext:value-type="float">
            <text:p>113,93906</text:p>
          </table:table-cell>
          <table:table-cell office:value-type="string" calcext:value-type="string">
            <text:p>113.939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5];&quot;.&quot;;&quot;,&quot;)" office:value-type="float" office:value="114.048659" calcext:value-type="float">
            <text:p>114,048659</text:p>
          </table:table-cell>
          <table:table-cell office:value-type="string" calcext:value-type="string">
            <text:p>114.0486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6];&quot;.&quot;;&quot;,&quot;)" office:value-type="float" office:value="114.15825" calcext:value-type="float">
            <text:p>114,15825</text:p>
          </table:table-cell>
          <table:table-cell office:value-type="string" calcext:value-type="string">
            <text:p>114.15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7];&quot;.&quot;;&quot;,&quot;)" office:value-type="float" office:value="114.267845" calcext:value-type="float">
            <text:p>114,267845</text:p>
          </table:table-cell>
          <table:table-cell office:value-type="string" calcext:value-type="string">
            <text:p>114.267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8];&quot;.&quot;;&quot;,&quot;)" office:value-type="float" office:value="114.377331" calcext:value-type="float">
            <text:p>114,377331</text:p>
          </table:table-cell>
          <table:table-cell office:value-type="string" calcext:value-type="string">
            <text:p>114.3773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29];&quot;.&quot;;&quot;,&quot;)" office:value-type="float" office:value="114.48702" calcext:value-type="float">
            <text:p>114,48702</text:p>
          </table:table-cell>
          <table:table-cell office:value-type="string" calcext:value-type="string">
            <text:p>114.487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0];&quot;.&quot;;&quot;,&quot;)" office:value-type="float" office:value="114.59672" calcext:value-type="float">
            <text:p>114,59672</text:p>
          </table:table-cell>
          <table:table-cell office:value-type="string" calcext:value-type="string">
            <text:p>114.596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1];&quot;.&quot;;&quot;,&quot;)" office:value-type="float" office:value="114.706421" calcext:value-type="float">
            <text:p>114,706421</text:p>
          </table:table-cell>
          <table:table-cell office:value-type="string" calcext:value-type="string">
            <text:p>114.7064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2];&quot;.&quot;;&quot;,&quot;)" office:value-type="float" office:value="114.81601" calcext:value-type="float">
            <text:p>114,81601</text:p>
          </table:table-cell>
          <table:table-cell office:value-type="string" calcext:value-type="string">
            <text:p>114.816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3];&quot;.&quot;;&quot;,&quot;)" office:value-type="float" office:value="114.925596" calcext:value-type="float">
            <text:p>114,925596</text:p>
          </table:table-cell>
          <table:table-cell office:value-type="string" calcext:value-type="string">
            <text:p>114.9255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4];&quot;.&quot;;&quot;,&quot;)" office:value-type="float" office:value="115.035081" calcext:value-type="float">
            <text:p>115,035081</text:p>
          </table:table-cell>
          <table:table-cell office:value-type="string" calcext:value-type="string">
            <text:p>115.0350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5];&quot;.&quot;;&quot;,&quot;)" office:value-type="float" office:value="115.144672" calcext:value-type="float">
            <text:p>115,144672</text:p>
          </table:table-cell>
          <table:table-cell office:value-type="string" calcext:value-type="string">
            <text:p>115.1446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6];&quot;.&quot;;&quot;,&quot;)" office:value-type="float" office:value="115.254158" calcext:value-type="float">
            <text:p>115,254158</text:p>
          </table:table-cell>
          <table:table-cell office:value-type="string" calcext:value-type="string">
            <text:p>115.254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7];&quot;.&quot;;&quot;,&quot;)" office:value-type="float" office:value="115.363852" calcext:value-type="float">
            <text:p>115,363852</text:p>
          </table:table-cell>
          <table:table-cell office:value-type="string" calcext:value-type="string">
            <text:p>115.3638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8];&quot;.&quot;;&quot;,&quot;)" office:value-type="float" office:value="115.473336" calcext:value-type="float">
            <text:p>115,473336</text:p>
          </table:table-cell>
          <table:table-cell office:value-type="string" calcext:value-type="string">
            <text:p>115.473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39];&quot;.&quot;;&quot;,&quot;)" office:value-type="float" office:value="115.582914" calcext:value-type="float">
            <text:p>115,582914</text:p>
          </table:table-cell>
          <table:table-cell office:value-type="string" calcext:value-type="string">
            <text:p>115.5829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0];&quot;.&quot;;&quot;,&quot;)" office:value-type="float" office:value="115.692391" calcext:value-type="float">
            <text:p>115,692391</text:p>
          </table:table-cell>
          <table:table-cell office:value-type="string" calcext:value-type="string">
            <text:p>115.6923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1];&quot;.&quot;;&quot;,&quot;)" office:value-type="float" office:value="115.802075" calcext:value-type="float">
            <text:p>115,802075</text:p>
          </table:table-cell>
          <table:table-cell office:value-type="string" calcext:value-type="string">
            <text:p>115.802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2];&quot;.&quot;;&quot;,&quot;)" office:value-type="float" office:value="115.911559" calcext:value-type="float">
            <text:p>115,911559</text:p>
          </table:table-cell>
          <table:table-cell office:value-type="string" calcext:value-type="string">
            <text:p>115.9115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3];&quot;.&quot;;&quot;,&quot;)" office:value-type="float" office:value="116.02115" calcext:value-type="float">
            <text:p>116,02115</text:p>
          </table:table-cell>
          <table:table-cell office:value-type="string" calcext:value-type="string">
            <text:p>116.02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4];&quot;.&quot;;&quot;,&quot;)" office:value-type="float" office:value="116.130737" calcext:value-type="float">
            <text:p>116,130737</text:p>
          </table:table-cell>
          <table:table-cell office:value-type="string" calcext:value-type="string">
            <text:p>116.1307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5];&quot;.&quot;;&quot;,&quot;)" office:value-type="float" office:value="116.240329" calcext:value-type="float">
            <text:p>116,240329</text:p>
          </table:table-cell>
          <table:table-cell office:value-type="string" calcext:value-type="string">
            <text:p>116.240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6];&quot;.&quot;;&quot;,&quot;)" office:value-type="float" office:value="116.349917" calcext:value-type="float">
            <text:p>116,349917</text:p>
          </table:table-cell>
          <table:table-cell office:value-type="string" calcext:value-type="string">
            <text:p>116.3499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7];&quot;.&quot;;&quot;,&quot;)" office:value-type="float" office:value="116.459508" calcext:value-type="float">
            <text:p>116,459508</text:p>
          </table:table-cell>
          <table:table-cell office:value-type="string" calcext:value-type="string">
            <text:p>116.4595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8];&quot;.&quot;;&quot;,&quot;)" office:value-type="float" office:value="116.56899" calcext:value-type="float">
            <text:p>116,56899</text:p>
          </table:table-cell>
          <table:table-cell office:value-type="string" calcext:value-type="string">
            <text:p>116.568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49];&quot;.&quot;;&quot;,&quot;)" office:value-type="float" office:value="116.678573" calcext:value-type="float">
            <text:p>116,678573</text:p>
          </table:table-cell>
          <table:table-cell office:value-type="string" calcext:value-type="string">
            <text:p>116.6785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0];&quot;.&quot;;&quot;,&quot;)" office:value-type="float" office:value="116.78815" calcext:value-type="float">
            <text:p>116,78815</text:p>
          </table:table-cell>
          <table:table-cell office:value-type="string" calcext:value-type="string">
            <text:p>116.78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1];&quot;.&quot;;&quot;,&quot;)" office:value-type="float" office:value="116.89773" calcext:value-type="float">
            <text:p>116,89773</text:p>
          </table:table-cell>
          <table:table-cell office:value-type="string" calcext:value-type="string">
            <text:p>116.897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2];&quot;.&quot;;&quot;,&quot;)" office:value-type="float" office:value="117.007208" calcext:value-type="float">
            <text:p>117,007208</text:p>
          </table:table-cell>
          <table:table-cell office:value-type="string" calcext:value-type="string">
            <text:p>117.0072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3];&quot;.&quot;;&quot;,&quot;)" office:value-type="float" office:value="117.116802" calcext:value-type="float">
            <text:p>117,116802</text:p>
          </table:table-cell>
          <table:table-cell office:value-type="string" calcext:value-type="string">
            <text:p>117.1168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4];&quot;.&quot;;&quot;,&quot;)" office:value-type="float" office:value="117.226389" calcext:value-type="float">
            <text:p>117,226389</text:p>
          </table:table-cell>
          <table:table-cell office:value-type="string" calcext:value-type="string">
            <text:p>117.226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5];&quot;.&quot;;&quot;,&quot;)" office:value-type="float" office:value="117.335979" calcext:value-type="float">
            <text:p>117,335979</text:p>
          </table:table-cell>
          <table:table-cell office:value-type="string" calcext:value-type="string">
            <text:p>117.3359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6];&quot;.&quot;;&quot;,&quot;)" office:value-type="float" office:value="117.445462" calcext:value-type="float">
            <text:p>117,445462</text:p>
          </table:table-cell>
          <table:table-cell office:value-type="string" calcext:value-type="string">
            <text:p>117.4454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7];&quot;.&quot;;&quot;,&quot;)" office:value-type="float" office:value="117.55505" calcext:value-type="float">
            <text:p>117,55505</text:p>
          </table:table-cell>
          <table:table-cell office:value-type="string" calcext:value-type="string">
            <text:p>117.55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8];&quot;.&quot;;&quot;,&quot;)" office:value-type="float" office:value="117.66464" calcext:value-type="float">
            <text:p>117,66464</text:p>
          </table:table-cell>
          <table:table-cell office:value-type="string" calcext:value-type="string">
            <text:p>117.664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59];&quot;.&quot;;&quot;,&quot;)" office:value-type="float" office:value="117.77423" calcext:value-type="float">
            <text:p>117,77423</text:p>
          </table:table-cell>
          <table:table-cell office:value-type="string" calcext:value-type="string">
            <text:p>117.774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0];&quot;.&quot;;&quot;,&quot;)" office:value-type="float" office:value="117.883711" calcext:value-type="float">
            <text:p>117,883711</text:p>
          </table:table-cell>
          <table:table-cell office:value-type="string" calcext:value-type="string">
            <text:p>117.8837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1];&quot;.&quot;;&quot;,&quot;)" office:value-type="float" office:value="117.9934" calcext:value-type="float">
            <text:p>117,9934</text:p>
          </table:table-cell>
          <table:table-cell office:value-type="string" calcext:value-type="string">
            <text:p>117.99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2];&quot;.&quot;;&quot;,&quot;)" office:value-type="float" office:value="118.103086" calcext:value-type="float">
            <text:p>118,103086</text:p>
          </table:table-cell>
          <table:table-cell office:value-type="string" calcext:value-type="string">
            <text:p>118.1030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3];&quot;.&quot;;&quot;,&quot;)" office:value-type="float" office:value="118.212774" calcext:value-type="float">
            <text:p>118,212774</text:p>
          </table:table-cell>
          <table:table-cell office:value-type="string" calcext:value-type="string">
            <text:p>118.2127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4];&quot;.&quot;;&quot;,&quot;)" office:value-type="float" office:value="118.322366" calcext:value-type="float">
            <text:p>118,322366</text:p>
          </table:table-cell>
          <table:table-cell office:value-type="string" calcext:value-type="string">
            <text:p>118.3223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5];&quot;.&quot;;&quot;,&quot;)" office:value-type="float" office:value="118.431958" calcext:value-type="float">
            <text:p>118,431958</text:p>
          </table:table-cell>
          <table:table-cell office:value-type="string" calcext:value-type="string">
            <text:p>118.4319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6];&quot;.&quot;;&quot;,&quot;)" office:value-type="float" office:value="118.541445" calcext:value-type="float">
            <text:p>118,541445</text:p>
          </table:table-cell>
          <table:table-cell office:value-type="string" calcext:value-type="string">
            <text:p>118.541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7];&quot;.&quot;;&quot;,&quot;)" office:value-type="float" office:value="118.651041" calcext:value-type="float">
            <text:p>118,651041</text:p>
          </table:table-cell>
          <table:table-cell office:value-type="string" calcext:value-type="string">
            <text:p>118.6510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8];&quot;.&quot;;&quot;,&quot;)" office:value-type="float" office:value="118.760746" calcext:value-type="float">
            <text:p>118,760746</text:p>
          </table:table-cell>
          <table:table-cell office:value-type="string" calcext:value-type="string">
            <text:p>118.7607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69];&quot;.&quot;;&quot;,&quot;)" office:value-type="float" office:value="118.87044" calcext:value-type="float">
            <text:p>118,87044</text:p>
          </table:table-cell>
          <table:table-cell office:value-type="string" calcext:value-type="string">
            <text:p>118.870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0];&quot;.&quot;;&quot;,&quot;)" office:value-type="float" office:value="118.980139" calcext:value-type="float">
            <text:p>118,980139</text:p>
          </table:table-cell>
          <table:table-cell office:value-type="string" calcext:value-type="string">
            <text:p>118.9801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1];&quot;.&quot;;&quot;,&quot;)" office:value-type="float" office:value="119.08973" calcext:value-type="float">
            <text:p>119,08973</text:p>
          </table:table-cell>
          <table:table-cell office:value-type="string" calcext:value-type="string">
            <text:p>119.089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2];&quot;.&quot;;&quot;,&quot;)" office:value-type="float" office:value="119.19921" calcext:value-type="float">
            <text:p>119,19921</text:p>
          </table:table-cell>
          <table:table-cell office:value-type="string" calcext:value-type="string">
            <text:p>119.199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3];&quot;.&quot;;&quot;,&quot;)" office:value-type="float" office:value="119.30879" calcext:value-type="float">
            <text:p>119,30879</text:p>
          </table:table-cell>
          <table:table-cell office:value-type="string" calcext:value-type="string">
            <text:p>119.308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4];&quot;.&quot;;&quot;,&quot;)" office:value-type="float" office:value="119.418375" calcext:value-type="float">
            <text:p>119,418375</text:p>
          </table:table-cell>
          <table:table-cell office:value-type="string" calcext:value-type="string">
            <text:p>119.418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5];&quot;.&quot;;&quot;,&quot;)" office:value-type="float" office:value="119.527954" calcext:value-type="float">
            <text:p>119,527954</text:p>
          </table:table-cell>
          <table:table-cell office:value-type="string" calcext:value-type="string">
            <text:p>119.527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6];&quot;.&quot;;&quot;,&quot;)" office:value-type="float" office:value="119.637536" calcext:value-type="float">
            <text:p>119,637536</text:p>
          </table:table-cell>
          <table:table-cell office:value-type="string" calcext:value-type="string">
            <text:p>119.6375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7];&quot;.&quot;;&quot;,&quot;)" office:value-type="float" office:value="119.747333" calcext:value-type="float">
            <text:p>119,747333</text:p>
          </table:table-cell>
          <table:table-cell office:value-type="string" calcext:value-type="string">
            <text:p>119.747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8];&quot;.&quot;;&quot;,&quot;)" office:value-type="float" office:value="119.856915" calcext:value-type="float">
            <text:p>119,856915</text:p>
          </table:table-cell>
          <table:table-cell office:value-type="string" calcext:value-type="string">
            <text:p>119.856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79];&quot;.&quot;;&quot;,&quot;)" office:value-type="float" office:value="119.966501" calcext:value-type="float">
            <text:p>119,966501</text:p>
          </table:table-cell>
          <table:table-cell office:value-type="string" calcext:value-type="string">
            <text:p>119.9665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0];&quot;.&quot;;&quot;,&quot;)" office:value-type="float" office:value="120.075985" calcext:value-type="float">
            <text:p>120,075985</text:p>
          </table:table-cell>
          <table:table-cell office:value-type="string" calcext:value-type="string">
            <text:p>120.075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1];&quot;.&quot;;&quot;,&quot;)" office:value-type="float" office:value="120.185577" calcext:value-type="float">
            <text:p>120,185577</text:p>
          </table:table-cell>
          <table:table-cell office:value-type="string" calcext:value-type="string">
            <text:p>120.1855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2];&quot;.&quot;;&quot;,&quot;)" office:value-type="float" office:value="120.295272" calcext:value-type="float">
            <text:p>120,295272</text:p>
          </table:table-cell>
          <table:table-cell office:value-type="string" calcext:value-type="string">
            <text:p>120.2952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3];&quot;.&quot;;&quot;,&quot;)" office:value-type="float" office:value="120.404968" calcext:value-type="float">
            <text:p>120,404968</text:p>
          </table:table-cell>
          <table:table-cell office:value-type="string" calcext:value-type="string">
            <text:p>120.4049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4];&quot;.&quot;;&quot;,&quot;)" office:value-type="float" office:value="120.514562" calcext:value-type="float">
            <text:p>120,514562</text:p>
          </table:table-cell>
          <table:table-cell office:value-type="string" calcext:value-type="string">
            <text:p>120.5145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5];&quot;.&quot;;&quot;,&quot;)" office:value-type="float" office:value="120.624257" calcext:value-type="float">
            <text:p>120,624257</text:p>
          </table:table-cell>
          <table:table-cell office:value-type="string" calcext:value-type="string">
            <text:p>120.6242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6];&quot;.&quot;;&quot;,&quot;)" office:value-type="float" office:value="120.733958" calcext:value-type="float">
            <text:p>120,733958</text:p>
          </table:table-cell>
          <table:table-cell office:value-type="string" calcext:value-type="string">
            <text:p>120.7339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7];&quot;.&quot;;&quot;,&quot;)" office:value-type="float" office:value="120.843551" calcext:value-type="float">
            <text:p>120,843551</text:p>
          </table:table-cell>
          <table:table-cell office:value-type="string" calcext:value-type="string">
            <text:p>120.8435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8];&quot;.&quot;;&quot;,&quot;)" office:value-type="float" office:value="120.953144" calcext:value-type="float">
            <text:p>120,953144</text:p>
          </table:table-cell>
          <table:table-cell office:value-type="string" calcext:value-type="string">
            <text:p>120.9531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89];&quot;.&quot;;&quot;,&quot;)" office:value-type="float" office:value="121.06274" calcext:value-type="float">
            <text:p>121,06274</text:p>
          </table:table-cell>
          <table:table-cell office:value-type="string" calcext:value-type="string">
            <text:p>121.06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0];&quot;.&quot;;&quot;,&quot;)" office:value-type="float" office:value="121.17223" calcext:value-type="float">
            <text:p>121,17223</text:p>
          </table:table-cell>
          <table:table-cell office:value-type="string" calcext:value-type="string">
            <text:p>121.172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1];&quot;.&quot;;&quot;,&quot;)" office:value-type="float" office:value="121.282027" calcext:value-type="float">
            <text:p>121,282027</text:p>
          </table:table-cell>
          <table:table-cell office:value-type="string" calcext:value-type="string">
            <text:p>121.2820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2];&quot;.&quot;;&quot;,&quot;)" office:value-type="float" office:value="121.391615" calcext:value-type="float">
            <text:p>121,391615</text:p>
          </table:table-cell>
          <table:table-cell office:value-type="string" calcext:value-type="string">
            <text:p>121.391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3];&quot;.&quot;;&quot;,&quot;)" office:value-type="float" office:value="121.501209" calcext:value-type="float">
            <text:p>121,501209</text:p>
          </table:table-cell>
          <table:table-cell office:value-type="string" calcext:value-type="string">
            <text:p>121.5012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4];&quot;.&quot;;&quot;,&quot;)" office:value-type="float" office:value="121.610907" calcext:value-type="float">
            <text:p>121,610907</text:p>
          </table:table-cell>
          <table:table-cell office:value-type="string" calcext:value-type="string">
            <text:p>121.6109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5];&quot;.&quot;;&quot;,&quot;)" office:value-type="float" office:value="121.720613" calcext:value-type="float">
            <text:p>121,720613</text:p>
          </table:table-cell>
          <table:table-cell office:value-type="string" calcext:value-type="string">
            <text:p>121.7206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6];&quot;.&quot;;&quot;,&quot;)" office:value-type="float" office:value="121.830204" calcext:value-type="float">
            <text:p>121,830204</text:p>
          </table:table-cell>
          <table:table-cell office:value-type="string" calcext:value-type="string">
            <text:p>121.830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7];&quot;.&quot;;&quot;,&quot;)" office:value-type="float" office:value="121.939793" calcext:value-type="float">
            <text:p>121,939793</text:p>
          </table:table-cell>
          <table:table-cell office:value-type="string" calcext:value-type="string">
            <text:p>121.9397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8];&quot;.&quot;;&quot;,&quot;)" office:value-type="float" office:value="122.049281" calcext:value-type="float">
            <text:p>122,049281</text:p>
          </table:table-cell>
          <table:table-cell office:value-type="string" calcext:value-type="string">
            <text:p>122.0492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099];&quot;.&quot;;&quot;,&quot;)" office:value-type="float" office:value="122.158873" calcext:value-type="float">
            <text:p>122,158873</text:p>
          </table:table-cell>
          <table:table-cell office:value-type="string" calcext:value-type="string">
            <text:p>122.1588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0];&quot;.&quot;;&quot;,&quot;)" office:value-type="float" office:value="122.268467" calcext:value-type="float">
            <text:p>122,268467</text:p>
          </table:table-cell>
          <table:table-cell office:value-type="string" calcext:value-type="string">
            <text:p>122.2684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1];&quot;.&quot;;&quot;,&quot;)" office:value-type="float" office:value="122.37806" calcext:value-type="float">
            <text:p>122,37806</text:p>
          </table:table-cell>
          <table:table-cell office:value-type="string" calcext:value-type="string">
            <text:p>122.378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2];&quot;.&quot;;&quot;,&quot;)" office:value-type="float" office:value="122.487538" calcext:value-type="float">
            <text:p>122,487538</text:p>
          </table:table-cell>
          <table:table-cell office:value-type="string" calcext:value-type="string">
            <text:p>122.4875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3];&quot;.&quot;;&quot;,&quot;)" office:value-type="float" office:value="122.597124" calcext:value-type="float">
            <text:p>122,597124</text:p>
          </table:table-cell>
          <table:table-cell office:value-type="string" calcext:value-type="string">
            <text:p>122.597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4];&quot;.&quot;;&quot;,&quot;)" office:value-type="float" office:value="122.706715" calcext:value-type="float">
            <text:p>122,706715</text:p>
          </table:table-cell>
          <table:table-cell office:value-type="string" calcext:value-type="string">
            <text:p>122.706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5];&quot;.&quot;;&quot;,&quot;)" office:value-type="float" office:value="122.816307" calcext:value-type="float">
            <text:p>122,816307</text:p>
          </table:table-cell>
          <table:table-cell office:value-type="string" calcext:value-type="string">
            <text:p>122.8163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6];&quot;.&quot;;&quot;,&quot;)" office:value-type="float" office:value="122.925899" calcext:value-type="float">
            <text:p>122,925899</text:p>
          </table:table-cell>
          <table:table-cell office:value-type="string" calcext:value-type="string">
            <text:p>122.9258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7];&quot;.&quot;;&quot;,&quot;)" office:value-type="float" office:value="123.035497" calcext:value-type="float">
            <text:p>123,035497</text:p>
          </table:table-cell>
          <table:table-cell office:value-type="string" calcext:value-type="string">
            <text:p>123.0354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8];&quot;.&quot;;&quot;,&quot;)" office:value-type="float" office:value="123.144978" calcext:value-type="float">
            <text:p>123,144978</text:p>
          </table:table-cell>
          <table:table-cell office:value-type="string" calcext:value-type="string">
            <text:p>123.1449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09];&quot;.&quot;;&quot;,&quot;)" office:value-type="float" office:value="123.25457" calcext:value-type="float">
            <text:p>123,25457</text:p>
          </table:table-cell>
          <table:table-cell office:value-type="string" calcext:value-type="string">
            <text:p>123.25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0];&quot;.&quot;;&quot;,&quot;)" office:value-type="float" office:value="123.364162" calcext:value-type="float">
            <text:p>123,364162</text:p>
          </table:table-cell>
          <table:table-cell office:value-type="string" calcext:value-type="string">
            <text:p>123.3641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1];&quot;.&quot;;&quot;,&quot;)" office:value-type="float" office:value="123.473853" calcext:value-type="float">
            <text:p>123,473853</text:p>
          </table:table-cell>
          <table:table-cell office:value-type="string" calcext:value-type="string">
            <text:p>123.4738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2];&quot;.&quot;;&quot;,&quot;)" office:value-type="float" office:value="123.615193" calcext:value-type="float">
            <text:p>123,615193</text:p>
          </table:table-cell>
          <table:table-cell office:value-type="string" calcext:value-type="string">
            <text:p>123.6151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3];&quot;.&quot;;&quot;,&quot;)" office:value-type="float" office:value="123.724798" calcext:value-type="float">
            <text:p>123,724798</text:p>
          </table:table-cell>
          <table:table-cell office:value-type="string" calcext:value-type="string">
            <text:p>123.7247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4];&quot;.&quot;;&quot;,&quot;)" office:value-type="float" office:value="123.834291" calcext:value-type="float">
            <text:p>123,834291</text:p>
          </table:table-cell>
          <table:table-cell office:value-type="string" calcext:value-type="string">
            <text:p>123.8342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5];&quot;.&quot;;&quot;,&quot;)" office:value-type="float" office:value="123.943782" calcext:value-type="float">
            <text:p>123,943782</text:p>
          </table:table-cell>
          <table:table-cell office:value-type="string" calcext:value-type="string">
            <text:p>123.943782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6];&quot;.&quot;;&quot;,&quot;)" office:value-type="float" office:value="124.053278" calcext:value-type="float">
            <text:p>124,053278</text:p>
          </table:table-cell>
          <table:table-cell office:value-type="string" calcext:value-type="string">
            <text:p>124.0532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7];&quot;.&quot;;&quot;,&quot;)" office:value-type="float" office:value="124.162874" calcext:value-type="float">
            <text:p>124,162874</text:p>
          </table:table-cell>
          <table:table-cell office:value-type="string" calcext:value-type="string">
            <text:p>124.1628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8];&quot;.&quot;;&quot;,&quot;)" office:value-type="float" office:value="124.272356" calcext:value-type="float">
            <text:p>124,272356</text:p>
          </table:table-cell>
          <table:table-cell office:value-type="string" calcext:value-type="string">
            <text:p>124.2723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19];&quot;.&quot;;&quot;,&quot;)" office:value-type="float" office:value="124.381843" calcext:value-type="float">
            <text:p>124,381843</text:p>
          </table:table-cell>
          <table:table-cell office:value-type="string" calcext:value-type="string">
            <text:p>124.3818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0];&quot;.&quot;;&quot;,&quot;)" office:value-type="float" office:value="124.491427" calcext:value-type="float">
            <text:p>124,491427</text:p>
          </table:table-cell>
          <table:table-cell office:value-type="string" calcext:value-type="string">
            <text:p>124.4914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1];&quot;.&quot;;&quot;,&quot;)" office:value-type="float" office:value="124.600908" calcext:value-type="float">
            <text:p>124,600908</text:p>
          </table:table-cell>
          <table:table-cell office:value-type="string" calcext:value-type="string">
            <text:p>124.6009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2];&quot;.&quot;;&quot;,&quot;)" office:value-type="float" office:value="124.710391" calcext:value-type="float">
            <text:p>124,710391</text:p>
          </table:table-cell>
          <table:table-cell office:value-type="string" calcext:value-type="string">
            <text:p>124.7103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3];&quot;.&quot;;&quot;,&quot;)" office:value-type="float" office:value="124.819975" calcext:value-type="float">
            <text:p>124,819975</text:p>
          </table:table-cell>
          <table:table-cell office:value-type="string" calcext:value-type="string">
            <text:p>124.819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4];&quot;.&quot;;&quot;,&quot;)" office:value-type="float" office:value="124.929459" calcext:value-type="float">
            <text:p>124,929459</text:p>
          </table:table-cell>
          <table:table-cell office:value-type="string" calcext:value-type="string">
            <text:p>124.9294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5];&quot;.&quot;;&quot;,&quot;)" office:value-type="float" office:value="125.039065" calcext:value-type="float">
            <text:p>125,039065</text:p>
          </table:table-cell>
          <table:table-cell office:value-type="string" calcext:value-type="string">
            <text:p>125.039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6];&quot;.&quot;;&quot;,&quot;)" office:value-type="float" office:value="125.148553" calcext:value-type="float">
            <text:p>125,148553</text:p>
          </table:table-cell>
          <table:table-cell office:value-type="string" calcext:value-type="string">
            <text:p>125.1485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7];&quot;.&quot;;&quot;,&quot;)" office:value-type="float" office:value="125.258043" calcext:value-type="float">
            <text:p>125,258043</text:p>
          </table:table-cell>
          <table:table-cell office:value-type="string" calcext:value-type="string">
            <text:p>125.2580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8];&quot;.&quot;;&quot;,&quot;)" office:value-type="float" office:value="125.36753" calcext:value-type="float">
            <text:p>125,36753</text:p>
          </table:table-cell>
          <table:table-cell office:value-type="string" calcext:value-type="string">
            <text:p>125.367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29];&quot;.&quot;;&quot;,&quot;)" office:value-type="float" office:value="125.477019" calcext:value-type="float">
            <text:p>125,477019</text:p>
          </table:table-cell>
          <table:table-cell office:value-type="string" calcext:value-type="string">
            <text:p>125.4770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0];&quot;.&quot;;&quot;,&quot;)" office:value-type="float" office:value="125.586608" calcext:value-type="float">
            <text:p>125,586608</text:p>
          </table:table-cell>
          <table:table-cell office:value-type="string" calcext:value-type="string">
            <text:p>125.5866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1];&quot;.&quot;;&quot;,&quot;)" office:value-type="float" office:value="125.696083" calcext:value-type="float">
            <text:p>125,696083</text:p>
          </table:table-cell>
          <table:table-cell office:value-type="string" calcext:value-type="string">
            <text:p>125.6960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2];&quot;.&quot;;&quot;,&quot;)" office:value-type="float" office:value="125.805567" calcext:value-type="float">
            <text:p>125,805567</text:p>
          </table:table-cell>
          <table:table-cell office:value-type="string" calcext:value-type="string">
            <text:p>125.805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3];&quot;.&quot;;&quot;,&quot;)" office:value-type="float" office:value="125.915167" calcext:value-type="float">
            <text:p>125,915167</text:p>
          </table:table-cell>
          <table:table-cell office:value-type="string" calcext:value-type="string">
            <text:p>125.9151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4];&quot;.&quot;;&quot;,&quot;)" office:value-type="float" office:value="126.024662" calcext:value-type="float">
            <text:p>126,024662</text:p>
          </table:table-cell>
          <table:table-cell office:value-type="string" calcext:value-type="string">
            <text:p>126.0246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5];&quot;.&quot;;&quot;,&quot;)" office:value-type="float" office:value="126.134156" calcext:value-type="float">
            <text:p>126,134156</text:p>
          </table:table-cell>
          <table:table-cell office:value-type="string" calcext:value-type="string">
            <text:p>126.1341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6];&quot;.&quot;;&quot;,&quot;)" office:value-type="float" office:value="126.243656" calcext:value-type="float">
            <text:p>126,243656</text:p>
          </table:table-cell>
          <table:table-cell office:value-type="string" calcext:value-type="string">
            <text:p>126.2436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7];&quot;.&quot;;&quot;,&quot;)" office:value-type="float" office:value="126.353156" calcext:value-type="float">
            <text:p>126,353156</text:p>
          </table:table-cell>
          <table:table-cell office:value-type="string" calcext:value-type="string">
            <text:p>126.3531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8];&quot;.&quot;;&quot;,&quot;)" office:value-type="float" office:value="126.462645" calcext:value-type="float">
            <text:p>126,462645</text:p>
          </table:table-cell>
          <table:table-cell office:value-type="string" calcext:value-type="string">
            <text:p>126.462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39];&quot;.&quot;;&quot;,&quot;)" office:value-type="float" office:value="126.572237" calcext:value-type="float">
            <text:p>126,572237</text:p>
          </table:table-cell>
          <table:table-cell office:value-type="string" calcext:value-type="string">
            <text:p>126.5722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0];&quot;.&quot;;&quot;,&quot;)" office:value-type="float" office:value="126.681727" calcext:value-type="float">
            <text:p>126,681727</text:p>
          </table:table-cell>
          <table:table-cell office:value-type="string" calcext:value-type="string">
            <text:p>126.6817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1];&quot;.&quot;;&quot;,&quot;)" office:value-type="float" office:value="126.791326" calcext:value-type="float">
            <text:p>126,791326</text:p>
          </table:table-cell>
          <table:table-cell office:value-type="string" calcext:value-type="string">
            <text:p>126.7913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2];&quot;.&quot;;&quot;,&quot;)" office:value-type="float" office:value="126.900818" calcext:value-type="float">
            <text:p>126,900818</text:p>
          </table:table-cell>
          <table:table-cell office:value-type="string" calcext:value-type="string">
            <text:p>126.9008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3];&quot;.&quot;;&quot;,&quot;)" office:value-type="float" office:value="127.010306" calcext:value-type="float">
            <text:p>127,010306</text:p>
          </table:table-cell>
          <table:table-cell office:value-type="string" calcext:value-type="string">
            <text:p>127.0103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4];&quot;.&quot;;&quot;,&quot;)" office:value-type="float" office:value="127.119791" calcext:value-type="float">
            <text:p>127,119791</text:p>
          </table:table-cell>
          <table:table-cell office:value-type="string" calcext:value-type="string">
            <text:p>127.1197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5];&quot;.&quot;;&quot;,&quot;)" office:value-type="float" office:value="127.229278" calcext:value-type="float">
            <text:p>127,229278</text:p>
          </table:table-cell>
          <table:table-cell office:value-type="string" calcext:value-type="string">
            <text:p>127.2292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6];&quot;.&quot;;&quot;,&quot;)" office:value-type="float" office:value="127.338765" calcext:value-type="float">
            <text:p>127,338765</text:p>
          </table:table-cell>
          <table:table-cell office:value-type="string" calcext:value-type="string">
            <text:p>127.338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7];&quot;.&quot;;&quot;,&quot;)" office:value-type="float" office:value="127.448355" calcext:value-type="float">
            <text:p>127,448355</text:p>
          </table:table-cell>
          <table:table-cell office:value-type="string" calcext:value-type="string">
            <text:p>127.448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8];&quot;.&quot;;&quot;,&quot;)" office:value-type="float" office:value="127.557846" calcext:value-type="float">
            <text:p>127,557846</text:p>
          </table:table-cell>
          <table:table-cell office:value-type="string" calcext:value-type="string">
            <text:p>127.5578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49];&quot;.&quot;;&quot;,&quot;)" office:value-type="float" office:value="127.667338" calcext:value-type="float">
            <text:p>127,667338</text:p>
          </table:table-cell>
          <table:table-cell office:value-type="string" calcext:value-type="string">
            <text:p>127.6673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0];&quot;.&quot;;&quot;,&quot;)" office:value-type="float" office:value="127.776937" calcext:value-type="float">
            <text:p>127,776937</text:p>
          </table:table-cell>
          <table:table-cell office:value-type="string" calcext:value-type="string">
            <text:p>127.7769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1];&quot;.&quot;;&quot;,&quot;)" office:value-type="float" office:value="127.886434" calcext:value-type="float">
            <text:p>127,886434</text:p>
          </table:table-cell>
          <table:table-cell office:value-type="string" calcext:value-type="string">
            <text:p>127.8864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2];&quot;.&quot;;&quot;,&quot;)" office:value-type="float" office:value="127.99592" calcext:value-type="float">
            <text:p>127,99592</text:p>
          </table:table-cell>
          <table:table-cell office:value-type="string" calcext:value-type="string">
            <text:p>127.995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3];&quot;.&quot;;&quot;,&quot;)" office:value-type="float" office:value="128.105404" calcext:value-type="float">
            <text:p>128,105404</text:p>
          </table:table-cell>
          <table:table-cell office:value-type="string" calcext:value-type="string">
            <text:p>128.1054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4];&quot;.&quot;;&quot;,&quot;)" office:value-type="float" office:value="128.215" calcext:value-type="float">
            <text:p>128,215</text:p>
          </table:table-cell>
          <table:table-cell office:value-type="string" calcext:value-type="string">
            <text:p>128.2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5];&quot;.&quot;;&quot;,&quot;)" office:value-type="float" office:value="128.32449" calcext:value-type="float">
            <text:p>128,32449</text:p>
          </table:table-cell>
          <table:table-cell office:value-type="string" calcext:value-type="string">
            <text:p>128.324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6];&quot;.&quot;;&quot;,&quot;)" office:value-type="float" office:value="128.43398" calcext:value-type="float">
            <text:p>128,43398</text:p>
          </table:table-cell>
          <table:table-cell office:value-type="string" calcext:value-type="string">
            <text:p>128.433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7];&quot;.&quot;;&quot;,&quot;)" office:value-type="float" office:value="128.543576" calcext:value-type="float">
            <text:p>128,543576</text:p>
          </table:table-cell>
          <table:table-cell office:value-type="string" calcext:value-type="string">
            <text:p>128.5435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8];&quot;.&quot;;&quot;,&quot;)" office:value-type="float" office:value="128.653059" calcext:value-type="float">
            <text:p>128,653059</text:p>
          </table:table-cell>
          <table:table-cell office:value-type="string" calcext:value-type="string">
            <text:p>128.6530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59];&quot;.&quot;;&quot;,&quot;)" office:value-type="float" office:value="128.762549" calcext:value-type="float">
            <text:p>128,762549</text:p>
          </table:table-cell>
          <table:table-cell office:value-type="string" calcext:value-type="string">
            <text:p>128.7625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0];&quot;.&quot;;&quot;,&quot;)" office:value-type="float" office:value="128.872026" calcext:value-type="float">
            <text:p>128,872026</text:p>
          </table:table-cell>
          <table:table-cell office:value-type="string" calcext:value-type="string">
            <text:p>128.8720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1];&quot;.&quot;;&quot;,&quot;)" office:value-type="float" office:value="128.981619" calcext:value-type="float">
            <text:p>128,981619</text:p>
          </table:table-cell>
          <table:table-cell office:value-type="string" calcext:value-type="string">
            <text:p>128.9816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2];&quot;.&quot;;&quot;,&quot;)" office:value-type="float" office:value="129.091103" calcext:value-type="float">
            <text:p>129,091103</text:p>
          </table:table-cell>
          <table:table-cell office:value-type="string" calcext:value-type="string">
            <text:p>129.0911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3];&quot;.&quot;;&quot;,&quot;)" office:value-type="float" office:value="129.200583" calcext:value-type="float">
            <text:p>129,200583</text:p>
          </table:table-cell>
          <table:table-cell office:value-type="string" calcext:value-type="string">
            <text:p>129.2005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4];&quot;.&quot;;&quot;,&quot;)" office:value-type="float" office:value="129.31007" calcext:value-type="float">
            <text:p>129,31007</text:p>
          </table:table-cell>
          <table:table-cell office:value-type="string" calcext:value-type="string">
            <text:p>129.310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5];&quot;.&quot;;&quot;,&quot;)" office:value-type="float" office:value="129.419556" calcext:value-type="float">
            <text:p>129,419556</text:p>
          </table:table-cell>
          <table:table-cell office:value-type="string" calcext:value-type="string">
            <text:p>129.4195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6];&quot;.&quot;;&quot;,&quot;)" office:value-type="float" office:value="129.529148" calcext:value-type="float">
            <text:p>129,529148</text:p>
          </table:table-cell>
          <table:table-cell office:value-type="string" calcext:value-type="string">
            <text:p>129.5291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7];&quot;.&quot;;&quot;,&quot;)" office:value-type="float" office:value="129.638628" calcext:value-type="float">
            <text:p>129,638628</text:p>
          </table:table-cell>
          <table:table-cell office:value-type="string" calcext:value-type="string">
            <text:p>129.6386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8];&quot;.&quot;;&quot;,&quot;)" office:value-type="float" office:value="129.748113" calcext:value-type="float">
            <text:p>129,748113</text:p>
          </table:table-cell>
          <table:table-cell office:value-type="string" calcext:value-type="string">
            <text:p>129.7481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69];&quot;.&quot;;&quot;,&quot;)" office:value-type="float" office:value="129.857705" calcext:value-type="float">
            <text:p>129,857705</text:p>
          </table:table-cell>
          <table:table-cell office:value-type="string" calcext:value-type="string">
            <text:p>129.857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0];&quot;.&quot;;&quot;,&quot;)" office:value-type="float" office:value="129.967189" calcext:value-type="float">
            <text:p>129,967189</text:p>
          </table:table-cell>
          <table:table-cell office:value-type="string" calcext:value-type="string">
            <text:p>129.9671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1];&quot;.&quot;;&quot;,&quot;)" office:value-type="float" office:value="130.076671" calcext:value-type="float">
            <text:p>130,076671</text:p>
          </table:table-cell>
          <table:table-cell office:value-type="string" calcext:value-type="string">
            <text:p>130.0766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2];&quot;.&quot;;&quot;,&quot;)" office:value-type="float" office:value="130.186159" calcext:value-type="float">
            <text:p>130,186159</text:p>
          </table:table-cell>
          <table:table-cell office:value-type="string" calcext:value-type="string">
            <text:p>130.186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3];&quot;.&quot;;&quot;,&quot;)" office:value-type="float" office:value="130.295754" calcext:value-type="float">
            <text:p>130,295754</text:p>
          </table:table-cell>
          <table:table-cell office:value-type="string" calcext:value-type="string">
            <text:p>130.2957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4];&quot;.&quot;;&quot;,&quot;)" office:value-type="float" office:value="130.405245" calcext:value-type="float">
            <text:p>130,405245</text:p>
          </table:table-cell>
          <table:table-cell office:value-type="string" calcext:value-type="string">
            <text:p>130.405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5];&quot;.&quot;;&quot;,&quot;)" office:value-type="float" office:value="130.514727" calcext:value-type="float">
            <text:p>130,514727</text:p>
          </table:table-cell>
          <table:table-cell office:value-type="string" calcext:value-type="string">
            <text:p>130.5147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6];&quot;.&quot;;&quot;,&quot;)" office:value-type="float" office:value="130.624213" calcext:value-type="float">
            <text:p>130,624213</text:p>
          </table:table-cell>
          <table:table-cell office:value-type="string" calcext:value-type="string">
            <text:p>130.6242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7];&quot;.&quot;;&quot;,&quot;)" office:value-type="float" office:value="130.733688" calcext:value-type="float">
            <text:p>130,733688</text:p>
          </table:table-cell>
          <table:table-cell office:value-type="string" calcext:value-type="string">
            <text:p>130.7336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8];&quot;.&quot;;&quot;,&quot;)" office:value-type="float" office:value="130.84317" calcext:value-type="float">
            <text:p>130,84317</text:p>
          </table:table-cell>
          <table:table-cell office:value-type="string" calcext:value-type="string">
            <text:p>130.843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79];&quot;.&quot;;&quot;,&quot;)" office:value-type="float" office:value="130.952754" calcext:value-type="float">
            <text:p>130,952754</text:p>
          </table:table-cell>
          <table:table-cell office:value-type="string" calcext:value-type="string">
            <text:p>130.9527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80];&quot;.&quot;;&quot;,&quot;)" office:value-type="float" office:value="131.062242" calcext:value-type="float">
            <text:p>131,062242</text:p>
          </table:table-cell>
          <table:table-cell office:value-type="string" calcext:value-type="string">
            <text:p>131.0622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NUMBERVALUE([.B1181];&quot;.&quot;;&quot;,&quot;)" office:value-type="float" office:value="131.171729" calcext:value-type="float">
            <text:p>131,171729</text:p>
          </table:table-cell>
          <table:table-cell office:value-type="string" calcext:value-type="string">
            <text:p>131.171729000000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.00.0000</text:date>, <text:time style:data-style-name="N2" text:time-value="05:53:01.2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2-06-11T14:27:43.645000000</dc:date>
    <meta:editing-duration>PT8H34M42S</meta:editing-duration>
    <meta:editing-cycles>2</meta:editing-cycles>
    <meta:document-statistic meta:table-count="1" meta:cell-count="354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927cm" svg:height="24.943cm" xlink:href=".." xlink:type="simple" chart:class="chart:scatter" chart:style-name="ch1">
        <chart:plot-area chart:style-name="ch2" table:cell-range-address="'2022-06-10 on-0-100-0-off'.A1:'2022-06-10 on-0-100-0-off'.A1200 '2022-06-10 on-0-100-0-off'.C1:'2022-06-10 on-0-100-0-off'.C1200" chart:data-source-has-labels="row" svg:x="0.998cm" svg:y="0.498cm" svg:width="47.931cm" svg:height="23.947cm">
          <chart:coordinate-region svg:x="1.805cm" svg:y="0.697cm" svg:width="46.66cm" svg:height="23.1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'2022-06-10 on-0-100-0-off'.C2:'2022-06-10 on-0-100-0-off'.C1200" chart:label-cell-address="'2022-06-10 on-0-100-0-off'.C1:'2022-06-10 on-0-100-0-off'.C1" chart:class="chart:scatter">
            <chart:domain table:cell-range-address="'2022-06-10 on-0-100-0-off'.A2:'2022-06-10 on-0-100-0-off'.A1200"/>
            <chart:data-point chart:repeated="1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eed</text:p>
                <draw:g>
                  <svg:desc>'2022-06-10 on-0-100-0-off'.C1:'2022-06-10 on-0-100-0-off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583">
                <text:p>0.09583</text:p>
                <draw:g>
                  <svg:desc>'2022-06-10 on-0-100-0-off'.A2:'2022-06-10 on-0-100-0-off'.A1200</svg:desc>
                </draw:g>
              </table:table-cell>
              <table:table-cell office:value-type="float" office:value="0">
                <text:p>0</text:p>
                <draw:g>
                  <svg:desc>'2022-06-10 on-0-100-0-off'.C2:'2022-06-10 on-0-100-0-off'.C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575">
                <text:p>0.20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5569">
                <text:p>0.31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5494">
                <text:p>0.425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5423">
                <text:p>0.535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0549">
                <text:p>0.64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037">
                <text:p>0.75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0294">
                <text:p>0.860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0113">
                <text:p>0.97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0033">
                <text:p>1.08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9848">
                <text:p>1.189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977">
                <text:p>1.2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09586">
                <text:p>1.409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9618">
                <text:p>1.51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29443">
                <text:p>1.629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39368">
                <text:p>1.73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4919">
                <text:p>1.84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59116">
                <text:p>1.95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68934">
                <text:p>2.0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78863">
                <text:p>2.17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88684">
                <text:p>2.28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98601">
                <text:p>2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0842">
                <text:p>2.50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18351">
                <text:p>2.618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28272">
                <text:p>2.7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33287">
                <text:p>2.83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4342">
                <text:p>2.94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53355">
                <text:p>3.053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3492">
                <text:p>3.16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73521">
                <text:p>3.273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83656">
                <text:p>3.383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93681">
                <text:p>3.493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98903">
                <text:p>3.598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08935">
                <text:p>3.708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18955">
                <text:p>3.81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28977">
                <text:p>3.928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38998">
                <text:p>4.038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48618">
                <text:p>4.148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58446">
                <text:p>4.258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67956">
                <text:p>4.36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77569">
                <text:p>4.477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87071">
                <text:p>4.587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96573">
                <text:p>4.696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06182">
                <text:p>4.80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15683">
                <text:p>4.915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25189">
                <text:p>5.025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34688">
                <text:p>5.13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44192">
                <text:p>5.244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53806">
                <text:p>5.353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95165">
                <text:p>5.49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04778">
                <text:p>5.604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14279">
                <text:p>5.71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23991">
                <text:p>5.82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65234">
                <text:p>5.96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074739">
                <text:p>6.074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84347">
                <text:p>6.18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94172">
                <text:p>6.294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43532">
                <text:p>6.4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544939">
                <text:p>6.54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54549">
                <text:p>6.65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90894">
                <text:p>6.790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00612">
                <text:p>6.900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010226">
                <text:p>7.010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51686">
                <text:p>7.15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61188">
                <text:p>7.26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70889">
                <text:p>7.370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512225">
                <text:p>7.51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21932">
                <text:p>7.62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731427">
                <text:p>7.73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841231">
                <text:p>7.84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82457">
                <text:p>7.98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092161">
                <text:p>8.09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01865">
                <text:p>8.20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43308">
                <text:p>8.34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52911">
                <text:p>8.45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94568">
                <text:p>8.594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704077">
                <text:p>8.70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813893">
                <text:p>8.81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955124">
                <text:p>8.955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064828">
                <text:p>9.06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174533">
                <text:p>9.17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315985">
                <text:p>9.31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42559">
                <text:p>9.4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35505">
                <text:p>9.535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676853">
                <text:p>9.676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786672">
                <text:p>9.786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928025">
                <text:p>9.92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037735">
                <text:p>10.037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179067">
                <text:p>10.179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88771">
                <text:p>10.288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430115">
                <text:p>10.43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39922">
                <text:p>10.539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49729">
                <text:p>10.649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791381">
                <text:p>10.79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900884">
                <text:p>10.900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010594">
                <text:p>11.01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120092">
                <text:p>11.12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229909">
                <text:p>11.229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371248">
                <text:p>11.37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480949">
                <text:p>11.48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590539">
                <text:p>11.59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700136">
                <text:p>11.700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80974">
                <text:p>11.80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919334">
                <text:p>11.919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028927">
                <text:p>12.028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38527">
                <text:p>12.1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248239">
                <text:p>12.248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358154">
                <text:p>12.35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467962">
                <text:p>12.46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577881">
                <text:p>12.57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87587">
                <text:p>12.68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7976">
                <text:p>12.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907402">
                <text:p>12.907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017311">
                <text:p>13.017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127113">
                <text:p>13.12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237128">
                <text:p>13.2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46926">
                <text:p>13.346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456836">
                <text:p>13.456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566852">
                <text:p>13.566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67697">
                <text:p>13.6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786974">
                <text:p>13.786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897087">
                <text:p>13.8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007099">
                <text:p>14.007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117214">
                <text:p>14.11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26717">
                <text:p>14.226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336327">
                <text:p>14.336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445925">
                <text:p>14.445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555634">
                <text:p>14.55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665236">
                <text:p>14.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775148">
                <text:p>14.775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88485">
                <text:p>14.8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994867">
                <text:p>14.994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104681">
                <text:p>15.104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209693">
                <text:p>15.20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319392">
                <text:p>15.319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428889">
                <text:p>15.42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538474">
                <text:p>15.538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64807">
                <text:p>15.64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757561">
                <text:p>15.757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867165">
                <text:p>15.8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976766">
                <text:p>15.97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086577">
                <text:p>16.086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196184">
                <text:p>16.196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305676">
                <text:p>16.30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15271">
                <text:p>16.41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524868">
                <text:p>16.524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634352">
                <text:p>16.63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743943">
                <text:p>16.7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853638">
                <text:p>16.853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963333">
                <text:p>16.96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072926">
                <text:p>17.07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18252">
                <text:p>17.18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292115">
                <text:p>17.29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40181">
                <text:p>17.4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511304">
                <text:p>17.51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6209">
                <text:p>17.6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730495">
                <text:p>17.73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840097">
                <text:p>17.84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949586">
                <text:p>17.949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059179">
                <text:p>18.059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168663">
                <text:p>18.168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278247">
                <text:p>18.278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387743">
                <text:p>18.387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497345">
                <text:p>18.497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606839">
                <text:p>18.606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716435">
                <text:p>18.71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826029">
                <text:p>18.826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935626">
                <text:p>18.935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045126">
                <text:p>19.045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15473">
                <text:p>19.15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264432">
                <text:p>19.26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.374131">
                <text:p>19.37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483625">
                <text:p>19.48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.593221">
                <text:p>19.593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702711">
                <text:p>19.70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812308">
                <text:p>19.81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921905">
                <text:p>19.92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031503">
                <text:p>20.03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141">
                <text:p>20.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250596">
                <text:p>20.250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360098">
                <text:p>20.360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4697">
                <text:p>20.4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79194">
                <text:p>20.57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688687">
                <text:p>20.68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798286">
                <text:p>20.79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907978">
                <text:p>20.907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017568">
                <text:p>21.01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127372">
                <text:p>21.127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23707">
                <text:p>21.23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34656">
                <text:p>21.34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456151">
                <text:p>21.456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56585">
                <text:p>21.56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675539">
                <text:p>21.675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785341">
                <text:p>21.785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895135">
                <text:p>21.89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005036">
                <text:p>22.005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114732">
                <text:p>22.11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224631">
                <text:p>22.224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334318">
                <text:p>22.334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444217">
                <text:p>22.444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554023">
                <text:p>22.55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663829">
                <text:p>22.663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773518">
                <text:p>22.77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883631">
                <text:p>22.883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993639">
                <text:p>22.993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103642">
                <text:p>23.103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.213546">
                <text:p>23.213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323658">
                <text:p>23.32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433567">
                <text:p>23.433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543578">
                <text:p>23.543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653597">
                <text:p>23.653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763606">
                <text:p>23.763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873093">
                <text:p>23.87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982784">
                <text:p>23.98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.092485">
                <text:p>24.09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.20229">
                <text:p>24.20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.312086">
                <text:p>24.31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421886">
                <text:p>24.42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531372">
                <text:p>24.53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640958">
                <text:p>24.640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.750552">
                <text:p>24.75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860142">
                <text:p>24.860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.969629">
                <text:p>24.969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079218">
                <text:p>25.07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188701">
                <text:p>25.188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298288">
                <text:p>25.298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.407768">
                <text:p>25.40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.517367">
                <text:p>25.517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62696">
                <text:p>25.6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736665">
                <text:p>25.73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846368">
                <text:p>25.846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955962">
                <text:p>25.95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065452">
                <text:p>26.06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174944">
                <text:p>26.174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284546">
                <text:p>26.284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394145">
                <text:p>26.394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503746">
                <text:p>26.503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45088">
                <text:p>26.645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754684">
                <text:p>26.754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864281">
                <text:p>26.864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973766">
                <text:p>26.973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083362">
                <text:p>27.08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192954">
                <text:p>27.19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302536">
                <text:p>27.30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412017">
                <text:p>27.41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521599">
                <text:p>27.52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63118">
                <text:p>27.6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740763">
                <text:p>27.740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850242">
                <text:p>27.85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959817">
                <text:p>27.95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0694">
                <text:p>28.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178989">
                <text:p>28.17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288469">
                <text:p>28.28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398059">
                <text:p>28.398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507544">
                <text:p>28.507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617143">
                <text:p>28.61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726736">
                <text:p>28.726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836224">
                <text:p>28.836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945822">
                <text:p>28.945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.055424">
                <text:p>29.055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164923">
                <text:p>29.164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74526">
                <text:p>29.27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38413">
                <text:p>29.38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493734">
                <text:p>29.49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603235">
                <text:p>29.60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.712843">
                <text:p>29.71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82245">
                <text:p>29.8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.932057">
                <text:p>29.93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.041552">
                <text:p>30.04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.151257">
                <text:p>30.15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.260756">
                <text:p>30.260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.370352">
                <text:p>30.37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.479955">
                <text:p>30.47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.589549">
                <text:p>30.589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699034">
                <text:p>30.69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.808639">
                <text:p>30.808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.918142">
                <text:p>30.918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02774">
                <text:p>31.0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.137341">
                <text:p>31.1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.246933">
                <text:p>31.246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.356525">
                <text:p>31.356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.466121">
                <text:p>31.466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.575617">
                <text:p>31.575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685221">
                <text:p>31.68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794714">
                <text:p>31.79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904307">
                <text:p>31.904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013907">
                <text:p>32.01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.123494">
                <text:p>32.123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232983">
                <text:p>32.23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.342573">
                <text:p>32.3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.452172">
                <text:p>32.45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.561761">
                <text:p>32.56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.671246">
                <text:p>32.67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.780843">
                <text:p>32.780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89044">
                <text:p>32.8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000032">
                <text:p>33.00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109526">
                <text:p>33.109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.219123">
                <text:p>33.219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.328724">
                <text:p>33.328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.43832">
                <text:p>33.4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.547815">
                <text:p>33.54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.65741">
                <text:p>33.6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767002">
                <text:p>33.767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.876596">
                <text:p>33.876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.986078">
                <text:p>33.986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095674">
                <text:p>34.095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205271">
                <text:p>34.20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314867">
                <text:p>34.314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42436">
                <text:p>34.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533957">
                <text:p>34.53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.643557">
                <text:p>34.643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753149">
                <text:p>34.75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.862645">
                <text:p>34.862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.972253">
                <text:p>34.97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081854">
                <text:p>35.08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.191448">
                <text:p>35.19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.300933">
                <text:p>35.300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.410624">
                <text:p>35.410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.520117">
                <text:p>35.520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.629714">
                <text:p>35.62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.739307">
                <text:p>35.739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.848899">
                <text:p>35.84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.958388">
                <text:p>35.958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.067974">
                <text:p>36.067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.177566">
                <text:p>36.177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.319098">
                <text:p>36.319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.428886">
                <text:p>36.428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.538891">
                <text:p>36.53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.64858">
                <text:p>36.6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.758588">
                <text:p>36.758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.868389">
                <text:p>36.868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.978298">
                <text:p>36.97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.088098">
                <text:p>37.088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.198004">
                <text:p>37.198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.307806">
                <text:p>37.307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.417825">
                <text:p>37.417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.527638">
                <text:p>37.527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637551">
                <text:p>37.637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.747359">
                <text:p>37.747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.857273">
                <text:p>37.85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.967086">
                <text:p>37.967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.077096">
                <text:p>38.077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.18711">
                <text:p>38.18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.297224">
                <text:p>38.29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.407134">
                <text:p>38.407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.517251">
                <text:p>38.517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.62726">
                <text:p>38.6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.737274">
                <text:p>38.737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.847288">
                <text:p>38.847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.957409">
                <text:p>38.957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.067315">
                <text:p>39.06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.17743">
                <text:p>39.17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.287337">
                <text:p>39.287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.392028">
                <text:p>39.39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.50183">
                <text:p>39.50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.611437">
                <text:p>39.61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.721037">
                <text:p>39.72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.830531">
                <text:p>39.830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.940244">
                <text:p>39.94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.049742">
                <text:p>40.049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.159347">
                <text:p>40.159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.268854">
                <text:p>40.268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.378558">
                <text:p>40.378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.519998">
                <text:p>40.51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.629698">
                <text:p>40.629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.77093">
                <text:p>40.77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.880842">
                <text:p>40.880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.022185">
                <text:p>41.02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.131885">
                <text:p>41.13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.273225">
                <text:p>41.27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.383033">
                <text:p>41.38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.524374">
                <text:p>41.524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.633977">
                <text:p>41.63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.775308">
                <text:p>41.77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.885018">
                <text:p>41.88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.99462">
                <text:p>41.99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104431">
                <text:p>42.104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.245666">
                <text:p>42.24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.355271">
                <text:p>42.35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.464884">
                <text:p>42.464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.574694">
                <text:p>42.57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.715925">
                <text:p>42.715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.825738">
                <text:p>42.825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.935237">
                <text:p>42.935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044938">
                <text:p>43.044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154549">
                <text:p>43.15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296103">
                <text:p>43.296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40571">
                <text:p>43.40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515308">
                <text:p>43.51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624907">
                <text:p>43.624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734618">
                <text:p>43.7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844221">
                <text:p>43.8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95393">
                <text:p>43.9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063432">
                <text:p>44.06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173131">
                <text:p>44.17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282617">
                <text:p>44.28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392414">
                <text:p>44.39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502106">
                <text:p>44.50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643531">
                <text:p>44.643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75312">
                <text:p>44.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862719">
                <text:p>44.86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972326">
                <text:p>44.97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.08203">
                <text:p>45.08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.191529">
                <text:p>45.19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.301238">
                <text:p>45.30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.410736">
                <text:p>45.410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.520545">
                <text:p>45.52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.630035">
                <text:p>45.63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.739737">
                <text:p>45.739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849332">
                <text:p>45.849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.958924">
                <text:p>45.95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.06862">
                <text:p>46.06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.178431">
                <text:p>46.17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.319673">
                <text:p>46.319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.429381">
                <text:p>46.429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538979">
                <text:p>46.538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.648683">
                <text:p>46.648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.758387">
                <text:p>46.758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.899816">
                <text:p>46.89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.009408">
                <text:p>47.009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.119111">
                <text:p>47.119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.228612">
                <text:p>47.22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.338426">
                <text:p>47.338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.448032">
                <text:p>47.44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.55774">
                <text:p>47.55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.699083">
                <text:p>47.699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.808787">
                <text:p>47.808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950224">
                <text:p>47.95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.059923">
                <text:p>48.059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.169617">
                <text:p>48.169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.311276">
                <text:p>48.31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.420976">
                <text:p>48.420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.530995">
                <text:p>48.530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.672434">
                <text:p>48.67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.78203">
                <text:p>48.78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.891624">
                <text:p>48.89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.001224">
                <text:p>49.00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.110934">
                <text:p>49.11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.252487">
                <text:p>49.25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.361985">
                <text:p>49.36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.471687">
                <text:p>49.47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.581189">
                <text:p>49.58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.690909">
                <text:p>49.6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.80042">
                <text:p>49.80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.910125">
                <text:p>49.91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.019623">
                <text:p>50.019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.129331">
                <text:p>50.129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.23893">
                <text:p>50.2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.348526">
                <text:p>50.348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.458225">
                <text:p>50.458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.567931">
                <text:p>50.56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.677736">
                <text:p>50.67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.787649">
                <text:p>50.787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.897472">
                <text:p>50.897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.007289">
                <text:p>51.007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.116894">
                <text:p>51.116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1.226712">
                <text:p>51.226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.336417">
                <text:p>51.336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.446332">
                <text:p>51.44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.556138">
                <text:p>51.556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.665849">
                <text:p>51.665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.775453">
                <text:p>51.775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.885263">
                <text:p>51.885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1.994865">
                <text:p>51.99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.104784">
                <text:p>52.10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.2146">
                <text:p>52.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.324526">
                <text:p>52.32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.434134">
                <text:p>52.43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.543736">
                <text:p>52.543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.653442">
                <text:p>52.653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.763354">
                <text:p>52.763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.87305">
                <text:p>52.8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.98286">
                <text:p>52.9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.092348">
                <text:p>53.09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.201946">
                <text:p>53.20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.311552">
                <text:p>53.31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3.421266">
                <text:p>53.42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.53077">
                <text:p>53.5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.640582">
                <text:p>53.64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.750289">
                <text:p>53.75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3.859887">
                <text:p>53.85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.969589">
                <text:p>53.969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4.079188">
                <text:p>54.07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4.188899">
                <text:p>54.18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.298603">
                <text:p>54.298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.408197">
                <text:p>54.408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4.517905">
                <text:p>54.517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.627516">
                <text:p>54.627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.737343">
                <text:p>54.737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.84684">
                <text:p>54.84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4.95666">
                <text:p>54.9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5.066374">
                <text:p>55.066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5.175988">
                <text:p>55.175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5.285496">
                <text:p>55.285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.39532">
                <text:p>55.3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.504825">
                <text:p>55.504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.614639">
                <text:p>55.614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.724244">
                <text:p>55.72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.833953">
                <text:p>55.83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.943456">
                <text:p>55.943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.053167">
                <text:p>56.05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.162673">
                <text:p>56.16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.272499">
                <text:p>56.27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.382218">
                <text:p>56.38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.491825">
                <text:p>56.49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.601435">
                <text:p>56.6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.711044">
                <text:p>56.71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.820646">
                <text:p>56.82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6.93035">
                <text:p>56.9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.039844">
                <text:p>57.03984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.149549">
                <text:p>57.1495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.259154">
                <text:p>57.2591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.368863">
                <text:p>57.3688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.478364">
                <text:p>57.4783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58797">
                <text:p>57.587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.69768">
                <text:p>57.697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.807394">
                <text:p>57.8073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.916896">
                <text:p>57.9168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8.026604">
                <text:p>58.0266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.136205">
                <text:p>58.1362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.245809">
                <text:p>58.2458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.355417">
                <text:p>58.3554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.465029">
                <text:p>58.4650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.57463">
                <text:p>58.574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.684232">
                <text:p>58.6842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.793841">
                <text:p>58.7938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.903552">
                <text:p>58.9035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.013264">
                <text:p>59.0132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9.12308">
                <text:p>59.123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9.232889">
                <text:p>59.2328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9.342809">
                <text:p>59.3428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9.452632">
                <text:p>59.4526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.562662">
                <text:p>59.5626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.672375">
                <text:p>59.6723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9.782497">
                <text:p>59.7824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.892205">
                <text:p>59.8922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.002125">
                <text:p>60.002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.111938">
                <text:p>60.1119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.22186">
                <text:p>60.221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.331474">
                <text:p>60.3314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.44108">
                <text:p>60.441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.550688">
                <text:p>60.5506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.660395">
                <text:p>60.6603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.770102">
                <text:p>60.7701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.879918">
                <text:p>60.8799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.989632">
                <text:p>60.9896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.099559">
                <text:p>61.0995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.209372">
                <text:p>61.2093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.31929">
                <text:p>61.319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.429108">
                <text:p>61.4291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.53913">
                <text:p>61.539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.648832">
                <text:p>61.6488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.758856">
                <text:p>61.7588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.868672">
                <text:p>61.8686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.978697">
                <text:p>61.9786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2.088293">
                <text:p>62.0882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.197997">
                <text:p>62.1979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.307501">
                <text:p>62.3075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2.417426">
                <text:p>62.4174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2.527139">
                <text:p>62.5271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.637068">
                <text:p>62.6370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.746891">
                <text:p>62.7468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.856818">
                <text:p>62.8568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.966542">
                <text:p>62.9665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.076148">
                <text:p>63.0761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3.185747">
                <text:p>63.1857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.295448">
                <text:p>63.2954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.405041">
                <text:p>63.4050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3.514852">
                <text:p>63.5148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3.624557">
                <text:p>63.6245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3.734476">
                <text:p>63.7344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3.844187">
                <text:p>63.8441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3.954103">
                <text:p>63.9541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063604">
                <text:p>64.0636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.173316">
                <text:p>64.1733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.283036">
                <text:p>64.2830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.39285">
                <text:p>64.392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.502561">
                <text:p>64.5025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.612478">
                <text:p>64.6124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.722295">
                <text:p>64.7222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4.831903">
                <text:p>64.8319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4.941506">
                <text:p>64.9415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.051313">
                <text:p>65.0513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.160913">
                <text:p>65.1609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.270828">
                <text:p>65.2708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380533">
                <text:p>65.3805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.490444">
                <text:p>65.4904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599943">
                <text:p>65.5999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.709661">
                <text:p>65.7096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.819272">
                <text:p>65.8192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.929199">
                <text:p>65.9291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6.038922">
                <text:p>66.0389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6.148946">
                <text:p>66.1489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.258548">
                <text:p>66.2585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.368156">
                <text:p>66.3681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.47766">
                <text:p>66.477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.58759">
                <text:p>66.587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.697205">
                <text:p>66.6972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.80702">
                <text:p>66.807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.916524">
                <text:p>66.9165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.02623">
                <text:p>67.026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7.135936">
                <text:p>67.1359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7.245647">
                <text:p>67.2456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7.35515">
                <text:p>67.355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7.464864">
                <text:p>67.4648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7.574372">
                <text:p>67.5743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7.684298">
                <text:p>67.6842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.793804">
                <text:p>67.7938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7.903622">
                <text:p>67.9036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8.013236">
                <text:p>68.0132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8.122959">
                <text:p>68.1229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8.232572">
                <text:p>68.2325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8.342392">
                <text:p>68.3423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8.451888">
                <text:p>68.4518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8.561695">
                <text:p>68.5616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8.67119">
                <text:p>68.67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8.78089">
                <text:p>68.780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8.890384">
                <text:p>68.8903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9.00009">
                <text:p>69.000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.109688">
                <text:p>69.1096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.21939">
                <text:p>69.219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.328885">
                <text:p>69.3288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.438699">
                <text:p>69.4386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.548202">
                <text:p>69.54820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.657803">
                <text:p>69.657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.767405">
                <text:p>69.76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.877017">
                <text:p>69.877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.986628">
                <text:p>69.986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0.096241">
                <text:p>70.096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0.205851">
                <text:p>70.205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0.315571">
                <text:p>70.315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0.42507">
                <text:p>70.42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0.534773">
                <text:p>70.53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0.644268">
                <text:p>70.6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0.753968">
                <text:p>70.75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.86347">
                <text:p>70.863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0.973073">
                <text:p>70.9730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1.082668">
                <text:p>71.0826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1.192467">
                <text:p>71.192467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1.301948">
                <text:p>71.3019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1.411648">
                <text:p>71.4116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1.52114">
                <text:p>71.52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1.63085">
                <text:p>71.630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1.740346">
                <text:p>71.7403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.849945">
                <text:p>71.8499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1.95955">
                <text:p>71.959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2.06926">
                <text:p>72.069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2.178766">
                <text:p>72.1787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2.288474">
                <text:p>72.2884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.397978">
                <text:p>72.3979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2.507688">
                <text:p>72.50768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2.617186">
                <text:p>72.617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2.726896">
                <text:p>72.726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.836389">
                <text:p>72.83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.946093">
                <text:p>72.94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3.0556">
                <text:p>73.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3.165311">
                <text:p>73.165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.274805">
                <text:p>73.27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.384519">
                <text:p>73.38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3.494017">
                <text:p>73.49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3.603718">
                <text:p>73.60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3.713207">
                <text:p>73.713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3.822907">
                <text:p>73.82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3.932404">
                <text:p>73.93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4.041996">
                <text:p>74.04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4.151588">
                <text:p>74.15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4.261186">
                <text:p>74.26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4.37078">
                <text:p>74.37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4.480379">
                <text:p>74.480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4.589874">
                <text:p>74.58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4.699566">
                <text:p>74.69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4.809052">
                <text:p>74.809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4.918751">
                <text:p>74.918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5.028245">
                <text:p>75.028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5.137843">
                <text:p>75.137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5.247339">
                <text:p>75.247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5.357044">
                <text:p>75.357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5.46654">
                <text:p>75.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5.576352">
                <text:p>75.576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5.685849">
                <text:p>75.685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5.795549">
                <text:p>75.795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5.905041">
                <text:p>75.905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6.014639">
                <text:p>76.014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6.124232">
                <text:p>76.12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6.233926">
                <text:p>76.23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6.343406">
                <text:p>76.343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6.453102">
                <text:p>76.45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6.562689">
                <text:p>76.56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6.67228">
                <text:p>76.67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6.781873">
                <text:p>76.78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6.891472">
                <text:p>76.89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7.001065">
                <text:p>77.00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.110655">
                <text:p>77.110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7.220241">
                <text:p>77.220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7.329928">
                <text:p>77.32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.439419">
                <text:p>77.439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.549123">
                <text:p>77.549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7.658614">
                <text:p>77.65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7.768321">
                <text:p>77.76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7.877817">
                <text:p>77.877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7.987517">
                <text:p>77.9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.097008">
                <text:p>78.097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.238659">
                <text:p>78.23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8.348474">
                <text:p>78.348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8.458394">
                <text:p>78.45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8.568198">
                <text:p>78.568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8.678219">
                <text:p>78.678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8.787917">
                <text:p>78.787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8.897928">
                <text:p>78.897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9.007738">
                <text:p>79.007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9.117764">
                <text:p>79.11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9.227674">
                <text:p>79.22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9.33748">
                <text:p>79.33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9.447389">
                <text:p>79.447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.557309">
                <text:p>79.55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9.667129">
                <text:p>79.667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9.777155">
                <text:p>79.77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9.886973">
                <text:p>79.88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9.99711">
                <text:p>79.99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0.106933">
                <text:p>80.106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0.216851">
                <text:p>80.21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0.326659">
                <text:p>80.32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0.436576">
                <text:p>80.436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0.546384">
                <text:p>80.546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0.651387">
                <text:p>80.65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0.761198">
                <text:p>80.76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0.871112">
                <text:p>80.87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0.980922">
                <text:p>80.980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1.090844">
                <text:p>81.090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1.200656">
                <text:p>81.200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1.31056">
                <text:p>81.3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1.420368">
                <text:p>81.420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.530276">
                <text:p>81.53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1.640073">
                <text:p>81.640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1.74998">
                <text:p>81.7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1.859786">
                <text:p>81.85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1.969695">
                <text:p>81.96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2.079495">
                <text:p>82.079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2.189409">
                <text:p>82.18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2.299212">
                <text:p>82.299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2.40912">
                <text:p>82.40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2.518921">
                <text:p>82.518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2.628833">
                <text:p>82.628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2.738638">
                <text:p>82.738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2.848544">
                <text:p>82.84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2.958347">
                <text:p>82.958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3.068357">
                <text:p>83.06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3.178057">
                <text:p>83.178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3.288064">
                <text:p>83.288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.397865">
                <text:p>83.39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3.507768">
                <text:p>83.50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3.617566">
                <text:p>83.617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3.727468">
                <text:p>83.727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.837257">
                <text:p>83.83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.947155">
                <text:p>83.94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4.056962">
                <text:p>84.05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4.166877">
                <text:p>84.1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4.27668">
                <text:p>84.27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4.386587">
                <text:p>84.386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4.496389">
                <text:p>84.49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4.606297">
                <text:p>84.606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4.716094">
                <text:p>84.7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4.826102">
                <text:p>84.82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4.935802">
                <text:p>84.9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5.045819">
                <text:p>85.04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5.15563">
                <text:p>85.1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.265545">
                <text:p>85.26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5.375353">
                <text:p>85.375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5.485165">
                <text:p>85.48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5.595081">
                <text:p>85.595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5.704991">
                <text:p>85.704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5.814795">
                <text:p>85.81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5.924702">
                <text:p>85.924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.034507">
                <text:p>86.03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6.144412">
                <text:p>86.14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6.254211">
                <text:p>86.25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.364117">
                <text:p>86.36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6.473919">
                <text:p>86.47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6.583933">
                <text:p>86.58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6.693639">
                <text:p>86.693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6.80365">
                <text:p>86.8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6.913455">
                <text:p>86.91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7.023372">
                <text:p>87.02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7.133179">
                <text:p>87.13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.243088">
                <text:p>87.243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7.352898">
                <text:p>87.352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7.462816">
                <text:p>87.46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7.572631">
                <text:p>87.57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7.682551">
                <text:p>87.68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7.792365">
                <text:p>87.79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7.902285">
                <text:p>87.90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8.012094">
                <text:p>88.01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.122005">
                <text:p>88.1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8.231917">
                <text:p>88.23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8.341834">
                <text:p>88.34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8.451543">
                <text:p>88.4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8.561561">
                <text:p>88.56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8.671364">
                <text:p>88.67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8.781272">
                <text:p>88.78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8.891079">
                <text:p>88.89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9.000999">
                <text:p>89.000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.110809">
                <text:p>89.110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9.220829">
                <text:p>89.220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.330528">
                <text:p>89.33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9.440541">
                <text:p>89.44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.550348">
                <text:p>89.550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9.660258">
                <text:p>89.66025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.770068">
                <text:p>89.77006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9.879979">
                <text:p>89.87997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9.989791">
                <text:p>89.98979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0.0997">
                <text:p>90.099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0.209391">
                <text:p>90.2093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0.319297">
                <text:p>90.3192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0.428992">
                <text:p>90.4289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0.538794">
                <text:p>90.5387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0.648596">
                <text:p>90.6485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0.75872">
                <text:p>90.758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0.868836">
                <text:p>90.8688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0.97906">
                <text:p>90.979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1.088763">
                <text:p>91.0887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1.198984">
                <text:p>91.1989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1.308893">
                <text:p>91.3088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1.418915">
                <text:p>91.4189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1.528821">
                <text:p>91.5288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1.638836">
                <text:p>91.6388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1.749052">
                <text:p>91.7490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1.859161">
                <text:p>91.8591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1.968961">
                <text:p>91.9689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2.079178">
                <text:p>92.0791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2.188978">
                <text:p>92.1889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2.299095">
                <text:p>92.2990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2.408998">
                <text:p>92.4089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2.51911">
                <text:p>92.519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.629218">
                <text:p>92.6292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2.739322">
                <text:p>92.7393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2.849116">
                <text:p>92.8491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2.95934">
                <text:p>92.959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3.069138">
                <text:p>93.0691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3.179245">
                <text:p>93.1792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.289138">
                <text:p>93.2891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.399137">
                <text:p>93.3991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3.509349">
                <text:p>93.5093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3.619462">
                <text:p>93.6194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3.729263">
                <text:p>93.729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.839474">
                <text:p>93.83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3.949276">
                <text:p>93.949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4.059389">
                <text:p>94.059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4.169285">
                <text:p>94.169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4.27939">
                <text:p>94.2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.38951">
                <text:p>94.3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.499626">
                <text:p>94.499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4.609435">
                <text:p>94.60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4.719547">
                <text:p>94.719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4.829346">
                <text:p>94.829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4.939262">
                <text:p>94.93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5.049075">
                <text:p>95.049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5.158882">
                <text:p>95.15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5.268783">
                <text:p>95.268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.378689">
                <text:p>95.378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5.488384">
                <text:p>95.488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5.598291">
                <text:p>95.598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5.707995">
                <text:p>95.707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5.8178">
                <text:p>95.8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5.927499">
                <text:p>95.927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6.037408">
                <text:p>96.037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6.147206">
                <text:p>96.147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6.257216">
                <text:p>96.257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6.366911">
                <text:p>96.36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.471815">
                <text:p>96.47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6.581828">
                <text:p>96.58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.691523">
                <text:p>96.69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.801533">
                <text:p>96.80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6.911337">
                <text:p>96.91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7.021459">
                <text:p>97.02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7.131265">
                <text:p>97.13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.241177">
                <text:p>97.24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.350987">
                <text:p>97.35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7.455994">
                <text:p>97.455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.565806">
                <text:p>97.565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7.675933">
                <text:p>97.675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.785956">
                <text:p>97.785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7.895982">
                <text:p>97.895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.006007">
                <text:p>98.00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.116025">
                <text:p>98.11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.226054">
                <text:p>98.226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.336185">
                <text:p>98.33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.446102">
                <text:p>98.44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.556338">
                <text:p>98.55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.666261">
                <text:p>98.66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.776387">
                <text:p>98.776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8.886307">
                <text:p>98.886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8.99602">
                <text:p>98.99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.105739">
                <text:p>99.105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.215773">
                <text:p>99.21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.325905">
                <text:p>99.325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.436031">
                <text:p>99.436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.546162">
                <text:p>99.546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.656392">
                <text:p>99.65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.766527">
                <text:p>99.766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.876756">
                <text:p>99.876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.98688">
                <text:p>99.98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.097112">
                <text:p>100.097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.207235">
                <text:p>100.20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.317466">
                <text:p>100.317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.427597">
                <text:p>100.42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.5372">
                <text:p>100.5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.6467">
                <text:p>100.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.756205">
                <text:p>100.75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.865909">
                <text:p>100.86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1.007152">
                <text:p>101.007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1.116752">
                <text:p>101.116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1.2581">
                <text:p>101.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1.367702">
                <text:p>101.367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1.509053">
                <text:p>101.509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1.618651">
                <text:p>101.618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1.760082">
                <text:p>101.76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1.901315">
                <text:p>101.90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.010812">
                <text:p>102.01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2.120402">
                <text:p>102.12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2.261733">
                <text:p>102.26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2.371331">
                <text:p>102.37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2.512677">
                <text:p>102.51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2.622273">
                <text:p>102.62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2.763606">
                <text:p>102.763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2.873312">
                <text:p>102.87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3.014651">
                <text:p>103.01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.124362">
                <text:p>103.124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.265698">
                <text:p>103.265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3.375397">
                <text:p>103.375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3.516737">
                <text:p>103.516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.626444">
                <text:p>103.62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.76789">
                <text:p>103.76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.877499">
                <text:p>103.877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4.01885">
                <text:p>104.0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4.128567">
                <text:p>104.128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4.238286">
                <text:p>104.23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4.379543">
                <text:p>104.379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4.489161">
                <text:p>104.48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.630521">
                <text:p>104.63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4.740337">
                <text:p>104.740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.84995">
                <text:p>104.84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4.959667">
                <text:p>104.959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5.069594">
                <text:p>105.06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.210753">
                <text:p>105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5.320264">
                <text:p>105.32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5.429876">
                <text:p>105.42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5.539593">
                <text:p>105.539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5.68084">
                <text:p>105.6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5.790456">
                <text:p>105.79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5.900072">
                <text:p>105.90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6.009581">
                <text:p>106.009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6.1193">
                <text:p>106.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6.229013">
                <text:p>106.229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6.338827">
                <text:p>106.338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6.448645">
                <text:p>106.44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6.558458">
                <text:p>106.558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6.668278">
                <text:p>106.668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6.778099">
                <text:p>106.77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6.887916">
                <text:p>106.887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6.997842">
                <text:p>106.997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.107565">
                <text:p>107.107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7.217495">
                <text:p>107.217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7.327318">
                <text:p>107.327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7.43745">
                <text:p>107.43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7.547376">
                <text:p>107.547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7.657404">
                <text:p>107.657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7.767437">
                <text:p>107.767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7.877466">
                <text:p>107.877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7.987393">
                <text:p>107.987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8.097528">
                <text:p>108.097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8.207447">
                <text:p>108.207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8.31748">
                <text:p>108.3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8.427507">
                <text:p>108.427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8.537011">
                <text:p>108.537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8.646614">
                <text:p>108.646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8.756217">
                <text:p>108.756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8.865824">
                <text:p>108.86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8.975543">
                <text:p>108.975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9.08537">
                <text:p>109.0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9.195191">
                <text:p>109.195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9.305011">
                <text:p>109.305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9.414625">
                <text:p>109.414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9.524131">
                <text:p>109.52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9.633732">
                <text:p>109.63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9.743233">
                <text:p>109.74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9.852835">
                <text:p>109.85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9.962334">
                <text:p>109.96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0.071937">
                <text:p>110.07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0.181547">
                <text:p>110.18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.291057">
                <text:p>110.29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0.40066">
                <text:p>110.4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0.510263">
                <text:p>110.510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0.619759">
                <text:p>110.61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0.729463">
                <text:p>110.729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0.870805">
                <text:p>110.870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0.980406">
                <text:p>110.98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1.089912">
                <text:p>111.08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1.199524">
                <text:p>111.19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1.309146">
                <text:p>111.309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1.418763">
                <text:p>111.418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1.528378">
                <text:p>111.528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1.637884">
                <text:p>111.63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1.747491">
                <text:p>111.747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1.857099">
                <text:p>111.857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1.966699">
                <text:p>111.966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2.076305">
                <text:p>112.07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2.185807">
                <text:p>112.18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2.295519">
                <text:p>112.29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2.405016">
                <text:p>112.405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2.514626">
                <text:p>112.51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2.624122">
                <text:p>112.624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2.733727">
                <text:p>112.73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2.843332">
                <text:p>112.84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2.95294">
                <text:p>112.95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3.06244">
                <text:p>113.06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3.172047">
                <text:p>113.17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3.281655">
                <text:p>113.28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3.391259">
                <text:p>113.39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3.500755">
                <text:p>113.50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3.610358">
                <text:p>113.61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3.719959">
                <text:p>113.719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3.829563">
                <text:p>113.829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3.93906">
                <text:p>113.9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4.048659">
                <text:p>114.04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4.15825">
                <text:p>114.1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4.267845">
                <text:p>114.267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4.377331">
                <text:p>114.37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4.48702">
                <text:p>114.4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4.59672">
                <text:p>114.59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4.706421">
                <text:p>114.706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4.81601">
                <text:p>114.8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4.925596">
                <text:p>114.92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5.035081">
                <text:p>115.035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5.144672">
                <text:p>115.144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5.254158">
                <text:p>115.25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5.363852">
                <text:p>115.363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5.473336">
                <text:p>115.47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5.582914">
                <text:p>115.58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5.692391">
                <text:p>115.69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5.802075">
                <text:p>115.80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5.911559">
                <text:p>115.91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6.02115">
                <text:p>116.0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6.130737">
                <text:p>116.130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6.240329">
                <text:p>116.240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6.349917">
                <text:p>116.349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6.459508">
                <text:p>116.45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6.56899">
                <text:p>116.5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6.678573">
                <text:p>116.67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6.78815">
                <text:p>116.7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6.89773">
                <text:p>116.8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7.007208">
                <text:p>117.007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7.116802">
                <text:p>117.116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7.226389">
                <text:p>117.22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7.335979">
                <text:p>117.335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7.445462">
                <text:p>117.445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7.55505">
                <text:p>117.55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7.66464">
                <text:p>117.66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7.77423">
                <text:p>117.7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7.883711">
                <text:p>117.883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7.9934">
                <text:p>117.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8.103086">
                <text:p>118.1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8.212774">
                <text:p>118.21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8.322366">
                <text:p>118.32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8.431958">
                <text:p>118.43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8.541445">
                <text:p>118.54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8.651041">
                <text:p>118.65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8.760746">
                <text:p>118.760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8.87044">
                <text:p>118.87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8.980139">
                <text:p>118.980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9.08973">
                <text:p>119.08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9.19921">
                <text:p>119.1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9.30879">
                <text:p>119.30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9.418375">
                <text:p>119.418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9.527954">
                <text:p>119.527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9.637536">
                <text:p>119.637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9.747333">
                <text:p>119.747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9.856915">
                <text:p>119.85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9.966501">
                <text:p>119.966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20.075985">
                <text:p>120.07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0.185577">
                <text:p>120.185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0.295272">
                <text:p>120.295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0.404968">
                <text:p>120.404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0.514562">
                <text:p>120.514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0.624257">
                <text:p>120.624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0.733958">
                <text:p>120.73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20.843551">
                <text:p>120.84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0.953144">
                <text:p>120.95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21.06274">
                <text:p>121.06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21.17223">
                <text:p>121.17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1.282027">
                <text:p>121.28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1.391615">
                <text:p>121.39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1.501209">
                <text:p>121.50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1.610907">
                <text:p>121.610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1.720613">
                <text:p>121.720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1.830204">
                <text:p>121.830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1.939793">
                <text:p>121.93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2.049281">
                <text:p>122.049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2.158873">
                <text:p>122.158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2.268467">
                <text:p>122.268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2.37806">
                <text:p>122.37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2.487538">
                <text:p>122.487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2.597124">
                <text:p>122.59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2.706715">
                <text:p>122.70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2.816307">
                <text:p>122.816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2.925899">
                <text:p>122.92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3.035497">
                <text:p>123.035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3.144978">
                <text:p>123.144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23.25457">
                <text:p>123.25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3.364162">
                <text:p>123.364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3.473853">
                <text:p>123.473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3.615193">
                <text:p>123.615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3.724798">
                <text:p>123.72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3.834291">
                <text:p>123.834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3.943782">
                <text:p>123.94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4.053278">
                <text:p>124.05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4.162874">
                <text:p>124.16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4.272356">
                <text:p>124.27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4.381843">
                <text:p>124.38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4.491427">
                <text:p>124.49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4.600908">
                <text:p>124.60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4.710391">
                <text:p>124.71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24.819975">
                <text:p>124.81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4.929459">
                <text:p>124.92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5.039065">
                <text:p>125.03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5.148553">
                <text:p>125.1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5.258043">
                <text:p>125.258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5.36753">
                <text:p>125.36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5.477019">
                <text:p>125.47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5.586608">
                <text:p>125.586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5.696083">
                <text:p>125.69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5.805567">
                <text:p>125.805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25.915167">
                <text:p>125.915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6.024662">
                <text:p>126.02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6.134156">
                <text:p>126.134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6.243656">
                <text:p>126.243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6.353156">
                <text:p>126.35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6.462645">
                <text:p>126.462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6.572237">
                <text:p>126.57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6.681727">
                <text:p>126.68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6.791326">
                <text:p>126.79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6.900818">
                <text:p>126.900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7.010306">
                <text:p>127.01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7.119791">
                <text:p>127.11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7.229278">
                <text:p>127.229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7.338765">
                <text:p>127.33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7.448355">
                <text:p>127.448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7.557846">
                <text:p>127.557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7.667338">
                <text:p>127.667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7.776937">
                <text:p>127.77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7.886434">
                <text:p>127.88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7.99592">
                <text:p>127.99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8.105404">
                <text:p>128.10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8.215">
                <text:p>128.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8.32449">
                <text:p>128.3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8.43398">
                <text:p>128.4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8.543576">
                <text:p>128.543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28.653059">
                <text:p>128.65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28.762549">
                <text:p>128.762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8.872026">
                <text:p>128.87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8.981619">
                <text:p>128.98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9.091103">
                <text:p>129.09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29.200583">
                <text:p>129.20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9.31007">
                <text:p>129.3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9.419556">
                <text:p>129.419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9.529148">
                <text:p>129.52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9.638628">
                <text:p>129.638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9.748113">
                <text:p>129.74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9.857705">
                <text:p>129.857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29.967189">
                <text:p>129.967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30.076671">
                <text:p>130.07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30.186159">
                <text:p>130.18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30.295754">
                <text:p>130.295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30.405245">
                <text:p>130.405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30.514727">
                <text:p>130.514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30.624213">
                <text:p>130.624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30.733688">
                <text:p>130.733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0.84317">
                <text:p>130.84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0.952754">
                <text:p>130.95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31.062242">
                <text:p>131.06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31.171729">
                <text:p>131.17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